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date" office:date-value="2020-11-04T00:00:00" table:style-name="ce2">
            <text:p>11/4/2020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Adj Close</text:p>
          </table:table-cell>
          <table:table-cell office:value-type="string" table:style-name="ce1">
            <text:p>Volume</text:p>
          </table:table-cell>
          <table:table-cell table:number-columns-repeated="16377"/>
        </table:table-row>
        <table:table-row table:style-name="ro1">
          <table:table-cell office:value-type="date" office:date-value="2019-11-05T00:00:00" table:style-name="ce2">
            <text:p>11/5/2019</text:p>
          </table:table-cell>
          <table:table-cell office:value-type="float" office:value="27402" table:style-name="ce1">
            <text:p>27402</text:p>
          </table:table-cell>
          <table:table-cell office:value-type="float" office:value="27493" table:style-name="ce1">
            <text:p>27493</text:p>
          </table:table-cell>
          <table:table-cell office:value-type="float" office:value="27366" table:style-name="ce1">
            <text:p>27366</text:p>
          </table:table-cell>
          <table:table-cell office:value-type="float" office:value="27421" table:style-name="ce1">
            <text:p>27421</text:p>
          </table:table-cell>
          <table:table-cell office:value-type="float" office:value="27421" table:style-name="ce1">
            <text:p>27421</text:p>
          </table:table-cell>
          <table:table-cell office:value-type="float" office:value="126855" table:style-name="ce1">
            <text:p>126855</text:p>
          </table:table-cell>
          <table:table-cell table:number-columns-repeated="16377"/>
        </table:table-row>
        <table:table-row table:style-name="ro1">
          <table:table-cell office:value-type="date" office:date-value="2019-11-06T00:00:00" table:style-name="ce2">
            <text:p>11/6/2019</text:p>
          </table:table-cell>
          <table:table-cell office:value-type="float" office:value="27420" table:style-name="ce1">
            <text:p>27420</text:p>
          </table:table-cell>
          <table:table-cell office:value-type="float" office:value="27470" table:style-name="ce1">
            <text:p>27470</text:p>
          </table:table-cell>
          <table:table-cell office:value-type="float" office:value="27337" table:style-name="ce1">
            <text:p>27337</text:p>
          </table:table-cell>
          <table:table-cell office:value-type="float" office:value="27430" table:style-name="ce1">
            <text:p>27430</text:p>
          </table:table-cell>
          <table:table-cell office:value-type="float" office:value="27430" table:style-name="ce1">
            <text:p>27430</text:p>
          </table:table-cell>
          <table:table-cell office:value-type="float" office:value="129297" table:style-name="ce1">
            <text:p>129297</text:p>
          </table:table-cell>
          <table:table-cell table:number-columns-repeated="16377"/>
        </table:table-row>
        <table:table-row table:style-name="ro1">
          <table:table-cell office:value-type="date" office:date-value="2019-11-07T00:00:00" table:style-name="ce2">
            <text:p>11/7/2019</text:p>
          </table:table-cell>
          <table:table-cell office:value-type="float" office:value="27454" table:style-name="ce1">
            <text:p>27454</text:p>
          </table:table-cell>
          <table:table-cell office:value-type="float" office:value="27739" table:style-name="ce1">
            <text:p>27739</text:p>
          </table:table-cell>
          <table:table-cell office:value-type="float" office:value="27390" table:style-name="ce1">
            <text:p>27390</text:p>
          </table:table-cell>
          <table:table-cell office:value-type="float" office:value="27667" table:style-name="ce1">
            <text:p>27667</text:p>
          </table:table-cell>
          <table:table-cell office:value-type="float" office:value="27667" table:style-name="ce1">
            <text:p>27667</text:p>
          </table:table-cell>
          <table:table-cell office:value-type="float" office:value="159355" table:style-name="ce1">
            <text:p>159355</text:p>
          </table:table-cell>
          <table:table-cell table:number-columns-repeated="16377"/>
        </table:table-row>
        <table:table-row table:style-name="ro1">
          <table:table-cell office:value-type="date" office:date-value="2019-11-08T00:00:00" table:style-name="ce2">
            <text:p>11/8/2019</text:p>
          </table:table-cell>
          <table:table-cell office:value-type="float" office:value="27672" table:style-name="ce1">
            <text:p>27672</text:p>
          </table:table-cell>
          <table:table-cell office:value-type="float" office:value="27717" table:style-name="ce1">
            <text:p>27717</text:p>
          </table:table-cell>
          <table:table-cell office:value-type="float" office:value="27541" table:style-name="ce1">
            <text:p>27541</text:p>
          </table:table-cell>
          <table:table-cell office:value-type="float" office:value="27631" table:style-name="ce1">
            <text:p>27631</text:p>
          </table:table-cell>
          <table:table-cell office:value-type="float" office:value="27631" table:style-name="ce1">
            <text:p>27631</text:p>
          </table:table-cell>
          <table:table-cell office:value-type="float" office:value="125901" table:style-name="ce1">
            <text:p>125901</text:p>
          </table:table-cell>
          <table:table-cell table:number-columns-repeated="16377"/>
        </table:table-row>
        <table:table-row table:style-name="ro1">
          <table:table-cell office:value-type="date" office:date-value="2019-11-10T00:00:00" table:style-name="ce2">
            <text:p>11/10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1-11T00:00:00" table:style-name="ce2">
            <text:p>11/11/2019</text:p>
          </table:table-cell>
          <table:table-cell office:value-type="float" office:value="27645" table:style-name="ce1">
            <text:p>27645</text:p>
          </table:table-cell>
          <table:table-cell office:value-type="float" office:value="27673" table:style-name="ce1">
            <text:p>27673</text:p>
          </table:table-cell>
          <table:table-cell office:value-type="float" office:value="27470" table:style-name="ce1">
            <text:p>27470</text:p>
          </table:table-cell>
          <table:table-cell office:value-type="float" office:value="27658" table:style-name="ce1">
            <text:p>27658</text:p>
          </table:table-cell>
          <table:table-cell office:value-type="float" office:value="27658" table:style-name="ce1">
            <text:p>27658</text:p>
          </table:table-cell>
          <table:table-cell office:value-type="float" office:value="123436" table:style-name="ce1">
            <text:p>123436</text:p>
          </table:table-cell>
          <table:table-cell table:number-columns-repeated="16377"/>
        </table:table-row>
        <table:table-row table:style-name="ro1">
          <table:table-cell office:value-type="date" office:date-value="2019-11-12T00:00:00" table:style-name="ce2">
            <text:p>11/12/2019</text:p>
          </table:table-cell>
          <table:table-cell office:value-type="float" office:value="27658" table:style-name="ce1">
            <text:p>27658</text:p>
          </table:table-cell>
          <table:table-cell office:value-type="float" office:value="27732" table:style-name="ce1">
            <text:p>27732</text:p>
          </table:table-cell>
          <table:table-cell office:value-type="float" office:value="27597" table:style-name="ce1">
            <text:p>27597</text:p>
          </table:table-cell>
          <table:table-cell office:value-type="float" office:value="27663" table:style-name="ce1">
            <text:p>27663</text:p>
          </table:table-cell>
          <table:table-cell office:value-type="float" office:value="27663" table:style-name="ce1">
            <text:p>27663</text:p>
          </table:table-cell>
          <table:table-cell office:value-type="float" office:value="134410" table:style-name="ce1">
            <text:p>134410</text:p>
          </table:table-cell>
          <table:table-cell table:number-columns-repeated="16377"/>
        </table:table-row>
        <table:table-row table:style-name="ro1">
          <table:table-cell office:value-type="date" office:date-value="2019-11-13T00:00:00" table:style-name="ce2">
            <text:p>11/13/2019</text:p>
          </table:table-cell>
          <table:table-cell office:value-type="float" office:value="27661" table:style-name="ce1">
            <text:p>27661</text:p>
          </table:table-cell>
          <table:table-cell office:value-type="float" office:value="27771" table:style-name="ce1">
            <text:p>27771</text:p>
          </table:table-cell>
          <table:table-cell office:value-type="float" office:value="27524" table:style-name="ce1">
            <text:p>27524</text:p>
          </table:table-cell>
          <table:table-cell office:value-type="float" office:value="27761" table:style-name="ce1">
            <text:p>27761</text:p>
          </table:table-cell>
          <table:table-cell office:value-type="float" office:value="27761" table:style-name="ce1">
            <text:p>27761</text:p>
          </table:table-cell>
          <table:table-cell office:value-type="float" office:value="160990" table:style-name="ce1">
            <text:p>160990</text:p>
          </table:table-cell>
          <table:table-cell table:number-columns-repeated="16377"/>
        </table:table-row>
        <table:table-row table:style-name="ro1">
          <table:table-cell office:value-type="date" office:date-value="2019-11-14T00:00:00" table:style-name="ce2">
            <text:p>11/14/2019</text:p>
          </table:table-cell>
          <table:table-cell office:value-type="float" office:value="27772" table:style-name="ce1">
            <text:p>27772</text:p>
          </table:table-cell>
          <table:table-cell office:value-type="float" office:value="27806" table:style-name="ce1">
            <text:p>27806</text:p>
          </table:table-cell>
          <table:table-cell office:value-type="float" office:value="27633" table:style-name="ce1">
            <text:p>27633</text:p>
          </table:table-cell>
          <table:table-cell office:value-type="float" office:value="27746" table:style-name="ce1">
            <text:p>27746</text:p>
          </table:table-cell>
          <table:table-cell office:value-type="float" office:value="27746" table:style-name="ce1">
            <text:p>27746</text:p>
          </table:table-cell>
          <table:table-cell office:value-type="float" office:value="143715" table:style-name="ce1">
            <text:p>143715</text:p>
          </table:table-cell>
          <table:table-cell table:number-columns-repeated="16377"/>
        </table:table-row>
        <table:table-row table:style-name="ro1">
          <table:table-cell office:value-type="date" office:date-value="2019-11-15T00:00:00" table:style-name="ce2">
            <text:p>11/15/2019</text:p>
          </table:table-cell>
          <table:table-cell office:value-type="float" office:value="27750" table:style-name="ce1">
            <text:p>27750</text:p>
          </table:table-cell>
          <table:table-cell office:value-type="float" office:value="27971" table:style-name="ce1">
            <text:p>27971</text:p>
          </table:table-cell>
          <table:table-cell office:value-type="float" office:value="27736" table:style-name="ce1">
            <text:p>27736</text:p>
          </table:table-cell>
          <table:table-cell office:value-type="float" office:value="27953" table:style-name="ce1">
            <text:p>27953</text:p>
          </table:table-cell>
          <table:table-cell office:value-type="float" office:value="27953" table:style-name="ce1">
            <text:p>27953</text:p>
          </table:table-cell>
          <table:table-cell office:value-type="float" office:value="136561" table:style-name="ce1">
            <text:p>136561</text:p>
          </table:table-cell>
          <table:table-cell table:number-columns-repeated="16377"/>
        </table:table-row>
        <table:table-row table:style-name="ro1">
          <table:table-cell office:value-type="date" office:date-value="2019-11-17T00:00:00" table:style-name="ce2">
            <text:p>11/17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1-18T00:00:00" table:style-name="ce2">
            <text:p>11/18/2019</text:p>
          </table:table-cell>
          <table:table-cell office:value-type="float" office:value="27960" table:style-name="ce1">
            <text:p>27960</text:p>
          </table:table-cell>
          <table:table-cell office:value-type="float" office:value="28059" table:style-name="ce1">
            <text:p>28059</text:p>
          </table:table-cell>
          <table:table-cell office:value-type="float" office:value="27926" table:style-name="ce1">
            <text:p>27926</text:p>
          </table:table-cell>
          <table:table-cell office:value-type="float" office:value="28008" table:style-name="ce1">
            <text:p>28008</text:p>
          </table:table-cell>
          <table:table-cell office:value-type="float" office:value="28008" table:style-name="ce1">
            <text:p>28008</text:p>
          </table:table-cell>
          <table:table-cell office:value-type="float" office:value="127718" table:style-name="ce1">
            <text:p>127718</text:p>
          </table:table-cell>
          <table:table-cell table:number-columns-repeated="16377"/>
        </table:table-row>
        <table:table-row table:style-name="ro1">
          <table:table-cell office:value-type="date" office:date-value="2019-11-19T00:00:00" table:style-name="ce2">
            <text:p>11/19/2019</text:p>
          </table:table-cell>
          <table:table-cell office:value-type="float" office:value="28013" table:style-name="ce1">
            <text:p>28013</text:p>
          </table:table-cell>
          <table:table-cell office:value-type="float" office:value="28128" table:style-name="ce1">
            <text:p>28128</text:p>
          </table:table-cell>
          <table:table-cell office:value-type="float" office:value="27851" table:style-name="ce1">
            <text:p>27851</text:p>
          </table:table-cell>
          <table:table-cell office:value-type="float" office:value="27895" table:style-name="ce1">
            <text:p>27895</text:p>
          </table:table-cell>
          <table:table-cell office:value-type="float" office:value="27895" table:style-name="ce1">
            <text:p>27895</text:p>
          </table:table-cell>
          <table:table-cell office:value-type="float" office:value="151389" table:style-name="ce1">
            <text:p>151389</text:p>
          </table:table-cell>
          <table:table-cell table:number-columns-repeated="16377"/>
        </table:table-row>
        <table:table-row table:style-name="ro1">
          <table:table-cell office:value-type="date" office:date-value="2019-11-20T00:00:00" table:style-name="ce2">
            <text:p>11/20/2019</text:p>
          </table:table-cell>
          <table:table-cell office:value-type="float" office:value="27884" table:style-name="ce1">
            <text:p>27884</text:p>
          </table:table-cell>
          <table:table-cell office:value-type="float" office:value="27884" table:style-name="ce1">
            <text:p>27884</text:p>
          </table:table-cell>
          <table:table-cell office:value-type="float" office:value="27643" table:style-name="ce1">
            <text:p>27643</text:p>
          </table:table-cell>
          <table:table-cell office:value-type="float" office:value="27800" table:style-name="ce1">
            <text:p>27800</text:p>
          </table:table-cell>
          <table:table-cell office:value-type="float" office:value="27800" table:style-name="ce1">
            <text:p>27800</text:p>
          </table:table-cell>
          <table:table-cell office:value-type="float" office:value="189292" table:style-name="ce1">
            <text:p>189292</text:p>
          </table:table-cell>
          <table:table-cell table:number-columns-repeated="16377"/>
        </table:table-row>
        <table:table-row table:style-name="ro1">
          <table:table-cell office:value-type="date" office:date-value="2019-11-21T00:00:00" table:style-name="ce2">
            <text:p>11/21/2019</text:p>
          </table:table-cell>
          <table:table-cell office:value-type="float" office:value="27726" table:style-name="ce1">
            <text:p>27726</text:p>
          </table:table-cell>
          <table:table-cell office:value-type="float" office:value="27846" table:style-name="ce1">
            <text:p>27846</text:p>
          </table:table-cell>
          <table:table-cell office:value-type="float" office:value="27654" table:style-name="ce1">
            <text:p>27654</text:p>
          </table:table-cell>
          <table:table-cell office:value-type="float" office:value="27748" table:style-name="ce1">
            <text:p>27748</text:p>
          </table:table-cell>
          <table:table-cell office:value-type="float" office:value="27748" table:style-name="ce1">
            <text:p>27748</text:p>
          </table:table-cell>
          <table:table-cell office:value-type="float" office:value="163143" table:style-name="ce1">
            <text:p>163143</text:p>
          </table:table-cell>
          <table:table-cell table:number-columns-repeated="16377"/>
        </table:table-row>
        <table:table-row table:style-name="ro1">
          <table:table-cell office:value-type="date" office:date-value="2019-11-22T00:00:00" table:style-name="ce2">
            <text:p>11/22/2019</text:p>
          </table:table-cell>
          <table:table-cell office:value-type="float" office:value="27754" table:style-name="ce1">
            <text:p>27754</text:p>
          </table:table-cell>
          <table:table-cell office:value-type="float" office:value="27884" table:style-name="ce1">
            <text:p>27884</text:p>
          </table:table-cell>
          <table:table-cell office:value-type="float" office:value="27722" table:style-name="ce1">
            <text:p>27722</text:p>
          </table:table-cell>
          <table:table-cell office:value-type="float" office:value="27862" table:style-name="ce1">
            <text:p>27862</text:p>
          </table:table-cell>
          <table:table-cell office:value-type="float" office:value="27862" table:style-name="ce1">
            <text:p>27862</text:p>
          </table:table-cell>
          <table:table-cell office:value-type="float" office:value="128358" table:style-name="ce1">
            <text:p>128358</text:p>
          </table:table-cell>
          <table:table-cell table:number-columns-repeated="16377"/>
        </table:table-row>
        <table:table-row table:style-name="ro1">
          <table:table-cell office:value-type="date" office:date-value="2019-11-24T00:00:00" table:style-name="ce2">
            <text:p>11/24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1-25T00:00:00" table:style-name="ce2">
            <text:p>11/25/2019</text:p>
          </table:table-cell>
          <table:table-cell office:value-type="float" office:value="27927" table:style-name="ce1">
            <text:p>27927</text:p>
          </table:table-cell>
          <table:table-cell office:value-type="float" office:value="28045" table:style-name="ce1">
            <text:p>28045</text:p>
          </table:table-cell>
          <table:table-cell office:value-type="float" office:value="27904" table:style-name="ce1">
            <text:p>27904</text:p>
          </table:table-cell>
          <table:table-cell office:value-type="float" office:value="28039" table:style-name="ce1">
            <text:p>28039</text:p>
          </table:table-cell>
          <table:table-cell office:value-type="float" office:value="28039" table:style-name="ce1">
            <text:p>28039</text:p>
          </table:table-cell>
          <table:table-cell office:value-type="float" office:value="96942" table:style-name="ce1">
            <text:p>96942</text:p>
          </table:table-cell>
          <table:table-cell table:number-columns-repeated="16377"/>
        </table:table-row>
        <table:table-row table:style-name="ro1">
          <table:table-cell office:value-type="date" office:date-value="2019-11-26T00:00:00" table:style-name="ce2">
            <text:p>11/26/2019</text:p>
          </table:table-cell>
          <table:table-cell office:value-type="float" office:value="28025" table:style-name="ce1">
            <text:p>28025</text:p>
          </table:table-cell>
          <table:table-cell office:value-type="float" office:value="28149" table:style-name="ce1">
            <text:p>28149</text:p>
          </table:table-cell>
          <table:table-cell office:value-type="float" office:value="27999" table:style-name="ce1">
            <text:p>27999</text:p>
          </table:table-cell>
          <table:table-cell office:value-type="float" office:value="28130" table:style-name="ce1">
            <text:p>28130</text:p>
          </table:table-cell>
          <table:table-cell office:value-type="float" office:value="28130" table:style-name="ce1">
            <text:p>28130</text:p>
          </table:table-cell>
          <table:table-cell office:value-type="float" office:value="118715" table:style-name="ce1">
            <text:p>118715</text:p>
          </table:table-cell>
          <table:table-cell table:number-columns-repeated="16377"/>
        </table:table-row>
        <table:table-row table:style-name="ro1">
          <table:table-cell office:value-type="date" office:date-value="2019-11-27T00:00:00" table:style-name="ce2">
            <text:p>11/27/2019</text:p>
          </table:table-cell>
          <table:table-cell office:value-type="float" office:value="28122" table:style-name="ce1">
            <text:p>28122</text:p>
          </table:table-cell>
          <table:table-cell office:value-type="float" office:value="28173" table:style-name="ce1">
            <text:p>28173</text:p>
          </table:table-cell>
          <table:table-cell office:value-type="float" office:value="28058" table:style-name="ce1">
            <text:p>28058</text:p>
          </table:table-cell>
          <table:table-cell office:value-type="float" office:value="28148" table:style-name="ce1">
            <text:p>28148</text:p>
          </table:table-cell>
          <table:table-cell office:value-type="float" office:value="28148" table:style-name="ce1">
            <text:p>28148</text:p>
          </table:table-cell>
          <table:table-cell office:value-type="float" office:value="99873" table:style-name="ce1">
            <text:p>99873</text:p>
          </table:table-cell>
          <table:table-cell table:number-columns-repeated="16377"/>
        </table:table-row>
        <table:table-row table:style-name="ro1">
          <table:table-cell office:value-type="date" office:date-value="2019-11-29T00:00:00" table:style-name="ce2">
            <text:p>11/29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01T00:00:00" table:style-name="ce2">
            <text:p>12/1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02T00:00:00" table:style-name="ce2">
            <text:p>12/2/2019</text:p>
          </table:table-cell>
          <table:table-cell office:value-type="float" office:value="28082" table:style-name="ce1">
            <text:p>28082</text:p>
          </table:table-cell>
          <table:table-cell office:value-type="float" office:value="28197" table:style-name="ce1">
            <text:p>28197</text:p>
          </table:table-cell>
          <table:table-cell office:value-type="float" office:value="27772" table:style-name="ce1">
            <text:p>27772</text:p>
          </table:table-cell>
          <table:table-cell office:value-type="float" office:value="27789" table:style-name="ce1">
            <text:p>27789</text:p>
          </table:table-cell>
          <table:table-cell office:value-type="float" office:value="27789" table:style-name="ce1">
            <text:p>27789</text:p>
          </table:table-cell>
          <table:table-cell office:value-type="float" office:value="226061" table:style-name="ce1">
            <text:p>226061</text:p>
          </table:table-cell>
          <table:table-cell table:number-columns-repeated="16377"/>
        </table:table-row>
        <table:table-row table:style-name="ro1">
          <table:table-cell office:value-type="date" office:date-value="2019-12-03T00:00:00" table:style-name="ce2">
            <text:p>12/3/2019</text:p>
          </table:table-cell>
          <table:table-cell office:value-type="float" office:value="27788" table:style-name="ce1">
            <text:p>27788</text:p>
          </table:table-cell>
          <table:table-cell office:value-type="float" office:value="27847" table:style-name="ce1">
            <text:p>27847</text:p>
          </table:table-cell>
          <table:table-cell office:value-type="float" office:value="27312" table:style-name="ce1">
            <text:p>27312</text:p>
          </table:table-cell>
          <table:table-cell office:value-type="float" office:value="27487" table:style-name="ce1">
            <text:p>27487</text:p>
          </table:table-cell>
          <table:table-cell office:value-type="float" office:value="27487" table:style-name="ce1">
            <text:p>27487</text:p>
          </table:table-cell>
          <table:table-cell office:value-type="float" office:value="260953" table:style-name="ce1">
            <text:p>260953</text:p>
          </table:table-cell>
          <table:table-cell table:number-columns-repeated="16377"/>
        </table:table-row>
        <table:table-row table:style-name="ro1">
          <table:table-cell office:value-type="date" office:date-value="2019-12-04T00:00:00" table:style-name="ce2">
            <text:p>12/4/2019</text:p>
          </table:table-cell>
          <table:table-cell office:value-type="float" office:value="27478" table:style-name="ce1">
            <text:p>27478</text:p>
          </table:table-cell>
          <table:table-cell office:value-type="float" office:value="27727" table:style-name="ce1">
            <text:p>27727</text:p>
          </table:table-cell>
          <table:table-cell office:value-type="float" office:value="27397" table:style-name="ce1">
            <text:p>27397</text:p>
          </table:table-cell>
          <table:table-cell office:value-type="float" office:value="27643" table:style-name="ce1">
            <text:p>27643</text:p>
          </table:table-cell>
          <table:table-cell office:value-type="float" office:value="27643" table:style-name="ce1">
            <text:p>27643</text:p>
          </table:table-cell>
          <table:table-cell office:value-type="float" office:value="182074" table:style-name="ce1">
            <text:p>182074</text:p>
          </table:table-cell>
          <table:table-cell table:number-columns-repeated="16377"/>
        </table:table-row>
        <table:table-row table:style-name="ro1">
          <table:table-cell office:value-type="date" office:date-value="2019-12-05T00:00:00" table:style-name="ce2">
            <text:p>12/5/2019</text:p>
          </table:table-cell>
          <table:table-cell office:value-type="float" office:value="27644" table:style-name="ce1">
            <text:p>27644</text:p>
          </table:table-cell>
          <table:table-cell office:value-type="float" office:value="27773" table:style-name="ce1">
            <text:p>27773</text:p>
          </table:table-cell>
          <table:table-cell office:value-type="float" office:value="27558" table:style-name="ce1">
            <text:p>27558</text:p>
          </table:table-cell>
          <table:table-cell office:value-type="float" office:value="27678" table:style-name="ce1">
            <text:p>27678</text:p>
          </table:table-cell>
          <table:table-cell office:value-type="float" office:value="27678" table:style-name="ce1">
            <text:p>27678</text:p>
          </table:table-cell>
          <table:table-cell office:value-type="float" office:value="164776" table:style-name="ce1">
            <text:p>164776</text:p>
          </table:table-cell>
          <table:table-cell table:number-columns-repeated="16377"/>
        </table:table-row>
        <table:table-row table:style-name="ro1">
          <table:table-cell office:value-type="date" office:date-value="2019-12-06T00:00:00" table:style-name="ce2">
            <text:p>12/6/2019</text:p>
          </table:table-cell>
          <table:table-cell office:value-type="float" office:value="27688" table:style-name="ce1">
            <text:p>27688</text:p>
          </table:table-cell>
          <table:table-cell office:value-type="float" office:value="28039" table:style-name="ce1">
            <text:p>28039</text:p>
          </table:table-cell>
          <table:table-cell office:value-type="float" office:value="27675" table:style-name="ce1">
            <text:p>27675</text:p>
          </table:table-cell>
          <table:table-cell office:value-type="float" office:value="28014" table:style-name="ce1">
            <text:p>28014</text:p>
          </table:table-cell>
          <table:table-cell office:value-type="float" office:value="28014" table:style-name="ce1">
            <text:p>28014</text:p>
          </table:table-cell>
          <table:table-cell office:value-type="float" office:value="150639" table:style-name="ce1">
            <text:p>150639</text:p>
          </table:table-cell>
          <table:table-cell table:number-columns-repeated="16377"/>
        </table:table-row>
        <table:table-row table:style-name="ro1">
          <table:table-cell office:value-type="date" office:date-value="2019-12-08T00:00:00" table:style-name="ce2">
            <text:p>12/8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09T00:00:00" table:style-name="ce2">
            <text:p>12/9/2019</text:p>
          </table:table-cell>
          <table:table-cell office:value-type="float" office:value="28020" table:style-name="ce1">
            <text:p>28020</text:p>
          </table:table-cell>
          <table:table-cell office:value-type="float" office:value="28047" table:style-name="ce1">
            <text:p>28047</text:p>
          </table:table-cell>
          <table:table-cell office:value-type="float" office:value="27878" table:style-name="ce1">
            <text:p>27878</text:p>
          </table:table-cell>
          <table:table-cell office:value-type="float" office:value="27902" table:style-name="ce1">
            <text:p>27902</text:p>
          </table:table-cell>
          <table:table-cell office:value-type="float" office:value="27902" table:style-name="ce1">
            <text:p>27902</text:p>
          </table:table-cell>
          <table:table-cell office:value-type="float" office:value="109241" table:style-name="ce1">
            <text:p>109241</text:p>
          </table:table-cell>
          <table:table-cell table:number-columns-repeated="16377"/>
        </table:table-row>
        <table:table-row table:style-name="ro1">
          <table:table-cell office:value-type="date" office:date-value="2019-12-10T00:00:00" table:style-name="ce2">
            <text:p>12/10/2019</text:p>
          </table:table-cell>
          <table:table-cell office:value-type="float" office:value="27901" table:style-name="ce1">
            <text:p>27901</text:p>
          </table:table-cell>
          <table:table-cell office:value-type="float" office:value="27959" table:style-name="ce1">
            <text:p>27959</text:p>
          </table:table-cell>
          <table:table-cell office:value-type="float" office:value="27726" table:style-name="ce1">
            <text:p>27726</text:p>
          </table:table-cell>
          <table:table-cell office:value-type="float" office:value="27921" table:style-name="ce1">
            <text:p>27921</text:p>
          </table:table-cell>
          <table:table-cell office:value-type="float" office:value="27921" table:style-name="ce1">
            <text:p>27921</text:p>
          </table:table-cell>
          <table:table-cell office:value-type="float" office:value="164907" table:style-name="ce1">
            <text:p>164907</text:p>
          </table:table-cell>
          <table:table-cell table:number-columns-repeated="16377"/>
        </table:table-row>
        <table:table-row table:style-name="ro1">
          <table:table-cell office:value-type="date" office:date-value="2019-12-11T00:00:00" table:style-name="ce2">
            <text:p>12/11/2019</text:p>
          </table:table-cell>
          <table:table-cell office:value-type="float" office:value="27924" table:style-name="ce1">
            <text:p>27924</text:p>
          </table:table-cell>
          <table:table-cell office:value-type="float" office:value="27981" table:style-name="ce1">
            <text:p>27981</text:p>
          </table:table-cell>
          <table:table-cell office:value-type="float" office:value="27804" table:style-name="ce1">
            <text:p>27804</text:p>
          </table:table-cell>
          <table:table-cell office:value-type="float" office:value="27924" table:style-name="ce1">
            <text:p>27924</text:p>
          </table:table-cell>
          <table:table-cell office:value-type="float" office:value="27924" table:style-name="ce1">
            <text:p>27924</text:p>
          </table:table-cell>
          <table:table-cell office:value-type="float" office:value="140780" table:style-name="ce1">
            <text:p>140780</text:p>
          </table:table-cell>
          <table:table-cell table:number-columns-repeated="16377"/>
        </table:table-row>
        <table:table-row table:style-name="ro1">
          <table:table-cell office:value-type="date" office:date-value="2019-12-12T00:00:00" table:style-name="ce2">
            <text:p>12/12/2019</text:p>
          </table:table-cell>
          <table:table-cell office:value-type="float" office:value="27933" table:style-name="ce1">
            <text:p>27933</text:p>
          </table:table-cell>
          <table:table-cell office:value-type="float" office:value="28230" table:style-name="ce1">
            <text:p>28230</text:p>
          </table:table-cell>
          <table:table-cell office:value-type="float" office:value="27856" table:style-name="ce1">
            <text:p>27856</text:p>
          </table:table-cell>
          <table:table-cell office:value-type="float" office:value="28131" table:style-name="ce1">
            <text:p>28131</text:p>
          </table:table-cell>
          <table:table-cell office:value-type="float" office:value="28131" table:style-name="ce1">
            <text:p>28131</text:p>
          </table:table-cell>
          <table:table-cell office:value-type="float" office:value="239172" table:style-name="ce1">
            <text:p>239172</text:p>
          </table:table-cell>
          <table:table-cell table:number-columns-repeated="16377"/>
        </table:table-row>
        <table:table-row table:style-name="ro1">
          <table:table-cell office:value-type="date" office:date-value="2019-12-13T00:00:00" table:style-name="ce2">
            <text:p>12/13/2019</text:p>
          </table:table-cell>
          <table:table-cell office:value-type="float" office:value="28181" table:style-name="ce1">
            <text:p>28181</text:p>
          </table:table-cell>
          <table:table-cell office:value-type="float" office:value="28303" table:style-name="ce1">
            <text:p>28303</text:p>
          </table:table-cell>
          <table:table-cell office:value-type="float" office:value="28036" table:style-name="ce1">
            <text:p>28036</text:p>
          </table:table-cell>
          <table:table-cell office:value-type="float" office:value="28168" table:style-name="ce1">
            <text:p>28168</text:p>
          </table:table-cell>
          <table:table-cell office:value-type="float" office:value="28168" table:style-name="ce1">
            <text:p>28168</text:p>
          </table:table-cell>
          <table:table-cell office:value-type="float" office:value="168864" table:style-name="ce1">
            <text:p>168864</text:p>
          </table:table-cell>
          <table:table-cell table:number-columns-repeated="16377"/>
        </table:table-row>
        <table:table-row table:style-name="ro1">
          <table:table-cell office:value-type="date" office:date-value="2019-12-15T00:00:00" table:style-name="ce2">
            <text:p>12/15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16T00:00:00" table:style-name="ce2">
            <text:p>12/16/2019</text:p>
          </table:table-cell>
          <table:table-cell office:value-type="float" office:value="28192" table:style-name="ce1">
            <text:p>28192</text:p>
          </table:table-cell>
          <table:table-cell office:value-type="float" office:value="28345" table:style-name="ce1">
            <text:p>28345</text:p>
          </table:table-cell>
          <table:table-cell office:value-type="float" office:value="28159" table:style-name="ce1">
            <text:p>28159</text:p>
          </table:table-cell>
          <table:table-cell office:value-type="float" office:value="28253" table:style-name="ce1">
            <text:p>28253</text:p>
          </table:table-cell>
          <table:table-cell office:value-type="float" office:value="28253" table:style-name="ce1">
            <text:p>28253</text:p>
          </table:table-cell>
          <table:table-cell office:value-type="float" office:value="78480" table:style-name="ce1">
            <text:p>78480</text:p>
          </table:table-cell>
          <table:table-cell table:number-columns-repeated="16377"/>
        </table:table-row>
        <table:table-row table:style-name="ro1">
          <table:table-cell office:value-type="date" office:date-value="2019-12-17T00:00:00" table:style-name="ce2">
            <text:p>12/17/2019</text:p>
          </table:table-cell>
          <table:table-cell office:value-type="float" office:value="28235" table:style-name="ce1">
            <text:p>28235</text:p>
          </table:table-cell>
          <table:table-cell office:value-type="float" office:value="28335" table:style-name="ce1">
            <text:p>28335</text:p>
          </table:table-cell>
          <table:table-cell office:value-type="float" office:value="28173" table:style-name="ce1">
            <text:p>28173</text:p>
          </table:table-cell>
          <table:table-cell office:value-type="float" office:value="28276" table:style-name="ce1">
            <text:p>28276</text:p>
          </table:table-cell>
          <table:table-cell office:value-type="float" office:value="28276" table:style-name="ce1">
            <text:p>28276</text:p>
          </table:table-cell>
          <table:table-cell office:value-type="float" office:value="70689" table:style-name="ce1">
            <text:p>70689</text:p>
          </table:table-cell>
          <table:table-cell table:number-columns-repeated="16377"/>
        </table:table-row>
        <table:table-row table:style-name="ro1">
          <table:table-cell office:value-type="date" office:date-value="2019-12-18T00:00:00" table:style-name="ce2">
            <text:p>12/18/2019</text:p>
          </table:table-cell>
          <table:table-cell office:value-type="float" office:value="28257" table:style-name="ce1">
            <text:p>28257</text:p>
          </table:table-cell>
          <table:table-cell office:value-type="float" office:value="28327" table:style-name="ce1">
            <text:p>28327</text:p>
          </table:table-cell>
          <table:table-cell office:value-type="float" office:value="28238" table:style-name="ce1">
            <text:p>28238</text:p>
          </table:table-cell>
          <table:table-cell office:value-type="float" office:value="28266" table:style-name="ce1">
            <text:p>28266</text:p>
          </table:table-cell>
          <table:table-cell office:value-type="float" office:value="28266" table:style-name="ce1">
            <text:p>28266</text:p>
          </table:table-cell>
          <table:table-cell office:value-type="float" office:value="38628" table:style-name="ce1">
            <text:p>38628</text:p>
          </table:table-cell>
          <table:table-cell table:number-columns-repeated="16377"/>
        </table:table-row>
        <table:table-row table:style-name="ro1">
          <table:table-cell office:value-type="date" office:date-value="2019-12-19T00:00:00" table:style-name="ce2">
            <text:p>12/19/2019</text:p>
          </table:table-cell>
          <table:table-cell office:value-type="float" office:value="28275" table:style-name="ce1">
            <text:p>28275</text:p>
          </table:table-cell>
          <table:table-cell office:value-type="float" office:value="28416" table:style-name="ce1">
            <text:p>28416</text:p>
          </table:table-cell>
          <table:table-cell office:value-type="float" office:value="28242" table:style-name="ce1">
            <text:p>28242</text:p>
          </table:table-cell>
          <table:table-cell office:value-type="float" office:value="28386" table:style-name="ce1">
            <text:p>28386</text:p>
          </table:table-cell>
          <table:table-cell office:value-type="float" office:value="28386" table:style-name="ce1">
            <text:p>28386</text:p>
          </table:table-cell>
          <table:table-cell office:value-type="float" office:value="34961" table:style-name="ce1">
            <text:p>34961</text:p>
          </table:table-cell>
          <table:table-cell table:number-columns-repeated="16377"/>
        </table:table-row>
        <table:table-row table:style-name="ro1">
          <table:table-cell office:value-type="date" office:date-value="2019-12-20T00:00:00" table:style-name="ce2">
            <text:p>12/20/2019</text:p>
          </table:table-cell>
          <table:table-cell office:value-type="float" office:value="28390" table:style-name="ce1">
            <text:p>28390</text:p>
          </table:table-cell>
          <table:table-cell office:value-type="float" office:value="28605.599609000001" table:style-name="ce1">
            <text:p>28605.59961</text:p>
          </table:table-cell>
          <table:table-cell office:value-type="float" office:value="28373" table:style-name="ce1">
            <text:p>28373</text:p>
          </table:table-cell>
          <table:table-cell office:value-type="float" office:value="28605.599609000001" table:style-name="ce1">
            <text:p>28605.59961</text:p>
          </table:table-cell>
          <table:table-cell office:value-type="float" office:value="28605.599609000001" table:style-name="ce1">
            <text:p>28605.59961</text:p>
          </table:table-cell>
          <table:table-cell office:value-type="float" office:value="146964" table:style-name="ce1">
            <text:p>146964</text:p>
          </table:table-cell>
          <table:table-cell table:number-columns-repeated="16377"/>
        </table:table-row>
        <table:table-row table:style-name="ro1">
          <table:table-cell office:value-type="date" office:date-value="2019-12-22T00:00:00" table:style-name="ce2">
            <text:p>12/22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23T00:00:00" table:style-name="ce2">
            <text:p>12/23/2019</text:p>
          </table:table-cell>
          <table:table-cell office:value-type="float" office:value="28491" table:style-name="ce1">
            <text:p>28491</text:p>
          </table:table-cell>
          <table:table-cell office:value-type="float" office:value="28583" table:style-name="ce1">
            <text:p>28583</text:p>
          </table:table-cell>
          <table:table-cell office:value-type="float" office:value="28475" table:style-name="ce1">
            <text:p>28475</text:p>
          </table:table-cell>
          <table:table-cell office:value-type="float" office:value="28550" table:style-name="ce1">
            <text:p>28550</text:p>
          </table:table-cell>
          <table:table-cell office:value-type="float" office:value="28550" table:style-name="ce1">
            <text:p>28550</text:p>
          </table:table-cell>
          <table:table-cell office:value-type="float" office:value="93613" table:style-name="ce1">
            <text:p>93613</text:p>
          </table:table-cell>
          <table:table-cell table:number-columns-repeated="16377"/>
        </table:table-row>
        <table:table-row table:style-name="ro1">
          <table:table-cell office:value-type="date" office:date-value="2019-12-24T00:00:00" table:style-name="ce2">
            <text:p>12/24/20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19-12-26T00:00:00" table:style-name="ce2">
            <text:p>12/26/2019</text:p>
          </table:table-cell>
          <table:table-cell office:value-type="float" office:value="28518" table:style-name="ce1">
            <text:p>28518</text:p>
          </table:table-cell>
          <table:table-cell office:value-type="float" office:value="28624" table:style-name="ce1">
            <text:p>28624</text:p>
          </table:table-cell>
          <table:table-cell office:value-type="float" office:value="28510" table:style-name="ce1">
            <text:p>28510</text:p>
          </table:table-cell>
          <table:table-cell office:value-type="float" office:value="28619" table:style-name="ce1">
            <text:p>28619</text:p>
          </table:table-cell>
          <table:table-cell office:value-type="float" office:value="28619" table:style-name="ce1">
            <text:p>28619</text:p>
          </table:table-cell>
          <table:table-cell office:value-type="float" office:value="59115" table:style-name="ce1">
            <text:p>59115</text:p>
          </table:table-cell>
          <table:table-cell table:number-columns-repeated="16377"/>
        </table:table-row>
        <table:table-row table:style-name="ro1">
          <table:table-cell office:value-type="date" office:date-value="2019-12-27T00:00:00" table:style-name="ce2">
            <text:p>12/27/2019</text:p>
          </table:table-cell>
          <table:table-cell office:value-type="float" office:value="28603" table:style-name="ce1">
            <text:p>28603</text:p>
          </table:table-cell>
          <table:table-cell office:value-type="float" office:value="28721" table:style-name="ce1">
            <text:p>28721</text:p>
          </table:table-cell>
          <table:table-cell office:value-type="float" office:value="28596" table:style-name="ce1">
            <text:p>28596</text:p>
          </table:table-cell>
          <table:table-cell office:value-type="float" office:value="28610" table:style-name="ce1">
            <text:p>28610</text:p>
          </table:table-cell>
          <table:table-cell office:value-type="float" office:value="28610" table:style-name="ce1">
            <text:p>28610</text:p>
          </table:table-cell>
          <table:table-cell office:value-type="float" office:value="121521" table:style-name="ce1">
            <text:p>121521</text:p>
          </table:table-cell>
          <table:table-cell table:number-columns-repeated="16377"/>
        </table:table-row>
        <table:table-row table:style-name="ro1">
          <table:table-cell office:value-type="date" office:date-value="2019-12-29T00:00:00" table:style-name="ce2">
            <text:p>12/29/2019</text:p>
          </table:table-cell>
          <table:table-cell office:value-type="float" office:value="28618" table:style-name="ce1">
            <text:p>28618</text:p>
          </table:table-cell>
          <table:table-cell office:value-type="float" office:value="28646" table:style-name="ce1">
            <text:p>28646</text:p>
          </table:table-cell>
          <table:table-cell office:value-type="float" office:value="28618" table:style-name="ce1">
            <text:p>28618</text:p>
          </table:table-cell>
          <table:table-cell office:value-type="float" office:value="28642" table:style-name="ce1">
            <text:p>28642</text:p>
          </table:table-cell>
          <table:table-cell office:value-type="float" office:value="28642" table:style-name="ce1">
            <text:p>28642</text:p>
          </table:table-cell>
          <table:table-cell office:value-type="float" office:value="50944" table:style-name="ce1">
            <text:p>50944</text:p>
          </table:table-cell>
          <table:table-cell table:number-columns-repeated="16377"/>
        </table:table-row>
        <table:table-row table:style-name="ro1">
          <table:table-cell office:value-type="date" office:date-value="2019-12-30T00:00:00" table:style-name="ce2">
            <text:p>12/30/2019</text:p>
          </table:table-cell>
          <table:table-cell office:value-type="float" office:value="28618" table:style-name="ce1">
            <text:p>28618</text:p>
          </table:table-cell>
          <table:table-cell office:value-type="float" office:value="28660" table:style-name="ce1">
            <text:p>28660</text:p>
          </table:table-cell>
          <table:table-cell office:value-type="float" office:value="28403" table:style-name="ce1">
            <text:p>28403</text:p>
          </table:table-cell>
          <table:table-cell office:value-type="float" office:value="28440" table:style-name="ce1">
            <text:p>28440</text:p>
          </table:table-cell>
          <table:table-cell office:value-type="float" office:value="28440" table:style-name="ce1">
            <text:p>28440</text:p>
          </table:table-cell>
          <table:table-cell office:value-type="float" office:value="165288" table:style-name="ce1">
            <text:p>165288</text:p>
          </table:table-cell>
          <table:table-cell table:number-columns-repeated="16377"/>
        </table:table-row>
        <table:table-row table:style-name="ro1">
          <table:table-cell office:value-type="date" office:date-value="2019-12-31T00:00:00" table:style-name="ce2">
            <text:p>12/31/2019</text:p>
          </table:table-cell>
          <table:table-cell office:value-type="float" office:value="28427" table:style-name="ce1">
            <text:p>28427</text:p>
          </table:table-cell>
          <table:table-cell office:value-type="float" office:value="28553" table:style-name="ce1">
            <text:p>28553</text:p>
          </table:table-cell>
          <table:table-cell office:value-type="float" office:value="28341" table:style-name="ce1">
            <text:p>28341</text:p>
          </table:table-cell>
          <table:table-cell office:value-type="float" office:value="28508" table:style-name="ce1">
            <text:p>28508</text:p>
          </table:table-cell>
          <table:table-cell office:value-type="float" office:value="28508" table:style-name="ce1">
            <text:p>28508</text:p>
          </table:table-cell>
          <table:table-cell office:value-type="float" office:value="127526" table:style-name="ce1">
            <text:p>127526</text:p>
          </table:table-cell>
          <table:table-cell table:number-columns-repeated="16377"/>
        </table:table-row>
        <table:table-row table:style-name="ro1">
          <table:table-cell office:value-type="date" office:date-value="2020-01-02T00:00:00" table:style-name="ce2">
            <text:p>1/2/2020</text:p>
          </table:table-cell>
          <table:table-cell office:value-type="float" office:value="28553" table:style-name="ce1">
            <text:p>28553</text:p>
          </table:table-cell>
          <table:table-cell office:value-type="float" office:value="28871" table:style-name="ce1">
            <text:p>28871</text:p>
          </table:table-cell>
          <table:table-cell office:value-type="float" office:value="28538" table:style-name="ce1">
            <text:p>28538</text:p>
          </table:table-cell>
          <table:table-cell office:value-type="float" office:value="28841" table:style-name="ce1">
            <text:p>28841</text:p>
          </table:table-cell>
          <table:table-cell office:value-type="float" office:value="28841" table:style-name="ce1">
            <text:p>28841</text:p>
          </table:table-cell>
          <table:table-cell office:value-type="float" office:value="183583" table:style-name="ce1">
            <text:p>183583</text:p>
          </table:table-cell>
          <table:table-cell table:number-columns-repeated="16377"/>
        </table:table-row>
        <table:table-row table:style-name="ro1">
          <table:table-cell office:value-type="date" office:date-value="2020-01-03T00:00:00" table:style-name="ce2">
            <text:p>1/3/2020</text:p>
          </table:table-cell>
          <table:table-cell office:value-type="float" office:value="28844" table:style-name="ce1">
            <text:p>28844</text:p>
          </table:table-cell>
          <table:table-cell office:value-type="float" office:value="28893" table:style-name="ce1">
            <text:p>28893</text:p>
          </table:table-cell>
          <table:table-cell office:value-type="float" office:value="28431" table:style-name="ce1">
            <text:p>28431</text:p>
          </table:table-cell>
          <table:table-cell office:value-type="float" office:value="28602" table:style-name="ce1">
            <text:p>28602</text:p>
          </table:table-cell>
          <table:table-cell office:value-type="float" office:value="28602" table:style-name="ce1">
            <text:p>28602</text:p>
          </table:table-cell>
          <table:table-cell office:value-type="float" office:value="245778" table:style-name="ce1">
            <text:p>245778</text:p>
          </table:table-cell>
          <table:table-cell table:number-columns-repeated="16377"/>
        </table:table-row>
        <table:table-row table:style-name="ro1">
          <table:table-cell office:value-type="date" office:date-value="2020-01-05T00:00:00" table:style-name="ce2">
            <text:p>1/5/2020</text:p>
          </table:table-cell>
          <table:table-cell office:value-type="float" office:value="28494" table:style-name="ce1">
            <text:p>28494</text:p>
          </table:table-cell>
          <table:table-cell office:value-type="float" office:value="28504" table:style-name="ce1">
            <text:p>28504</text:p>
          </table:table-cell>
          <table:table-cell office:value-type="float" office:value="28446" table:style-name="ce1">
            <text:p>28446</text:p>
          </table:table-cell>
          <table:table-cell office:value-type="float" office:value="28498" table:style-name="ce1">
            <text:p>28498</text:p>
          </table:table-cell>
          <table:table-cell office:value-type="float" office:value="28498" table:style-name="ce1">
            <text:p>28498</text:p>
          </table:table-cell>
          <table:table-cell office:value-type="float" office:value="266146" table:style-name="ce1">
            <text:p>266146</text:p>
          </table:table-cell>
          <table:table-cell table:number-columns-repeated="16377"/>
        </table:table-row>
        <table:table-row table:style-name="ro1">
          <table:table-cell office:value-type="date" office:date-value="2020-01-06T00:00:00" table:style-name="ce2">
            <text:p>1/6/2020</text:p>
          </table:table-cell>
          <table:table-cell office:value-type="float" office:value="28494" table:style-name="ce1">
            <text:p>28494</text:p>
          </table:table-cell>
          <table:table-cell office:value-type="float" office:value="28700" table:style-name="ce1">
            <text:p>28700</text:p>
          </table:table-cell>
          <table:table-cell office:value-type="float" office:value="28351" table:style-name="ce1">
            <text:p>28351</text:p>
          </table:table-cell>
          <table:table-cell office:value-type="float" office:value="28642" table:style-name="ce1">
            <text:p>28642</text:p>
          </table:table-cell>
          <table:table-cell office:value-type="float" office:value="28642" table:style-name="ce1">
            <text:p>28642</text:p>
          </table:table-cell>
          <table:table-cell office:value-type="float" office:value="218793" table:style-name="ce1">
            <text:p>218793</text:p>
          </table:table-cell>
          <table:table-cell table:number-columns-repeated="16377"/>
        </table:table-row>
        <table:table-row table:style-name="ro1">
          <table:table-cell office:value-type="date" office:date-value="2020-01-07T00:00:00" table:style-name="ce2">
            <text:p>1/7/2020</text:p>
          </table:table-cell>
          <table:table-cell office:value-type="float" office:value="28636" table:style-name="ce1">
            <text:p>28636</text:p>
          </table:table-cell>
          <table:table-cell office:value-type="float" office:value="28739" table:style-name="ce1">
            <text:p>28739</text:p>
          </table:table-cell>
          <table:table-cell office:value-type="float" office:value="28446" table:style-name="ce1">
            <text:p>28446</text:p>
          </table:table-cell>
          <table:table-cell office:value-type="float" office:value="28526" table:style-name="ce1">
            <text:p>28526</text:p>
          </table:table-cell>
          <table:table-cell office:value-type="float" office:value="28526" table:style-name="ce1">
            <text:p>28526</text:p>
          </table:table-cell>
          <table:table-cell office:value-type="float" office:value="198208" table:style-name="ce1">
            <text:p>198208</text:p>
          </table:table-cell>
          <table:table-cell table:number-columns-repeated="16377"/>
        </table:table-row>
        <table:table-row table:style-name="ro1">
          <table:table-cell office:value-type="date" office:date-value="2020-01-08T00:00:00" table:style-name="ce2">
            <text:p>1/8/2020</text:p>
          </table:table-cell>
          <table:table-cell office:value-type="float" office:value="28502" table:style-name="ce1">
            <text:p>28502</text:p>
          </table:table-cell>
          <table:table-cell office:value-type="float" office:value="28833" table:style-name="ce1">
            <text:p>28833</text:p>
          </table:table-cell>
          <table:table-cell office:value-type="float" office:value="28084" table:style-name="ce1">
            <text:p>28084</text:p>
          </table:table-cell>
          <table:table-cell office:value-type="float" office:value="28770" table:style-name="ce1">
            <text:p>28770</text:p>
          </table:table-cell>
          <table:table-cell office:value-type="float" office:value="28770" table:style-name="ce1">
            <text:p>28770</text:p>
          </table:table-cell>
          <table:table-cell office:value-type="float" office:value="337249" table:style-name="ce1">
            <text:p>337249</text:p>
          </table:table-cell>
          <table:table-cell table:number-columns-repeated="16377"/>
        </table:table-row>
        <table:table-row table:style-name="ro1">
          <table:table-cell office:value-type="date" office:date-value="2020-01-09T00:00:00" table:style-name="ce2">
            <text:p>1/9/2020</text:p>
          </table:table-cell>
          <table:table-cell office:value-type="float" office:value="28772" table:style-name="ce1">
            <text:p>28772</text:p>
          </table:table-cell>
          <table:table-cell office:value-type="float" office:value="28953" table:style-name="ce1">
            <text:p>28953</text:p>
          </table:table-cell>
          <table:table-cell office:value-type="float" office:value="28745" table:style-name="ce1">
            <text:p>28745</text:p>
          </table:table-cell>
          <table:table-cell office:value-type="float" office:value="28929" table:style-name="ce1">
            <text:p>28929</text:p>
          </table:table-cell>
          <table:table-cell office:value-type="float" office:value="28929" table:style-name="ce1">
            <text:p>28929</text:p>
          </table:table-cell>
          <table:table-cell office:value-type="float" office:value="181585" table:style-name="ce1">
            <text:p>181585</text:p>
          </table:table-cell>
          <table:table-cell table:number-columns-repeated="16377"/>
        </table:table-row>
        <table:table-row table:style-name="ro1">
          <table:table-cell office:value-type="date" office:date-value="2020-01-10T00:00:00" table:style-name="ce2">
            <text:p>1/10/2020</text:p>
          </table:table-cell>
          <table:table-cell office:value-type="float" office:value="28930" table:style-name="ce1">
            <text:p>28930</text:p>
          </table:table-cell>
          <table:table-cell office:value-type="float" office:value="29022" table:style-name="ce1">
            <text:p>29022</text:p>
          </table:table-cell>
          <table:table-cell office:value-type="float" office:value="28751" table:style-name="ce1">
            <text:p>28751</text:p>
          </table:table-cell>
          <table:table-cell office:value-type="float" office:value="28777" table:style-name="ce1">
            <text:p>28777</text:p>
          </table:table-cell>
          <table:table-cell office:value-type="float" office:value="28777" table:style-name="ce1">
            <text:p>28777</text:p>
          </table:table-cell>
          <table:table-cell office:value-type="float" office:value="183361" table:style-name="ce1">
            <text:p>183361</text:p>
          </table:table-cell>
          <table:table-cell table:number-columns-repeated="16377"/>
        </table:table-row>
        <table:table-row table:style-name="ro1">
          <table:table-cell office:value-type="date" office:date-value="2020-01-12T00:00:00" table:style-name="ce2">
            <text:p>1/12/2020</text:p>
          </table:table-cell>
          <table:table-cell office:value-type="float" office:value="28775" table:style-name="ce1">
            <text:p>28775</text:p>
          </table:table-cell>
          <table:table-cell office:value-type="float" office:value="28838" table:style-name="ce1">
            <text:p>28838</text:p>
          </table:table-cell>
          <table:table-cell office:value-type="float" office:value="28775" table:style-name="ce1">
            <text:p>28775</text:p>
          </table:table-cell>
          <table:table-cell office:value-type="float" office:value="28830" table:style-name="ce1">
            <text:p>28830</text:p>
          </table:table-cell>
          <table:table-cell office:value-type="float" office:value="28830" table:style-name="ce1">
            <text:p>28830</text:p>
          </table:table-cell>
          <table:table-cell office:value-type="float" office:value="78296" table:style-name="ce1">
            <text:p>78296</text:p>
          </table:table-cell>
          <table:table-cell table:number-columns-repeated="16377"/>
        </table:table-row>
        <table:table-row table:style-name="ro1">
          <table:table-cell office:value-type="date" office:date-value="2020-01-13T00:00:00" table:style-name="ce2">
            <text:p>1/13/2020</text:p>
          </table:table-cell>
          <table:table-cell office:value-type="float" office:value="28775" table:style-name="ce1">
            <text:p>28775</text:p>
          </table:table-cell>
          <table:table-cell office:value-type="float" office:value="28907" table:style-name="ce1">
            <text:p>28907</text:p>
          </table:table-cell>
          <table:table-cell office:value-type="float" office:value="28775" table:style-name="ce1">
            <text:p>28775</text:p>
          </table:table-cell>
          <table:table-cell office:value-type="float" office:value="28871" table:style-name="ce1">
            <text:p>28871</text:p>
          </table:table-cell>
          <table:table-cell office:value-type="float" office:value="28871" table:style-name="ce1">
            <text:p>28871</text:p>
          </table:table-cell>
          <table:table-cell office:value-type="float" office:value="141633" table:style-name="ce1">
            <text:p>141633</text:p>
          </table:table-cell>
          <table:table-cell table:number-columns-repeated="16377"/>
        </table:table-row>
        <table:table-row table:style-name="ro1">
          <table:table-cell office:value-type="date" office:date-value="2020-01-14T00:00:00" table:style-name="ce2">
            <text:p>1/14/2020</text:p>
          </table:table-cell>
          <table:table-cell office:value-type="float" office:value="28874" table:style-name="ce1">
            <text:p>28874</text:p>
          </table:table-cell>
          <table:table-cell office:value-type="float" office:value="29015" table:style-name="ce1">
            <text:p>29015</text:p>
          </table:table-cell>
          <table:table-cell office:value-type="float" office:value="28737" table:style-name="ce1">
            <text:p>28737</text:p>
          </table:table-cell>
          <table:table-cell office:value-type="float" office:value="28934" table:style-name="ce1">
            <text:p>28934</text:p>
          </table:table-cell>
          <table:table-cell office:value-type="float" office:value="28934" table:style-name="ce1">
            <text:p>28934</text:p>
          </table:table-cell>
          <table:table-cell office:value-type="float" office:value="232554" table:style-name="ce1">
            <text:p>232554</text:p>
          </table:table-cell>
          <table:table-cell table:number-columns-repeated="16377"/>
        </table:table-row>
        <table:table-row table:style-name="ro1">
          <table:table-cell office:value-type="date" office:date-value="2020-01-15T00:00:00" table:style-name="ce2">
            <text:p>1/15/2020</text:p>
          </table:table-cell>
          <table:table-cell office:value-type="float" office:value="28934" table:style-name="ce1">
            <text:p>28934</text:p>
          </table:table-cell>
          <table:table-cell office:value-type="float" office:value="29090" table:style-name="ce1">
            <text:p>29090</text:p>
          </table:table-cell>
          <table:table-cell office:value-type="float" office:value="28838" table:style-name="ce1">
            <text:p>28838</text:p>
          </table:table-cell>
          <table:table-cell office:value-type="float" office:value="29029" table:style-name="ce1">
            <text:p>29029</text:p>
          </table:table-cell>
          <table:table-cell office:value-type="float" office:value="29029" table:style-name="ce1">
            <text:p>29029</text:p>
          </table:table-cell>
          <table:table-cell office:value-type="float" office:value="224025" table:style-name="ce1">
            <text:p>224025</text:p>
          </table:table-cell>
          <table:table-cell table:number-columns-repeated="16377"/>
        </table:table-row>
        <table:table-row table:style-name="ro1">
          <table:table-cell office:value-type="date" office:date-value="2020-01-16T00:00:00" table:style-name="ce2">
            <text:p>1/16/2020</text:p>
          </table:table-cell>
          <table:table-cell office:value-type="float" office:value="29034" table:style-name="ce1">
            <text:p>29034</text:p>
          </table:table-cell>
          <table:table-cell office:value-type="float" office:value="29263" table:style-name="ce1">
            <text:p>29263</text:p>
          </table:table-cell>
          <table:table-cell office:value-type="float" office:value="29032" table:style-name="ce1">
            <text:p>29032</text:p>
          </table:table-cell>
          <table:table-cell office:value-type="float" office:value="29240" table:style-name="ce1">
            <text:p>29240</text:p>
          </table:table-cell>
          <table:table-cell office:value-type="float" office:value="29240" table:style-name="ce1">
            <text:p>29240</text:p>
          </table:table-cell>
          <table:table-cell office:value-type="float" office:value="152873" table:style-name="ce1">
            <text:p>152873</text:p>
          </table:table-cell>
          <table:table-cell table:number-columns-repeated="16377"/>
        </table:table-row>
        <table:table-row table:style-name="ro1">
          <table:table-cell office:value-type="date" office:date-value="2020-01-17T00:00:00" table:style-name="ce2">
            <text:p>1/17/2020</text:p>
          </table:table-cell>
          <table:table-cell office:value-type="float" office:value="29245" table:style-name="ce1">
            <text:p>29245</text:p>
          </table:table-cell>
          <table:table-cell office:value-type="float" office:value="29362" table:style-name="ce1">
            <text:p>29362</text:p>
          </table:table-cell>
          <table:table-cell office:value-type="float" office:value="29242" table:style-name="ce1">
            <text:p>29242</text:p>
          </table:table-cell>
          <table:table-cell office:value-type="float" office:value="29279" table:style-name="ce1">
            <text:p>29279</text:p>
          </table:table-cell>
          <table:table-cell office:value-type="float" office:value="29279" table:style-name="ce1">
            <text:p>29279</text:p>
          </table:table-cell>
          <table:table-cell office:value-type="float" office:value="170084" table:style-name="ce1">
            <text:p>170084</text:p>
          </table:table-cell>
          <table:table-cell table:number-columns-repeated="16377"/>
        </table:table-row>
        <table:table-row table:style-name="ro1">
          <table:table-cell office:value-type="date" office:date-value="2020-01-19T00:00:00" table:style-name="ce2">
            <text:p>1/19/2020</text:p>
          </table:table-cell>
          <table:table-cell office:value-type="float" office:value="29280" table:style-name="ce1">
            <text:p>29280</text:p>
          </table:table-cell>
          <table:table-cell office:value-type="float" office:value="29295" table:style-name="ce1">
            <text:p>29295</text:p>
          </table:table-cell>
          <table:table-cell office:value-type="float" office:value="29263" table:style-name="ce1">
            <text:p>29263</text:p>
          </table:table-cell>
          <table:table-cell office:value-type="float" office:value="29295" table:style-name="ce1">
            <text:p>29295</text:p>
          </table:table-cell>
          <table:table-cell office:value-type="float" office:value="29295" table:style-name="ce1">
            <text:p>29295</text:p>
          </table:table-cell>
          <table:table-cell office:value-type="float" office:value="50516" table:style-name="ce1">
            <text:p>50516</text:p>
          </table:table-cell>
          <table:table-cell table:number-columns-repeated="16377"/>
        </table:table-row>
        <table:table-row table:style-name="ro1">
          <table:table-cell office:value-type="date" office:date-value="2020-01-21T00:00:00" table:style-name="ce2">
            <text:p>1/21/2020</text:p>
          </table:table-cell>
          <table:table-cell office:value-type="float" office:value="29280" table:style-name="ce1">
            <text:p>29280</text:p>
          </table:table-cell>
          <table:table-cell office:value-type="float" office:value="29318" table:style-name="ce1">
            <text:p>29318</text:p>
          </table:table-cell>
          <table:table-cell office:value-type="float" office:value="29108" table:style-name="ce1">
            <text:p>29108</text:p>
          </table:table-cell>
          <table:table-cell office:value-type="float" office:value="29179" table:style-name="ce1">
            <text:p>29179</text:p>
          </table:table-cell>
          <table:table-cell office:value-type="float" office:value="29179" table:style-name="ce1">
            <text:p>29179</text:p>
          </table:table-cell>
          <table:table-cell office:value-type="float" office:value="238628" table:style-name="ce1">
            <text:p>238628</text:p>
          </table:table-cell>
          <table:table-cell table:number-columns-repeated="16377"/>
        </table:table-row>
        <table:table-row table:style-name="ro1">
          <table:table-cell office:value-type="date" office:date-value="2020-01-22T00:00:00" table:style-name="ce2">
            <text:p>1/22/2020</text:p>
          </table:table-cell>
          <table:table-cell office:value-type="float" office:value="29177" table:style-name="ce1">
            <text:p>29177</text:p>
          </table:table-cell>
          <table:table-cell office:value-type="float" office:value="29309" table:style-name="ce1">
            <text:p>29309</text:p>
          </table:table-cell>
          <table:table-cell office:value-type="float" office:value="29093" table:style-name="ce1">
            <text:p>29093</text:p>
          </table:table-cell>
          <table:table-cell office:value-type="float" office:value="29140" table:style-name="ce1">
            <text:p>29140</text:p>
          </table:table-cell>
          <table:table-cell office:value-type="float" office:value="29140" table:style-name="ce1">
            <text:p>29140</text:p>
          </table:table-cell>
          <table:table-cell office:value-type="float" office:value="192697" table:style-name="ce1">
            <text:p>192697</text:p>
          </table:table-cell>
          <table:table-cell table:number-columns-repeated="16377"/>
        </table:table-row>
        <table:table-row table:style-name="ro1">
          <table:table-cell office:value-type="date" office:date-value="2020-01-23T00:00:00" table:style-name="ce2">
            <text:p>1/23/2020</text:p>
          </table:table-cell>
          <table:table-cell office:value-type="float" office:value="29112" table:style-name="ce1">
            <text:p>29112</text:p>
          </table:table-cell>
          <table:table-cell office:value-type="float" office:value="29150" table:style-name="ce1">
            <text:p>29150</text:p>
          </table:table-cell>
          <table:table-cell office:value-type="float" office:value="28924" table:style-name="ce1">
            <text:p>28924</text:p>
          </table:table-cell>
          <table:table-cell office:value-type="float" office:value="29127" table:style-name="ce1">
            <text:p>29127</text:p>
          </table:table-cell>
          <table:table-cell office:value-type="float" office:value="29127" table:style-name="ce1">
            <text:p>29127</text:p>
          </table:table-cell>
          <table:table-cell office:value-type="float" office:value="232278" table:style-name="ce1">
            <text:p>232278</text:p>
          </table:table-cell>
          <table:table-cell table:number-columns-repeated="16377"/>
        </table:table-row>
        <table:table-row table:style-name="ro1">
          <table:table-cell office:value-type="date" office:date-value="2020-01-24T00:00:00" table:style-name="ce2">
            <text:p>1/24/2020</text:p>
          </table:table-cell>
          <table:table-cell office:value-type="float" office:value="29129" table:style-name="ce1">
            <text:p>29129</text:p>
          </table:table-cell>
          <table:table-cell office:value-type="float" office:value="29241" table:style-name="ce1">
            <text:p>29241</text:p>
          </table:table-cell>
          <table:table-cell office:value-type="float" office:value="28796" table:style-name="ce1">
            <text:p>28796</text:p>
          </table:table-cell>
          <table:table-cell office:value-type="float" office:value="28933" table:style-name="ce1">
            <text:p>28933</text:p>
          </table:table-cell>
          <table:table-cell office:value-type="float" office:value="28933" table:style-name="ce1">
            <text:p>28933</text:p>
          </table:table-cell>
          <table:table-cell office:value-type="float" office:value="301305" table:style-name="ce1">
            <text:p>301305</text:p>
          </table:table-cell>
          <table:table-cell table:number-columns-repeated="16377"/>
        </table:table-row>
        <table:table-row table:style-name="ro1">
          <table:table-cell office:value-type="date" office:date-value="2020-01-26T00:00:00" table:style-name="ce2">
            <text:p>1/26/2020</text:p>
          </table:table-cell>
          <table:table-cell office:value-type="float" office:value="28720" table:style-name="ce1">
            <text:p>28720</text:p>
          </table:table-cell>
          <table:table-cell office:value-type="float" office:value="28723" table:style-name="ce1">
            <text:p>28723</text:p>
          </table:table-cell>
          <table:table-cell office:value-type="float" office:value="28605" table:style-name="ce1">
            <text:p>28605</text:p>
          </table:table-cell>
          <table:table-cell office:value-type="float" office:value="28633" table:style-name="ce1">
            <text:p>28633</text:p>
          </table:table-cell>
          <table:table-cell office:value-type="float" office:value="28633" table:style-name="ce1">
            <text:p>28633</text:p>
          </table:table-cell>
          <table:table-cell office:value-type="float" office:value="402058" table:style-name="ce1">
            <text:p>402058</text:p>
          </table:table-cell>
          <table:table-cell table:number-columns-repeated="16377"/>
        </table:table-row>
        <table:table-row table:style-name="ro1">
          <table:table-cell office:value-type="date" office:date-value="2020-01-27T00:00:00" table:style-name="ce2">
            <text:p>1/27/2020</text:p>
          </table:table-cell>
          <table:table-cell office:value-type="float" office:value="28720" table:style-name="ce1">
            <text:p>28720</text:p>
          </table:table-cell>
          <table:table-cell office:value-type="float" office:value="28732" table:style-name="ce1">
            <text:p>28732</text:p>
          </table:table-cell>
          <table:table-cell office:value-type="float" office:value="28405" table:style-name="ce1">
            <text:p>28405</text:p>
          </table:table-cell>
          <table:table-cell office:value-type="float" office:value="28481" table:style-name="ce1">
            <text:p>28481</text:p>
          </table:table-cell>
          <table:table-cell office:value-type="float" office:value="28481" table:style-name="ce1">
            <text:p>28481</text:p>
          </table:table-cell>
          <table:table-cell office:value-type="float" office:value="363768" table:style-name="ce1">
            <text:p>363768</text:p>
          </table:table-cell>
          <table:table-cell table:number-columns-repeated="16377"/>
        </table:table-row>
        <table:table-row table:style-name="ro1">
          <table:table-cell office:value-type="date" office:date-value="2020-01-28T00:00:00" table:style-name="ce2">
            <text:p>1/28/2020</text:p>
          </table:table-cell>
          <table:table-cell office:value-type="float" office:value="28479" table:style-name="ce1">
            <text:p>28479</text:p>
          </table:table-cell>
          <table:table-cell office:value-type="float" office:value="28780" table:style-name="ce1">
            <text:p>28780</text:p>
          </table:table-cell>
          <table:table-cell office:value-type="float" office:value="28471" table:style-name="ce1">
            <text:p>28471</text:p>
          </table:table-cell>
          <table:table-cell office:value-type="float" office:value="28710" table:style-name="ce1">
            <text:p>28710</text:p>
          </table:table-cell>
          <table:table-cell office:value-type="float" office:value="28710" table:style-name="ce1">
            <text:p>28710</text:p>
          </table:table-cell>
          <table:table-cell office:value-type="float" office:value="261243" table:style-name="ce1">
            <text:p>261243</text:p>
          </table:table-cell>
          <table:table-cell table:number-columns-repeated="16377"/>
        </table:table-row>
        <table:table-row table:style-name="ro1">
          <table:table-cell office:value-type="date" office:date-value="2020-01-29T00:00:00" table:style-name="ce2">
            <text:p>1/29/2020</text:p>
          </table:table-cell>
          <table:table-cell office:value-type="float" office:value="28736" table:style-name="ce1">
            <text:p>28736</text:p>
          </table:table-cell>
          <table:table-cell office:value-type="float" office:value="28888" table:style-name="ce1">
            <text:p>28888</text:p>
          </table:table-cell>
          <table:table-cell office:value-type="float" office:value="28650" table:style-name="ce1">
            <text:p>28650</text:p>
          </table:table-cell>
          <table:table-cell office:value-type="float" office:value="28710" table:style-name="ce1">
            <text:p>28710</text:p>
          </table:table-cell>
          <table:table-cell office:value-type="float" office:value="28710" table:style-name="ce1">
            <text:p>28710</text:p>
          </table:table-cell>
          <table:table-cell office:value-type="float" office:value="235907" table:style-name="ce1">
            <text:p>235907</text:p>
          </table:table-cell>
          <table:table-cell table:number-columns-repeated="16377"/>
        </table:table-row>
        <table:table-row table:style-name="ro1">
          <table:table-cell office:value-type="date" office:date-value="2020-01-30T00:00:00" table:style-name="ce2">
            <text:p>1/30/2020</text:p>
          </table:table-cell>
          <table:table-cell office:value-type="float" office:value="28718" table:style-name="ce1">
            <text:p>28718</text:p>
          </table:table-cell>
          <table:table-cell office:value-type="float" office:value="28843" table:style-name="ce1">
            <text:p>28843</text:p>
          </table:table-cell>
          <table:table-cell office:value-type="float" office:value="28432" table:style-name="ce1">
            <text:p>28432</text:p>
          </table:table-cell>
          <table:table-cell office:value-type="float" office:value="28791" table:style-name="ce1">
            <text:p>28791</text:p>
          </table:table-cell>
          <table:table-cell office:value-type="float" office:value="28791" table:style-name="ce1">
            <text:p>28791</text:p>
          </table:table-cell>
          <table:table-cell office:value-type="float" office:value="347453" table:style-name="ce1">
            <text:p>347453</text:p>
          </table:table-cell>
          <table:table-cell table:number-columns-repeated="16377"/>
        </table:table-row>
        <table:table-row table:style-name="ro1">
          <table:table-cell office:value-type="date" office:date-value="2020-01-31T00:00:00" table:style-name="ce2">
            <text:p>1/31/2020</text:p>
          </table:table-cell>
          <table:table-cell office:value-type="float" office:value="28838" table:style-name="ce1">
            <text:p>28838</text:p>
          </table:table-cell>
          <table:table-cell office:value-type="float" office:value="28881" table:style-name="ce1">
            <text:p>28881</text:p>
          </table:table-cell>
          <table:table-cell office:value-type="float" office:value="28105" table:style-name="ce1">
            <text:p>28105</text:p>
          </table:table-cell>
          <table:table-cell office:value-type="float" office:value="28196" table:style-name="ce1">
            <text:p>28196</text:p>
          </table:table-cell>
          <table:table-cell office:value-type="float" office:value="28196" table:style-name="ce1">
            <text:p>28196</text:p>
          </table:table-cell>
          <table:table-cell office:value-type="float" office:value="369128" table:style-name="ce1">
            <text:p>369128</text:p>
          </table:table-cell>
          <table:table-cell table:number-columns-repeated="16377"/>
        </table:table-row>
        <table:table-row table:style-name="ro1">
          <table:table-cell office:value-type="date" office:date-value="2020-02-02T00:00:00" table:style-name="ce2">
            <text:p>2/2/2020</text:p>
          </table:table-cell>
          <table:table-cell office:value-type="float" office:value="28159" table:style-name="ce1">
            <text:p>28159</text:p>
          </table:table-cell>
          <table:table-cell office:value-type="float" office:value="28284" table:style-name="ce1">
            <text:p>28284</text:p>
          </table:table-cell>
          <table:table-cell office:value-type="float" office:value="28136" table:style-name="ce1">
            <text:p>28136</text:p>
          </table:table-cell>
          <table:table-cell office:value-type="float" office:value="28256" table:style-name="ce1">
            <text:p>28256</text:p>
          </table:table-cell>
          <table:table-cell office:value-type="float" office:value="28256" table:style-name="ce1">
            <text:p>28256</text:p>
          </table:table-cell>
          <table:table-cell office:value-type="float" office:value="226491" table:style-name="ce1">
            <text:p>226491</text:p>
          </table:table-cell>
          <table:table-cell table:number-columns-repeated="16377"/>
        </table:table-row>
        <table:table-row table:style-name="ro1">
          <table:table-cell office:value-type="date" office:date-value="2020-02-03T00:00:00" table:style-name="ce2">
            <text:p>2/3/2020</text:p>
          </table:table-cell>
          <table:table-cell office:value-type="float" office:value="28159" table:style-name="ce1">
            <text:p>28159</text:p>
          </table:table-cell>
          <table:table-cell office:value-type="float" office:value="28573" table:style-name="ce1">
            <text:p>28573</text:p>
          </table:table-cell>
          <table:table-cell office:value-type="float" office:value="28136" table:style-name="ce1">
            <text:p>28136</text:p>
          </table:table-cell>
          <table:table-cell office:value-type="float" office:value="28361" table:style-name="ce1">
            <text:p>28361</text:p>
          </table:table-cell>
          <table:table-cell office:value-type="float" office:value="28361" table:style-name="ce1">
            <text:p>28361</text:p>
          </table:table-cell>
          <table:table-cell office:value-type="float" office:value="269200" table:style-name="ce1">
            <text:p>269200</text:p>
          </table:table-cell>
          <table:table-cell table:number-columns-repeated="16377"/>
        </table:table-row>
        <table:table-row table:style-name="ro1">
          <table:table-cell office:value-type="date" office:date-value="2020-02-04T00:00:00" table:style-name="ce2">
            <text:p>2/4/2020</text:p>
          </table:table-cell>
          <table:table-cell office:value-type="float" office:value="28366" table:style-name="ce1">
            <text:p>28366</text:p>
          </table:table-cell>
          <table:table-cell office:value-type="float" office:value="28847" table:style-name="ce1">
            <text:p>28847</text:p>
          </table:table-cell>
          <table:table-cell office:value-type="float" office:value="28287" table:style-name="ce1">
            <text:p>28287</text:p>
          </table:table-cell>
          <table:table-cell office:value-type="float" office:value="28789" table:style-name="ce1">
            <text:p>28789</text:p>
          </table:table-cell>
          <table:table-cell office:value-type="float" office:value="28789" table:style-name="ce1">
            <text:p>28789</text:p>
          </table:table-cell>
          <table:table-cell office:value-type="float" office:value="222741" table:style-name="ce1">
            <text:p>222741</text:p>
          </table:table-cell>
          <table:table-cell table:number-columns-repeated="16377"/>
        </table:table-row>
        <table:table-row table:style-name="ro1">
          <table:table-cell office:value-type="date" office:date-value="2020-02-05T00:00:00" table:style-name="ce2">
            <text:p>2/5/2020</text:p>
          </table:table-cell>
          <table:table-cell office:value-type="float" office:value="28776" table:style-name="ce1">
            <text:p>28776</text:p>
          </table:table-cell>
          <table:table-cell office:value-type="float" office:value="29275" table:style-name="ce1">
            <text:p>29275</text:p>
          </table:table-cell>
          <table:table-cell office:value-type="float" office:value="28692" table:style-name="ce1">
            <text:p>28692</text:p>
          </table:table-cell>
          <table:table-cell office:value-type="float" office:value="29241" table:style-name="ce1">
            <text:p>29241</text:p>
          </table:table-cell>
          <table:table-cell office:value-type="float" office:value="29241" table:style-name="ce1">
            <text:p>29241</text:p>
          </table:table-cell>
          <table:table-cell office:value-type="float" office:value="276317" table:style-name="ce1">
            <text:p>276317</text:p>
          </table:table-cell>
          <table:table-cell table:number-columns-repeated="16377"/>
        </table:table-row>
        <table:table-row table:style-name="ro1">
          <table:table-cell office:value-type="date" office:date-value="2020-02-06T00:00:00" table:style-name="ce2">
            <text:p>2/6/2020</text:p>
          </table:table-cell>
          <table:table-cell office:value-type="float" office:value="29248" table:style-name="ce1">
            <text:p>29248</text:p>
          </table:table-cell>
          <table:table-cell office:value-type="float" office:value="29475" table:style-name="ce1">
            <text:p>29475</text:p>
          </table:table-cell>
          <table:table-cell office:value-type="float" office:value="29186" table:style-name="ce1">
            <text:p>29186</text:p>
          </table:table-cell>
          <table:table-cell office:value-type="float" office:value="29328" table:style-name="ce1">
            <text:p>29328</text:p>
          </table:table-cell>
          <table:table-cell office:value-type="float" office:value="29328" table:style-name="ce1">
            <text:p>29328</text:p>
          </table:table-cell>
          <table:table-cell office:value-type="float" office:value="238290" table:style-name="ce1">
            <text:p>238290</text:p>
          </table:table-cell>
          <table:table-cell table:number-columns-repeated="16377"/>
        </table:table-row>
        <table:table-row table:style-name="ro1">
          <table:table-cell office:value-type="date" office:date-value="2020-02-07T00:00:00" table:style-name="ce2">
            <text:p>2/7/2020</text:p>
          </table:table-cell>
          <table:table-cell office:value-type="float" office:value="29357" table:style-name="ce1">
            <text:p>29357</text:p>
          </table:table-cell>
          <table:table-cell office:value-type="float" office:value="29367" table:style-name="ce1">
            <text:p>29367</text:p>
          </table:table-cell>
          <table:table-cell office:value-type="float" office:value="29006" table:style-name="ce1">
            <text:p>29006</text:p>
          </table:table-cell>
          <table:table-cell office:value-type="float" office:value="29044" table:style-name="ce1">
            <text:p>29044</text:p>
          </table:table-cell>
          <table:table-cell office:value-type="float" office:value="29044" table:style-name="ce1">
            <text:p>29044</text:p>
          </table:table-cell>
          <table:table-cell office:value-type="float" office:value="228295" table:style-name="ce1">
            <text:p>228295</text:p>
          </table:table-cell>
          <table:table-cell table:number-columns-repeated="16377"/>
        </table:table-row>
        <table:table-row table:style-name="ro1">
          <table:table-cell office:value-type="date" office:date-value="2020-02-09T00:00:00" table:style-name="ce2">
            <text:p>2/9/2020</text:p>
          </table:table-cell>
          <table:table-cell office:value-type="float" office:value="29021" table:style-name="ce1">
            <text:p>29021</text:p>
          </table:table-cell>
          <table:table-cell office:value-type="float" office:value="29077" table:style-name="ce1">
            <text:p>29077</text:p>
          </table:table-cell>
          <table:table-cell office:value-type="float" office:value="28850" table:style-name="ce1">
            <text:p>28850</text:p>
          </table:table-cell>
          <table:table-cell office:value-type="float" office:value="28922" table:style-name="ce1">
            <text:p>28922</text:p>
          </table:table-cell>
          <table:table-cell office:value-type="float" office:value="28922" table:style-name="ce1">
            <text:p>28922</text:p>
          </table:table-cell>
          <table:table-cell office:value-type="float" office:value="173488" table:style-name="ce1">
            <text:p>173488</text:p>
          </table:table-cell>
          <table:table-cell table:number-columns-repeated="16377"/>
        </table:table-row>
        <table:table-row table:style-name="ro1">
          <table:table-cell office:value-type="date" office:date-value="2020-02-10T00:00:00" table:style-name="ce2">
            <text:p>2/10/2020</text:p>
          </table:table-cell>
          <table:table-cell office:value-type="float" office:value="29021" table:style-name="ce1">
            <text:p>29021</text:p>
          </table:table-cell>
          <table:table-cell office:value-type="float" office:value="29250" table:style-name="ce1">
            <text:p>29250</text:p>
          </table:table-cell>
          <table:table-cell office:value-type="float" office:value="28850" table:style-name="ce1">
            <text:p>28850</text:p>
          </table:table-cell>
          <table:table-cell office:value-type="float" office:value="29245" table:style-name="ce1">
            <text:p>29245</text:p>
          </table:table-cell>
          <table:table-cell office:value-type="float" office:value="29245" table:style-name="ce1">
            <text:p>29245</text:p>
          </table:table-cell>
          <table:table-cell office:value-type="float" office:value="198764" table:style-name="ce1">
            <text:p>198764</text:p>
          </table:table-cell>
          <table:table-cell table:number-columns-repeated="16377"/>
        </table:table-row>
        <table:table-row table:style-name="ro1">
          <table:table-cell office:value-type="date" office:date-value="2020-02-11T00:00:00" table:style-name="ce2">
            <text:p>2/11/2020</text:p>
          </table:table-cell>
          <table:table-cell office:value-type="float" office:value="29237" table:style-name="ce1">
            <text:p>29237</text:p>
          </table:table-cell>
          <table:table-cell office:value-type="float" office:value="29395" table:style-name="ce1">
            <text:p>29395</text:p>
          </table:table-cell>
          <table:table-cell office:value-type="float" office:value="29162" table:style-name="ce1">
            <text:p>29162</text:p>
          </table:table-cell>
          <table:table-cell office:value-type="float" office:value="29229" table:style-name="ce1">
            <text:p>29229</text:p>
          </table:table-cell>
          <table:table-cell office:value-type="float" office:value="29229" table:style-name="ce1">
            <text:p>29229</text:p>
          </table:table-cell>
          <table:table-cell office:value-type="float" office:value="198861" table:style-name="ce1">
            <text:p>198861</text:p>
          </table:table-cell>
          <table:table-cell table:number-columns-repeated="16377"/>
        </table:table-row>
        <table:table-row table:style-name="ro1">
          <table:table-cell office:value-type="date" office:date-value="2020-02-12T00:00:00" table:style-name="ce2">
            <text:p>2/12/2020</text:p>
          </table:table-cell>
          <table:table-cell office:value-type="float" office:value="29261" table:style-name="ce1">
            <text:p>29261</text:p>
          </table:table-cell>
          <table:table-cell office:value-type="float" office:value="29538" table:style-name="ce1">
            <text:p>29538</text:p>
          </table:table-cell>
          <table:table-cell office:value-type="float" office:value="29209" table:style-name="ce1">
            <text:p>29209</text:p>
          </table:table-cell>
          <table:table-cell office:value-type="float" office:value="29523" table:style-name="ce1">
            <text:p>29523</text:p>
          </table:table-cell>
          <table:table-cell office:value-type="float" office:value="29523" table:style-name="ce1">
            <text:p>29523</text:p>
          </table:table-cell>
          <table:table-cell office:value-type="float" office:value="172696" table:style-name="ce1">
            <text:p>172696</text:p>
          </table:table-cell>
          <table:table-cell table:number-columns-repeated="16377"/>
        </table:table-row>
        <table:table-row table:style-name="ro1">
          <table:table-cell office:value-type="date" office:date-value="2020-02-13T00:00:00" table:style-name="ce2">
            <text:p>2/13/2020</text:p>
          </table:table-cell>
          <table:table-cell office:value-type="float" office:value="29529" table:style-name="ce1">
            <text:p>29529</text:p>
          </table:table-cell>
          <table:table-cell office:value-type="float" office:value="29543" table:style-name="ce1">
            <text:p>29543</text:p>
          </table:table-cell>
          <table:table-cell office:value-type="float" office:value="29245" table:style-name="ce1">
            <text:p>29245</text:p>
          </table:table-cell>
          <table:table-cell office:value-type="float" office:value="29432" table:style-name="ce1">
            <text:p>29432</text:p>
          </table:table-cell>
          <table:table-cell office:value-type="float" office:value="29432" table:style-name="ce1">
            <text:p>29432</text:p>
          </table:table-cell>
          <table:table-cell office:value-type="float" office:value="220172" table:style-name="ce1">
            <text:p>220172</text:p>
          </table:table-cell>
          <table:table-cell table:number-columns-repeated="16377"/>
        </table:table-row>
        <table:table-row table:style-name="ro1">
          <table:table-cell office:value-type="date" office:date-value="2020-02-14T00:00:00" table:style-name="ce2">
            <text:p>2/14/2020</text:p>
          </table:table-cell>
          <table:table-cell office:value-type="float" office:value="29446" table:style-name="ce1">
            <text:p>29446</text:p>
          </table:table-cell>
          <table:table-cell office:value-type="float" office:value="29519" table:style-name="ce1">
            <text:p>29519</text:p>
          </table:table-cell>
          <table:table-cell office:value-type="float" office:value="29267" table:style-name="ce1">
            <text:p>29267</text:p>
          </table:table-cell>
          <table:table-cell office:value-type="float" office:value="29395" table:style-name="ce1">
            <text:p>29395</text:p>
          </table:table-cell>
          <table:table-cell office:value-type="float" office:value="29395" table:style-name="ce1">
            <text:p>29395</text:p>
          </table:table-cell>
          <table:table-cell office:value-type="float" office:value="174890" table:style-name="ce1">
            <text:p>174890</text:p>
          </table:table-cell>
          <table:table-cell table:number-columns-repeated="16377"/>
        </table:table-row>
        <table:table-row table:style-name="ro1">
          <table:table-cell office:value-type="date" office:date-value="2020-02-16T00:00:00" table:style-name="ce2">
            <text:p>2/16/2020</text:p>
          </table:table-cell>
          <table:table-cell office:value-type="float" office:value="29384" table:style-name="ce1">
            <text:p>29384</text:p>
          </table:table-cell>
          <table:table-cell office:value-type="float" office:value="29464" table:style-name="ce1">
            <text:p>29464</text:p>
          </table:table-cell>
          <table:table-cell office:value-type="float" office:value="29384" table:style-name="ce1">
            <text:p>29384</text:p>
          </table:table-cell>
          <table:table-cell office:value-type="float" office:value="29441" table:style-name="ce1">
            <text:p>29441</text:p>
          </table:table-cell>
          <table:table-cell office:value-type="float" office:value="29441" table:style-name="ce1">
            <text:p>29441</text:p>
          </table:table-cell>
          <table:table-cell office:value-type="float" office:value="9274" table:style-name="ce1">
            <text:p>9274</text:p>
          </table:table-cell>
          <table:table-cell table:number-columns-repeated="16377"/>
        </table:table-row>
        <table:table-row table:style-name="ro1">
          <table:table-cell office:value-type="date" office:date-value="2020-02-18T00:00:00" table:style-name="ce2">
            <text:p>2/18/2020</text:p>
          </table:table-cell>
          <table:table-cell office:value-type="float" office:value="29384" table:style-name="ce1">
            <text:p>29384</text:p>
          </table:table-cell>
          <table:table-cell office:value-type="float" office:value="29476" table:style-name="ce1">
            <text:p>29476</text:p>
          </table:table-cell>
          <table:table-cell office:value-type="float" office:value="29100" table:style-name="ce1">
            <text:p>29100</text:p>
          </table:table-cell>
          <table:table-cell office:value-type="float" office:value="29211" table:style-name="ce1">
            <text:p>29211</text:p>
          </table:table-cell>
          <table:table-cell office:value-type="float" office:value="29211" table:style-name="ce1">
            <text:p>29211</text:p>
          </table:table-cell>
          <table:table-cell office:value-type="float" office:value="268667" table:style-name="ce1">
            <text:p>268667</text:p>
          </table:table-cell>
          <table:table-cell table:number-columns-repeated="16377"/>
        </table:table-row>
        <table:table-row table:style-name="ro1">
          <table:table-cell office:value-type="date" office:date-value="2020-02-19T00:00:00" table:style-name="ce2">
            <text:p>2/19/2020</text:p>
          </table:table-cell>
          <table:table-cell office:value-type="float" office:value="29240" table:style-name="ce1">
            <text:p>29240</text:p>
          </table:table-cell>
          <table:table-cell office:value-type="float" office:value="29397" table:style-name="ce1">
            <text:p>29397</text:p>
          </table:table-cell>
          <table:table-cell office:value-type="float" office:value="29232" table:style-name="ce1">
            <text:p>29232</text:p>
          </table:table-cell>
          <table:table-cell office:value-type="float" office:value="29337" table:style-name="ce1">
            <text:p>29337</text:p>
          </table:table-cell>
          <table:table-cell office:value-type="float" office:value="29337" table:style-name="ce1">
            <text:p>29337</text:p>
          </table:table-cell>
          <table:table-cell office:value-type="float" office:value="153041" table:style-name="ce1">
            <text:p>153041</text:p>
          </table:table-cell>
          <table:table-cell table:number-columns-repeated="16377"/>
        </table:table-row>
        <table:table-row table:style-name="ro1">
          <table:table-cell office:value-type="date" office:date-value="2020-02-20T00:00:00" table:style-name="ce2">
            <text:p>2/20/2020</text:p>
          </table:table-cell>
          <table:table-cell office:value-type="float" office:value="29366" table:style-name="ce1">
            <text:p>29366</text:p>
          </table:table-cell>
          <table:table-cell office:value-type="float" office:value="29434" table:style-name="ce1">
            <text:p>29434</text:p>
          </table:table-cell>
          <table:table-cell office:value-type="float" office:value="28931" table:style-name="ce1">
            <text:p>28931</text:p>
          </table:table-cell>
          <table:table-cell office:value-type="float" office:value="29171" table:style-name="ce1">
            <text:p>29171</text:p>
          </table:table-cell>
          <table:table-cell office:value-type="float" office:value="29171" table:style-name="ce1">
            <text:p>29171</text:p>
          </table:table-cell>
          <table:table-cell office:value-type="float" office:value="288117" table:style-name="ce1">
            <text:p>288117</text:p>
          </table:table-cell>
          <table:table-cell table:number-columns-repeated="16377"/>
        </table:table-row>
        <table:table-row table:style-name="ro1">
          <table:table-cell office:value-type="date" office:date-value="2020-02-21T00:00:00" table:style-name="ce2">
            <text:p>2/21/2020</text:p>
          </table:table-cell>
          <table:table-cell office:value-type="float" office:value="29154" table:style-name="ce1">
            <text:p>29154</text:p>
          </table:table-cell>
          <table:table-cell office:value-type="float" office:value="29176" table:style-name="ce1">
            <text:p>29176</text:p>
          </table:table-cell>
          <table:table-cell office:value-type="float" office:value="28871" table:style-name="ce1">
            <text:p>28871</text:p>
          </table:table-cell>
          <table:table-cell office:value-type="float" office:value="28981" table:style-name="ce1">
            <text:p>28981</text:p>
          </table:table-cell>
          <table:table-cell office:value-type="float" office:value="28981" table:style-name="ce1">
            <text:p>28981</text:p>
          </table:table-cell>
          <table:table-cell office:value-type="float" office:value="322584" table:style-name="ce1">
            <text:p>322584</text:p>
          </table:table-cell>
          <table:table-cell table:number-columns-repeated="16377"/>
        </table:table-row>
        <table:table-row table:style-name="ro1">
          <table:table-cell office:value-type="date" office:date-value="2020-02-23T00:00:00" table:style-name="ce2">
            <text:p>2/23/2020</text:p>
          </table:table-cell>
          <table:table-cell office:value-type="float" office:value="28745" table:style-name="ce1">
            <text:p>28745</text:p>
          </table:table-cell>
          <table:table-cell office:value-type="float" office:value="28754" table:style-name="ce1">
            <text:p>28754</text:p>
          </table:table-cell>
          <table:table-cell office:value-type="float" office:value="28578" table:style-name="ce1">
            <text:p>28578</text:p>
          </table:table-cell>
          <table:table-cell office:value-type="float" office:value="28646" table:style-name="ce1">
            <text:p>28646</text:p>
          </table:table-cell>
          <table:table-cell office:value-type="float" office:value="28646" table:style-name="ce1">
            <text:p>28646</text:p>
          </table:table-cell>
          <table:table-cell office:value-type="float" office:value="526935" table:style-name="ce1">
            <text:p>526935</text:p>
          </table:table-cell>
          <table:table-cell table:number-columns-repeated="16377"/>
        </table:table-row>
        <table:table-row table:style-name="ro1">
          <table:table-cell office:value-type="date" office:date-value="2020-02-24T00:00:00" table:style-name="ce2">
            <text:p>2/24/2020</text:p>
          </table:table-cell>
          <table:table-cell office:value-type="float" office:value="28745" table:style-name="ce1">
            <text:p>28745</text:p>
          </table:table-cell>
          <table:table-cell office:value-type="float" office:value="28754" table:style-name="ce1">
            <text:p>28754</text:p>
          </table:table-cell>
          <table:table-cell office:value-type="float" office:value="27887" table:style-name="ce1">
            <text:p>27887</text:p>
          </table:table-cell>
          <table:table-cell office:value-type="float" office:value="27968" table:style-name="ce1">
            <text:p>27968</text:p>
          </table:table-cell>
          <table:table-cell office:value-type="float" office:value="27968" table:style-name="ce1">
            <text:p>27968</text:p>
          </table:table-cell>
          <table:table-cell office:value-type="float" office:value="503595" table:style-name="ce1">
            <text:p>503595</text:p>
          </table:table-cell>
          <table:table-cell table:number-columns-repeated="16377"/>
        </table:table-row>
        <table:table-row table:style-name="ro1">
          <table:table-cell office:value-type="date" office:date-value="2020-02-25T00:00:00" table:style-name="ce2">
            <text:p>2/25/2020</text:p>
          </table:table-cell>
          <table:table-cell office:value-type="float" office:value="27927" table:style-name="ce1">
            <text:p>27927</text:p>
          </table:table-cell>
          <table:table-cell office:value-type="float" office:value="28234" table:style-name="ce1">
            <text:p>28234</text:p>
          </table:table-cell>
          <table:table-cell office:value-type="float" office:value="26976" table:style-name="ce1">
            <text:p>26976</text:p>
          </table:table-cell>
          <table:table-cell office:value-type="float" office:value="27117" table:style-name="ce1">
            <text:p>27117</text:p>
          </table:table-cell>
          <table:table-cell office:value-type="float" office:value="27117" table:style-name="ce1">
            <text:p>27117</text:p>
          </table:table-cell>
          <table:table-cell office:value-type="float" office:value="571418" table:style-name="ce1">
            <text:p>571418</text:p>
          </table:table-cell>
          <table:table-cell table:number-columns-repeated="16377"/>
        </table:table-row>
        <table:table-row table:style-name="ro1">
          <table:table-cell office:value-type="date" office:date-value="2020-02-26T00:00:00" table:style-name="ce2">
            <text:p>2/26/2020</text:p>
          </table:table-cell>
          <table:table-cell office:value-type="float" office:value="27124" table:style-name="ce1">
            <text:p>27124</text:p>
          </table:table-cell>
          <table:table-cell office:value-type="float" office:value="27519" table:style-name="ce1">
            <text:p>27519</text:p>
          </table:table-cell>
          <table:table-cell office:value-type="float" office:value="26692" table:style-name="ce1">
            <text:p>26692</text:p>
          </table:table-cell>
          <table:table-cell office:value-type="float" office:value="26914" table:style-name="ce1">
            <text:p>26914</text:p>
          </table:table-cell>
          <table:table-cell office:value-type="float" office:value="26914" table:style-name="ce1">
            <text:p>26914</text:p>
          </table:table-cell>
          <table:table-cell office:value-type="float" office:value="588272" table:style-name="ce1">
            <text:p>588272</text:p>
          </table:table-cell>
          <table:table-cell table:number-columns-repeated="16377"/>
        </table:table-row>
        <table:table-row table:style-name="ro1">
          <table:table-cell office:value-type="date" office:date-value="2020-02-27T00:00:00" table:style-name="ce2">
            <text:p>2/27/2020</text:p>
          </table:table-cell>
          <table:table-cell office:value-type="float" office:value="26820" table:style-name="ce1">
            <text:p>26820</text:p>
          </table:table-cell>
          <table:table-cell office:value-type="float" office:value="26977" table:style-name="ce1">
            <text:p>26977</text:p>
          </table:table-cell>
          <table:table-cell office:value-type="float" office:value="25500" table:style-name="ce1">
            <text:p>25500</text:p>
          </table:table-cell>
          <table:table-cell office:value-type="float" office:value="25552" table:style-name="ce1">
            <text:p>25552</text:p>
          </table:table-cell>
          <table:table-cell office:value-type="float" office:value="25552" table:style-name="ce1">
            <text:p>25552</text:p>
          </table:table-cell>
          <table:table-cell office:value-type="float" office:value="689083" table:style-name="ce1">
            <text:p>689083</text:p>
          </table:table-cell>
          <table:table-cell table:number-columns-repeated="16377"/>
        </table:table-row>
        <table:table-row table:style-name="ro1">
          <table:table-cell office:value-type="date" office:date-value="2020-02-28T00:00:00" table:style-name="ce2">
            <text:p>2/28/2020</text:p>
          </table:table-cell>
          <table:table-cell office:value-type="float" office:value="25522" table:style-name="ce1">
            <text:p>25522</text:p>
          </table:table-cell>
          <table:table-cell office:value-type="float" office:value="25772" table:style-name="ce1">
            <text:p>25772</text:p>
          </table:table-cell>
          <table:table-cell office:value-type="float" office:value="24675" table:style-name="ce1">
            <text:p>24675</text:p>
          </table:table-cell>
          <table:table-cell office:value-type="float" office:value="25364" table:style-name="ce1">
            <text:p>25364</text:p>
          </table:table-cell>
          <table:table-cell office:value-type="float" office:value="25364" table:style-name="ce1">
            <text:p>25364</text:p>
          </table:table-cell>
          <table:table-cell office:value-type="float" office:value="735823" table:style-name="ce1">
            <text:p>735823</text:p>
          </table:table-cell>
          <table:table-cell table:number-columns-repeated="16377"/>
        </table:table-row>
        <table:table-row table:style-name="ro1">
          <table:table-cell office:value-type="date" office:date-value="2020-03-01T00:00:00" table:style-name="ce2">
            <text:p>3/1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3-02T00:00:00" table:style-name="ce2">
            <text:p>3/2/2020</text:p>
          </table:table-cell>
          <table:table-cell office:value-type="float" office:value="25196" table:style-name="ce1">
            <text:p>25196</text:p>
          </table:table-cell>
          <table:table-cell office:value-type="float" office:value="26711" table:style-name="ce1">
            <text:p>26711</text:p>
          </table:table-cell>
          <table:table-cell office:value-type="float" office:value="24851" table:style-name="ce1">
            <text:p>24851</text:p>
          </table:table-cell>
          <table:table-cell office:value-type="float" office:value="26468" table:style-name="ce1">
            <text:p>26468</text:p>
          </table:table-cell>
          <table:table-cell office:value-type="float" office:value="26468" table:style-name="ce1">
            <text:p>26468</text:p>
          </table:table-cell>
          <table:table-cell office:value-type="float" office:value="637915" table:style-name="ce1">
            <text:p>637915</text:p>
          </table:table-cell>
          <table:table-cell table:number-columns-repeated="16377"/>
        </table:table-row>
        <table:table-row table:style-name="ro1">
          <table:table-cell office:value-type="date" office:date-value="2020-03-03T00:00:00" table:style-name="ce2">
            <text:p>3/3/2020</text:p>
          </table:table-cell>
          <table:table-cell office:value-type="float" office:value="26562" table:style-name="ce1">
            <text:p>26562</text:p>
          </table:table-cell>
          <table:table-cell office:value-type="float" office:value="27059" table:style-name="ce1">
            <text:p>27059</text:p>
          </table:table-cell>
          <table:table-cell office:value-type="float" office:value="25679" table:style-name="ce1">
            <text:p>25679</text:p>
          </table:table-cell>
          <table:table-cell office:value-type="float" office:value="25880" table:style-name="ce1">
            <text:p>25880</text:p>
          </table:table-cell>
          <table:table-cell office:value-type="float" office:value="25880" table:style-name="ce1">
            <text:p>25880</text:p>
          </table:table-cell>
          <table:table-cell office:value-type="float" office:value="607045" table:style-name="ce1">
            <text:p>607045</text:p>
          </table:table-cell>
          <table:table-cell table:number-columns-repeated="16377"/>
        </table:table-row>
        <table:table-row table:style-name="ro1">
          <table:table-cell office:value-type="date" office:date-value="2020-03-04T00:00:00" table:style-name="ce2">
            <text:p>3/4/2020</text:p>
          </table:table-cell>
          <table:table-cell office:value-type="float" office:value="25809" table:style-name="ce1">
            <text:p>25809</text:p>
          </table:table-cell>
          <table:table-cell office:value-type="float" office:value="27075" table:style-name="ce1">
            <text:p>27075</text:p>
          </table:table-cell>
          <table:table-cell office:value-type="float" office:value="25688" table:style-name="ce1">
            <text:p>25688</text:p>
          </table:table-cell>
          <table:table-cell office:value-type="float" office:value="26965" table:style-name="ce1">
            <text:p>26965</text:p>
          </table:table-cell>
          <table:table-cell office:value-type="float" office:value="26965" table:style-name="ce1">
            <text:p>26965</text:p>
          </table:table-cell>
          <table:table-cell office:value-type="float" office:value="381744" table:style-name="ce1">
            <text:p>381744</text:p>
          </table:table-cell>
          <table:table-cell table:number-columns-repeated="16377"/>
        </table:table-row>
        <table:table-row table:style-name="ro1">
          <table:table-cell office:value-type="date" office:date-value="2020-03-05T00:00:00" table:style-name="ce2">
            <text:p>3/5/2020</text:p>
          </table:table-cell>
          <table:table-cell office:value-type="float" office:value="26921" table:style-name="ce1">
            <text:p>26921</text:p>
          </table:table-cell>
          <table:table-cell office:value-type="float" office:value="26973" table:style-name="ce1">
            <text:p>26973</text:p>
          </table:table-cell>
          <table:table-cell office:value-type="float" office:value="25915" table:style-name="ce1">
            <text:p>25915</text:p>
          </table:table-cell>
          <table:table-cell office:value-type="float" office:value="26060" table:style-name="ce1">
            <text:p>26060</text:p>
          </table:table-cell>
          <table:table-cell office:value-type="float" office:value="26060" table:style-name="ce1">
            <text:p>26060</text:p>
          </table:table-cell>
          <table:table-cell office:value-type="float" office:value="461258" table:style-name="ce1">
            <text:p>461258</text:p>
          </table:table-cell>
          <table:table-cell table:number-columns-repeated="16377"/>
        </table:table-row>
        <table:table-row table:style-name="ro1">
          <table:table-cell office:value-type="date" office:date-value="2020-03-06T00:00:00" table:style-name="ce2">
            <text:p>3/6/2020</text:p>
          </table:table-cell>
          <table:table-cell office:value-type="float" office:value="26143" table:style-name="ce1">
            <text:p>26143</text:p>
          </table:table-cell>
          <table:table-cell office:value-type="float" office:value="26282" table:style-name="ce1">
            <text:p>26282</text:p>
          </table:table-cell>
          <table:table-cell office:value-type="float" office:value="25193" table:style-name="ce1">
            <text:p>25193</text:p>
          </table:table-cell>
          <table:table-cell office:value-type="float" office:value="25789" table:style-name="ce1">
            <text:p>25789</text:p>
          </table:table-cell>
          <table:table-cell office:value-type="float" office:value="25789" table:style-name="ce1">
            <text:p>25789</text:p>
          </table:table-cell>
          <table:table-cell office:value-type="float" office:value="581213" table:style-name="ce1">
            <text:p>581213</text:p>
          </table:table-cell>
          <table:table-cell table:number-columns-repeated="16377"/>
        </table:table-row>
        <table:table-row table:style-name="ro1">
          <table:table-cell office:value-type="date" office:date-value="2020-03-08T00:00:00" table:style-name="ce2">
            <text:p>3/8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3-09T00:00:00" table:style-name="ce2">
            <text:p>3/9/2020</text:p>
          </table:table-cell>
          <table:table-cell office:value-type="float" office:value="25356" table:style-name="ce1">
            <text:p>25356</text:p>
          </table:table-cell>
          <table:table-cell office:value-type="float" office:value="25356" table:style-name="ce1">
            <text:p>25356</text:p>
          </table:table-cell>
          <table:table-cell office:value-type="float" office:value="23549" table:style-name="ce1">
            <text:p>23549</text:p>
          </table:table-cell>
          <table:table-cell office:value-type="float" office:value="23877" table:style-name="ce1">
            <text:p>23877</text:p>
          </table:table-cell>
          <table:table-cell office:value-type="float" office:value="23877" table:style-name="ce1">
            <text:p>23877</text:p>
          </table:table-cell>
          <table:table-cell office:value-type="float" office:value="335681" table:style-name="ce1">
            <text:p>335681</text:p>
          </table:table-cell>
          <table:table-cell table:number-columns-repeated="16377"/>
        </table:table-row>
        <table:table-row table:style-name="ro1">
          <table:table-cell office:value-type="date" office:date-value="2020-03-10T00:00:00" table:style-name="ce2">
            <text:p>3/10/2020</text:p>
          </table:table-cell>
          <table:table-cell office:value-type="float" office:value="23727" table:style-name="ce1">
            <text:p>23727</text:p>
          </table:table-cell>
          <table:table-cell office:value-type="float" office:value="25020" table:style-name="ce1">
            <text:p>25020</text:p>
          </table:table-cell>
          <table:table-cell office:value-type="float" office:value="23424" table:style-name="ce1">
            <text:p>23424</text:p>
          </table:table-cell>
          <table:table-cell office:value-type="float" office:value="24849" table:style-name="ce1">
            <text:p>24849</text:p>
          </table:table-cell>
          <table:table-cell office:value-type="float" office:value="24849" table:style-name="ce1">
            <text:p>24849</text:p>
          </table:table-cell>
          <table:table-cell office:value-type="float" office:value="523496" table:style-name="ce1">
            <text:p>523496</text:p>
          </table:table-cell>
          <table:table-cell table:number-columns-repeated="16377"/>
        </table:table-row>
        <table:table-row table:style-name="ro1">
          <table:table-cell office:value-type="date" office:date-value="2020-03-11T00:00:00" table:style-name="ce2">
            <text:p>3/11/2020</text:p>
          </table:table-cell>
          <table:table-cell office:value-type="float" office:value="24838" table:style-name="ce1">
            <text:p>24838</text:p>
          </table:table-cell>
          <table:table-cell office:value-type="float" office:value="24890" table:style-name="ce1">
            <text:p>24890</text:p>
          </table:table-cell>
          <table:table-cell office:value-type="float" office:value="23300" table:style-name="ce1">
            <text:p>23300</text:p>
          </table:table-cell>
          <table:table-cell office:value-type="float" office:value="23575" table:style-name="ce1">
            <text:p>23575</text:p>
          </table:table-cell>
          <table:table-cell office:value-type="float" office:value="23575" table:style-name="ce1">
            <text:p>23575</text:p>
          </table:table-cell>
          <table:table-cell office:value-type="float" office:value="495349" table:style-name="ce1">
            <text:p>495349</text:p>
          </table:table-cell>
          <table:table-cell table:number-columns-repeated="16377"/>
        </table:table-row>
        <table:table-row table:style-name="ro1">
          <table:table-cell office:value-type="date" office:date-value="2020-03-12T00:00:00" table:style-name="ce2">
            <text:p>3/12/2020</text:p>
          </table:table-cell>
          <table:table-cell office:value-type="float" office:value="23565" table:style-name="ce1">
            <text:p>23565</text:p>
          </table:table-cell>
          <table:table-cell office:value-type="float" office:value="23851" table:style-name="ce1">
            <text:p>23851</text:p>
          </table:table-cell>
          <table:table-cell office:value-type="float" office:value="20875" table:style-name="ce1">
            <text:p>20875</text:p>
          </table:table-cell>
          <table:table-cell office:value-type="float" office:value="21085" table:style-name="ce1">
            <text:p>21085</text:p>
          </table:table-cell>
          <table:table-cell office:value-type="float" office:value="21085" table:style-name="ce1">
            <text:p>21085</text:p>
          </table:table-cell>
          <table:table-cell office:value-type="float" office:value="465613" table:style-name="ce1">
            <text:p>465613</text:p>
          </table:table-cell>
          <table:table-cell table:number-columns-repeated="16377"/>
        </table:table-row>
        <table:table-row table:style-name="ro1">
          <table:table-cell office:value-type="date" office:date-value="2020-03-13T00:00:00" table:style-name="ce2">
            <text:p>3/13/2020</text:p>
          </table:table-cell>
          <table:table-cell office:value-type="float" office:value="20769" table:style-name="ce1">
            <text:p>20769</text:p>
          </table:table-cell>
          <table:table-cell office:value-type="float" office:value="23147" table:style-name="ce1">
            <text:p>23147</text:p>
          </table:table-cell>
          <table:table-cell office:value-type="float" office:value="20388" table:style-name="ce1">
            <text:p>20388</text:p>
          </table:table-cell>
          <table:table-cell office:value-type="float" office:value="22988" table:style-name="ce1">
            <text:p>22988</text:p>
          </table:table-cell>
          <table:table-cell office:value-type="float" office:value="22988" table:style-name="ce1">
            <text:p>22988</text:p>
          </table:table-cell>
          <table:table-cell office:value-type="float" office:value="232403" table:style-name="ce1">
            <text:p>232403</text:p>
          </table:table-cell>
          <table:table-cell table:number-columns-repeated="16377"/>
        </table:table-row>
        <table:table-row table:style-name="ro1">
          <table:table-cell office:value-type="date" office:date-value="2020-03-15T00:00:00" table:style-name="ce2">
            <text:p>3/15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3-16T00:00:00" table:style-name="ce2">
            <text:p>3/16/2020</text:p>
          </table:table-cell>
          <table:table-cell office:value-type="float" office:value="22867" table:style-name="ce1">
            <text:p>22867</text:p>
          </table:table-cell>
          <table:table-cell office:value-type="float" office:value="22899" table:style-name="ce1">
            <text:p>22899</text:p>
          </table:table-cell>
          <table:table-cell office:value-type="float" office:value="20062" table:style-name="ce1">
            <text:p>20062</text:p>
          </table:table-cell>
          <table:table-cell office:value-type="float" office:value="20399" table:style-name="ce1">
            <text:p>20399</text:p>
          </table:table-cell>
          <table:table-cell office:value-type="float" office:value="20399" table:style-name="ce1">
            <text:p>20399</text:p>
          </table:table-cell>
          <table:table-cell office:value-type="float" office:value="113138" table:style-name="ce1">
            <text:p>113138</text:p>
          </table:table-cell>
          <table:table-cell table:number-columns-repeated="16377"/>
        </table:table-row>
        <table:table-row table:style-name="ro1">
          <table:table-cell office:value-type="date" office:date-value="2020-03-17T00:00:00" table:style-name="ce2">
            <text:p>3/17/2020</text:p>
          </table:table-cell>
          <table:table-cell office:value-type="float" office:value="20381" table:style-name="ce1">
            <text:p>20381</text:p>
          </table:table-cell>
          <table:table-cell office:value-type="float" office:value="21380" table:style-name="ce1">
            <text:p>21380</text:p>
          </table:table-cell>
          <table:table-cell office:value-type="float" office:value="19872" table:style-name="ce1">
            <text:p>19872</text:p>
          </table:table-cell>
          <table:table-cell office:value-type="float" office:value="20966" table:style-name="ce1">
            <text:p>20966</text:p>
          </table:table-cell>
          <table:table-cell office:value-type="float" office:value="20966" table:style-name="ce1">
            <text:p>20966</text:p>
          </table:table-cell>
          <table:table-cell office:value-type="float" office:value="121858" table:style-name="ce1">
            <text:p>121858</text:p>
          </table:table-cell>
          <table:table-cell table:number-columns-repeated="16377"/>
        </table:table-row>
        <table:table-row table:style-name="ro1">
          <table:table-cell office:value-type="date" office:date-value="2020-03-18T00:00:00" table:style-name="ce2">
            <text:p>3/18/2020</text:p>
          </table:table-cell>
          <table:table-cell office:value-type="float" office:value="20791" table:style-name="ce1">
            <text:p>20791</text:p>
          </table:table-cell>
          <table:table-cell office:value-type="float" office:value="20954" table:style-name="ce1">
            <text:p>20954</text:p>
          </table:table-cell>
          <table:table-cell office:value-type="float" office:value="18904" table:style-name="ce1">
            <text:p>18904</text:p>
          </table:table-cell>
          <table:table-cell office:value-type="float" office:value="19981" table:style-name="ce1">
            <text:p>19981</text:p>
          </table:table-cell>
          <table:table-cell office:value-type="float" office:value="19981" table:style-name="ce1">
            <text:p>19981</text:p>
          </table:table-cell>
          <table:table-cell office:value-type="float" office:value="87328" table:style-name="ce1">
            <text:p>87328</text:p>
          </table:table-cell>
          <table:table-cell table:number-columns-repeated="16377"/>
        </table:table-row>
        <table:table-row table:style-name="ro1">
          <table:table-cell office:value-type="date" office:date-value="2020-03-19T00:00:00" table:style-name="ce2">
            <text:p>3/19/2020</text:p>
          </table:table-cell>
          <table:table-cell office:value-type="float" office:value="19996" table:style-name="ce1">
            <text:p>19996</text:p>
          </table:table-cell>
          <table:table-cell office:value-type="float" office:value="20497" table:style-name="ce1">
            <text:p>20497</text:p>
          </table:table-cell>
          <table:table-cell office:value-type="float" office:value="18993" table:style-name="ce1">
            <text:p>18993</text:p>
          </table:table-cell>
          <table:table-cell office:value-type="float" office:value="20003" table:style-name="ce1">
            <text:p>20003</text:p>
          </table:table-cell>
          <table:table-cell office:value-type="float" office:value="20003" table:style-name="ce1">
            <text:p>20003</text:p>
          </table:table-cell>
          <table:table-cell office:value-type="float" office:value="54061" table:style-name="ce1">
            <text:p>54061</text:p>
          </table:table-cell>
          <table:table-cell table:number-columns-repeated="16377"/>
        </table:table-row>
        <table:table-row table:style-name="ro1">
          <table:table-cell office:value-type="date" office:date-value="2020-03-20T00:00:00" table:style-name="ce2">
            <text:p>3/20/2020</text:p>
          </table:table-cell>
          <table:table-cell office:value-type="float" office:value="19712" table:style-name="ce1">
            <text:p>19712</text:p>
          </table:table-cell>
          <table:table-cell office:value-type="float" office:value="20999" table:style-name="ce1">
            <text:p>20999</text:p>
          </table:table-cell>
          <table:table-cell office:value-type="float" office:value="19543" table:style-name="ce1">
            <text:p>19543</text:p>
          </table:table-cell>
          <table:table-cell office:value-type="float" office:value="20255.5" table:style-name="ce1">
            <text:p>20255.5</text:p>
          </table:table-cell>
          <table:table-cell office:value-type="float" office:value="20255.5" table:style-name="ce1">
            <text:p>20255.5</text:p>
          </table:table-cell>
          <table:table-cell office:value-type="float" office:value="286183" table:style-name="ce1">
            <text:p>286183</text:p>
          </table:table-cell>
          <table:table-cell table:number-columns-repeated="16377"/>
        </table:table-row>
        <table:table-row table:style-name="ro1">
          <table:table-cell office:value-type="date" office:date-value="2020-03-22T00:00:00" table:style-name="ce2">
            <text:p>3/22/2020</text:p>
          </table:table-cell>
          <table:table-cell office:value-type="float" office:value="18504" table:style-name="ce1">
            <text:p>18504</text:p>
          </table:table-cell>
          <table:table-cell office:value-type="float" office:value="18507" table:style-name="ce1">
            <text:p>18507</text:p>
          </table:table-cell>
          <table:table-cell office:value-type="float" office:value="18086" table:style-name="ce1">
            <text:p>18086</text:p>
          </table:table-cell>
          <table:table-cell office:value-type="float" office:value="18238" table:style-name="ce1">
            <text:p>18238</text:p>
          </table:table-cell>
          <table:table-cell office:value-type="float" office:value="18238" table:style-name="ce1">
            <text:p>18238</text:p>
          </table:table-cell>
          <table:table-cell office:value-type="float" office:value="204991" table:style-name="ce1">
            <text:p>204991</text:p>
          </table:table-cell>
          <table:table-cell table:number-columns-repeated="16377"/>
        </table:table-row>
        <table:table-row table:style-name="ro1">
          <table:table-cell office:value-type="date" office:date-value="2020-03-23T00:00:00" table:style-name="ce2">
            <text:p>3/23/2020</text:p>
          </table:table-cell>
          <table:table-cell office:value-type="float" office:value="18504" table:style-name="ce1">
            <text:p>18504</text:p>
          </table:table-cell>
          <table:table-cell office:value-type="float" office:value="19804" table:style-name="ce1">
            <text:p>19804</text:p>
          </table:table-cell>
          <table:table-cell office:value-type="float" office:value="18086" table:style-name="ce1">
            <text:p>18086</text:p>
          </table:table-cell>
          <table:table-cell office:value-type="float" office:value="18497" table:style-name="ce1">
            <text:p>18497</text:p>
          </table:table-cell>
          <table:table-cell office:value-type="float" office:value="18497" table:style-name="ce1">
            <text:p>18497</text:p>
          </table:table-cell>
          <table:table-cell office:value-type="float" office:value="308160" table:style-name="ce1">
            <text:p>308160</text:p>
          </table:table-cell>
          <table:table-cell table:number-columns-repeated="16377"/>
        </table:table-row>
        <table:table-row table:style-name="ro1">
          <table:table-cell office:value-type="date" office:date-value="2020-03-24T00:00:00" table:style-name="ce2">
            <text:p>3/24/2020</text:p>
          </table:table-cell>
          <table:table-cell office:value-type="float" office:value="18584" table:style-name="ce1">
            <text:p>18584</text:p>
          </table:table-cell>
          <table:table-cell office:value-type="float" office:value="20710" table:style-name="ce1">
            <text:p>20710</text:p>
          </table:table-cell>
          <table:table-cell office:value-type="float" office:value="18584" table:style-name="ce1">
            <text:p>18584</text:p>
          </table:table-cell>
          <table:table-cell office:value-type="float" office:value="20608" table:style-name="ce1">
            <text:p>20608</text:p>
          </table:table-cell>
          <table:table-cell office:value-type="float" office:value="20608" table:style-name="ce1">
            <text:p>20608</text:p>
          </table:table-cell>
          <table:table-cell office:value-type="float" office:value="287349" table:style-name="ce1">
            <text:p>287349</text:p>
          </table:table-cell>
          <table:table-cell table:number-columns-repeated="16377"/>
        </table:table-row>
        <table:table-row table:style-name="ro1">
          <table:table-cell office:value-type="date" office:date-value="2020-03-25T00:00:00" table:style-name="ce2">
            <text:p>3/25/2020</text:p>
          </table:table-cell>
          <table:table-cell office:value-type="float" office:value="20679" table:style-name="ce1">
            <text:p>20679</text:p>
          </table:table-cell>
          <table:table-cell office:value-type="float" office:value="21892" table:style-name="ce1">
            <text:p>21892</text:p>
          </table:table-cell>
          <table:table-cell office:value-type="float" office:value="20279" table:style-name="ce1">
            <text:p>20279</text:p>
          </table:table-cell>
          <table:table-cell office:value-type="float" office:value="21026" table:style-name="ce1">
            <text:p>21026</text:p>
          </table:table-cell>
          <table:table-cell office:value-type="float" office:value="21026" table:style-name="ce1">
            <text:p>21026</text:p>
          </table:table-cell>
          <table:table-cell office:value-type="float" office:value="334528" table:style-name="ce1">
            <text:p>334528</text:p>
          </table:table-cell>
          <table:table-cell table:number-columns-repeated="16377"/>
        </table:table-row>
        <table:table-row table:style-name="ro1">
          <table:table-cell office:value-type="date" office:date-value="2020-03-26T00:00:00" table:style-name="ce2">
            <text:p>3/26/2020</text:p>
          </table:table-cell>
          <table:table-cell office:value-type="float" office:value="21058" table:style-name="ce1">
            <text:p>21058</text:p>
          </table:table-cell>
          <table:table-cell office:value-type="float" office:value="22449" table:style-name="ce1">
            <text:p>22449</text:p>
          </table:table-cell>
          <table:table-cell office:value-type="float" office:value="20510" table:style-name="ce1">
            <text:p>20510</text:p>
          </table:table-cell>
          <table:table-cell office:value-type="float" office:value="22348" table:style-name="ce1">
            <text:p>22348</text:p>
          </table:table-cell>
          <table:table-cell office:value-type="float" office:value="22348" table:style-name="ce1">
            <text:p>22348</text:p>
          </table:table-cell>
          <table:table-cell office:value-type="float" office:value="335334" table:style-name="ce1">
            <text:p>335334</text:p>
          </table:table-cell>
          <table:table-cell table:number-columns-repeated="16377"/>
        </table:table-row>
        <table:table-row table:style-name="ro1">
          <table:table-cell office:value-type="date" office:date-value="2020-03-27T00:00:00" table:style-name="ce2">
            <text:p>3/27/2020</text:p>
          </table:table-cell>
          <table:table-cell office:value-type="float" office:value="22520" table:style-name="ce1">
            <text:p>22520</text:p>
          </table:table-cell>
          <table:table-cell office:value-type="float" office:value="22545" table:style-name="ce1">
            <text:p>22545</text:p>
          </table:table-cell>
          <table:table-cell office:value-type="float" office:value="21316" table:style-name="ce1">
            <text:p>21316</text:p>
          </table:table-cell>
          <table:table-cell office:value-type="float" office:value="21437" table:style-name="ce1">
            <text:p>21437</text:p>
          </table:table-cell>
          <table:table-cell office:value-type="float" office:value="21437" table:style-name="ce1">
            <text:p>21437</text:p>
          </table:table-cell>
          <table:table-cell office:value-type="float" office:value="258114" table:style-name="ce1">
            <text:p>258114</text:p>
          </table:table-cell>
          <table:table-cell table:number-columns-repeated="16377"/>
        </table:table-row>
        <table:table-row table:style-name="ro1">
          <table:table-cell office:value-type="date" office:date-value="2020-03-29T00:00:00" table:style-name="ce2">
            <text:p>3/29/2020</text:p>
          </table:table-cell>
          <table:table-cell office:value-type="float" office:value="20926" table:style-name="ce1">
            <text:p>20926</text:p>
          </table:table-cell>
          <table:table-cell office:value-type="float" office:value="21244" table:style-name="ce1">
            <text:p>21244</text:p>
          </table:table-cell>
          <table:table-cell office:value-type="float" office:value="20778" table:style-name="ce1">
            <text:p>20778</text:p>
          </table:table-cell>
          <table:table-cell office:value-type="float" office:value="21213" table:style-name="ce1">
            <text:p>21213</text:p>
          </table:table-cell>
          <table:table-cell office:value-type="float" office:value="21213" table:style-name="ce1">
            <text:p>21213</text:p>
          </table:table-cell>
          <table:table-cell office:value-type="float" office:value="711107" table:style-name="ce1">
            <text:p>711107</text:p>
          </table:table-cell>
          <table:table-cell table:number-columns-repeated="16377"/>
        </table:table-row>
        <table:table-row table:style-name="ro1">
          <table:table-cell office:value-type="date" office:date-value="2020-03-30T00:00:00" table:style-name="ce2">
            <text:p>3/30/2020</text:p>
          </table:table-cell>
          <table:table-cell office:value-type="float" office:value="20926" table:style-name="ce1">
            <text:p>20926</text:p>
          </table:table-cell>
          <table:table-cell office:value-type="float" office:value="22239" table:style-name="ce1">
            <text:p>22239</text:p>
          </table:table-cell>
          <table:table-cell office:value-type="float" office:value="20778" table:style-name="ce1">
            <text:p>20778</text:p>
          </table:table-cell>
          <table:table-cell office:value-type="float" office:value="22167" table:style-name="ce1">
            <text:p>22167</text:p>
          </table:table-cell>
          <table:table-cell office:value-type="float" office:value="22167" table:style-name="ce1">
            <text:p>22167</text:p>
          </table:table-cell>
          <table:table-cell office:value-type="float" office:value="198019" table:style-name="ce1">
            <text:p>198019</text:p>
          </table:table-cell>
          <table:table-cell table:number-columns-repeated="16377"/>
        </table:table-row>
        <table:table-row table:style-name="ro1">
          <table:table-cell office:value-type="date" office:date-value="2020-03-31T00:00:00" table:style-name="ce2">
            <text:p>3/31/2020</text:p>
          </table:table-cell>
          <table:table-cell office:value-type="float" office:value="22186" table:style-name="ce1">
            <text:p>22186</text:p>
          </table:table-cell>
          <table:table-cell office:value-type="float" office:value="22386" table:style-name="ce1">
            <text:p>22386</text:p>
          </table:table-cell>
          <table:table-cell office:value-type="float" office:value="21641" table:style-name="ce1">
            <text:p>21641</text:p>
          </table:table-cell>
          <table:table-cell office:value-type="float" office:value="21751" table:style-name="ce1">
            <text:p>21751</text:p>
          </table:table-cell>
          <table:table-cell office:value-type="float" office:value="21751" table:style-name="ce1">
            <text:p>21751</text:p>
          </table:table-cell>
          <table:table-cell office:value-type="float" office:value="173680" table:style-name="ce1">
            <text:p>173680</text:p>
          </table:table-cell>
          <table:table-cell table:number-columns-repeated="16377"/>
        </table:table-row>
        <table:table-row table:style-name="ro1">
          <table:table-cell office:value-type="date" office:date-value="2020-04-01T00:00:00" table:style-name="ce2">
            <text:p>4/1/2020</text:p>
          </table:table-cell>
          <table:table-cell office:value-type="float" office:value="21702" table:style-name="ce1">
            <text:p>21702</text:p>
          </table:table-cell>
          <table:table-cell office:value-type="float" office:value="21702" table:style-name="ce1">
            <text:p>21702</text:p>
          </table:table-cell>
          <table:table-cell office:value-type="float" office:value="20648" table:style-name="ce1">
            <text:p>20648</text:p>
          </table:table-cell>
          <table:table-cell office:value-type="float" office:value="20740" table:style-name="ce1">
            <text:p>20740</text:p>
          </table:table-cell>
          <table:table-cell office:value-type="float" office:value="20740" table:style-name="ce1">
            <text:p>20740</text:p>
          </table:table-cell>
          <table:table-cell office:value-type="float" office:value="207275" table:style-name="ce1">
            <text:p>207275</text:p>
          </table:table-cell>
          <table:table-cell table:number-columns-repeated="16377"/>
        </table:table-row>
        <table:table-row table:style-name="ro1">
          <table:table-cell office:value-type="date" office:date-value="2020-04-02T00:00:00" table:style-name="ce2">
            <text:p>4/2/2020</text:p>
          </table:table-cell>
          <table:table-cell office:value-type="float" office:value="20819" table:style-name="ce1">
            <text:p>20819</text:p>
          </table:table-cell>
          <table:table-cell office:value-type="float" office:value="21374" table:style-name="ce1">
            <text:p>21374</text:p>
          </table:table-cell>
          <table:table-cell office:value-type="float" office:value="20500" table:style-name="ce1">
            <text:p>20500</text:p>
          </table:table-cell>
          <table:table-cell office:value-type="float" office:value="21273" table:style-name="ce1">
            <text:p>21273</text:p>
          </table:table-cell>
          <table:table-cell office:value-type="float" office:value="21273" table:style-name="ce1">
            <text:p>21273</text:p>
          </table:table-cell>
          <table:table-cell office:value-type="float" office:value="247194" table:style-name="ce1">
            <text:p>247194</text:p>
          </table:table-cell>
          <table:table-cell table:number-columns-repeated="16377"/>
        </table:table-row>
        <table:table-row table:style-name="ro1">
          <table:table-cell office:value-type="date" office:date-value="2020-04-03T00:00:00" table:style-name="ce2">
            <text:p>4/3/2020</text:p>
          </table:table-cell>
          <table:table-cell office:value-type="float" office:value="21272" table:style-name="ce1">
            <text:p>21272</text:p>
          </table:table-cell>
          <table:table-cell office:value-type="float" office:value="21352" table:style-name="ce1">
            <text:p>21352</text:p>
          </table:table-cell>
          <table:table-cell office:value-type="float" office:value="20740" table:style-name="ce1">
            <text:p>20740</text:p>
          </table:table-cell>
          <table:table-cell office:value-type="float" office:value="20957" table:style-name="ce1">
            <text:p>20957</text:p>
          </table:table-cell>
          <table:table-cell office:value-type="float" office:value="20957" table:style-name="ce1">
            <text:p>20957</text:p>
          </table:table-cell>
          <table:table-cell office:value-type="float" office:value="169298" table:style-name="ce1">
            <text:p>169298</text:p>
          </table:table-cell>
          <table:table-cell table:number-columns-repeated="16377"/>
        </table:table-row>
        <table:table-row table:style-name="ro1">
          <table:table-cell office:value-type="date" office:date-value="2020-04-05T00:00:00" table:style-name="ce2">
            <text:p>4/5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4-06T00:00:00" table:style-name="ce2">
            <text:p>4/6/2020</text:p>
          </table:table-cell>
          <table:table-cell office:value-type="float" office:value="20944" table:style-name="ce1">
            <text:p>20944</text:p>
          </table:table-cell>
          <table:table-cell office:value-type="float" office:value="22663" table:style-name="ce1">
            <text:p>22663</text:p>
          </table:table-cell>
          <table:table-cell office:value-type="float" office:value="20944" table:style-name="ce1">
            <text:p>20944</text:p>
          </table:table-cell>
          <table:table-cell office:value-type="float" office:value="22488" table:style-name="ce1">
            <text:p>22488</text:p>
          </table:table-cell>
          <table:table-cell office:value-type="float" office:value="22488" table:style-name="ce1">
            <text:p>22488</text:p>
          </table:table-cell>
          <table:table-cell office:value-type="float" office:value="222337" table:style-name="ce1">
            <text:p>222337</text:p>
          </table:table-cell>
          <table:table-cell table:number-columns-repeated="16377"/>
        </table:table-row>
        <table:table-row table:style-name="ro1">
          <table:table-cell office:value-type="date" office:date-value="2020-04-07T00:00:00" table:style-name="ce2">
            <text:p>4/7/2020</text:p>
          </table:table-cell>
          <table:table-cell office:value-type="float" office:value="22496" table:style-name="ce1">
            <text:p>22496</text:p>
          </table:table-cell>
          <table:table-cell office:value-type="float" office:value="23477" table:style-name="ce1">
            <text:p>23477</text:p>
          </table:table-cell>
          <table:table-cell office:value-type="float" office:value="22300" table:style-name="ce1">
            <text:p>22300</text:p>
          </table:table-cell>
          <table:table-cell office:value-type="float" office:value="22491" table:style-name="ce1">
            <text:p>22491</text:p>
          </table:table-cell>
          <table:table-cell office:value-type="float" office:value="22491" table:style-name="ce1">
            <text:p>22491</text:p>
          </table:table-cell>
          <table:table-cell office:value-type="float" office:value="275755" table:style-name="ce1">
            <text:p>275755</text:p>
          </table:table-cell>
          <table:table-cell table:number-columns-repeated="16377"/>
        </table:table-row>
        <table:table-row table:style-name="ro1">
          <table:table-cell office:value-type="date" office:date-value="2020-04-08T00:00:00" table:style-name="ce2">
            <text:p>4/8/2020</text:p>
          </table:table-cell>
          <table:table-cell office:value-type="float" office:value="22479" table:style-name="ce1">
            <text:p>22479</text:p>
          </table:table-cell>
          <table:table-cell office:value-type="float" office:value="23394" table:style-name="ce1">
            <text:p>23394</text:p>
          </table:table-cell>
          <table:table-cell office:value-type="float" office:value="22244" table:style-name="ce1">
            <text:p>22244</text:p>
          </table:table-cell>
          <table:table-cell office:value-type="float" office:value="23246" table:style-name="ce1">
            <text:p>23246</text:p>
          </table:table-cell>
          <table:table-cell office:value-type="float" office:value="23246" table:style-name="ce1">
            <text:p>23246</text:p>
          </table:table-cell>
          <table:table-cell office:value-type="float" office:value="238333" table:style-name="ce1">
            <text:p>238333</text:p>
          </table:table-cell>
          <table:table-cell table:number-columns-repeated="16377"/>
        </table:table-row>
        <table:table-row table:style-name="ro1">
          <table:table-cell office:value-type="date" office:date-value="2020-04-09T00:00:00" table:style-name="ce2">
            <text:p>4/9/2020</text:p>
          </table:table-cell>
          <table:table-cell office:value-type="float" office:value="23298" table:style-name="ce1">
            <text:p>23298</text:p>
          </table:table-cell>
          <table:table-cell office:value-type="float" office:value="23889" table:style-name="ce1">
            <text:p>23889</text:p>
          </table:table-cell>
          <table:table-cell office:value-type="float" office:value="23020" table:style-name="ce1">
            <text:p>23020</text:p>
          </table:table-cell>
          <table:table-cell office:value-type="float" office:value="23618" table:style-name="ce1">
            <text:p>23618</text:p>
          </table:table-cell>
          <table:table-cell office:value-type="float" office:value="23618" table:style-name="ce1">
            <text:p>23618</text:p>
          </table:table-cell>
          <table:table-cell office:value-type="float" office:value="262866" table:style-name="ce1">
            <text:p>262866</text:p>
          </table:table-cell>
          <table:table-cell table:number-columns-repeated="16377"/>
        </table:table-row>
        <table:table-row table:style-name="ro1">
          <table:table-cell office:value-type="date" office:date-value="2020-04-12T00:00:00" table:style-name="ce2">
            <text:p>4/12/2020</text:p>
          </table:table-cell>
          <table:table-cell office:value-type="float" office:value="23839" table:style-name="ce1">
            <text:p>23839</text:p>
          </table:table-cell>
          <table:table-cell office:value-type="float" office:value="23911" table:style-name="ce1">
            <text:p>23911</text:p>
          </table:table-cell>
          <table:table-cell office:value-type="float" office:value="23108" table:style-name="ce1">
            <text:p>23108</text:p>
          </table:table-cell>
          <table:table-cell office:value-type="float" office:value="23331" table:style-name="ce1">
            <text:p>23331</text:p>
          </table:table-cell>
          <table:table-cell office:value-type="float" office:value="23331" table:style-name="ce1">
            <text:p>23331</text:p>
          </table:table-cell>
          <table:table-cell office:value-type="float" office:value="816363" table:style-name="ce1">
            <text:p>816363</text:p>
          </table:table-cell>
          <table:table-cell table:number-columns-repeated="16377"/>
        </table:table-row>
        <table:table-row table:style-name="ro1">
          <table:table-cell office:value-type="date" office:date-value="2020-04-13T00:00:00" table:style-name="ce2">
            <text:p>4/13/2020</text:p>
          </table:table-cell>
          <table:table-cell office:value-type="float" office:value="23839" table:style-name="ce1">
            <text:p>23839</text:p>
          </table:table-cell>
          <table:table-cell office:value-type="float" office:value="23911" table:style-name="ce1">
            <text:p>23911</text:p>
          </table:table-cell>
          <table:table-cell office:value-type="float" office:value="22968" table:style-name="ce1">
            <text:p>22968</text:p>
          </table:table-cell>
          <table:table-cell office:value-type="float" office:value="23309" table:style-name="ce1">
            <text:p>23309</text:p>
          </table:table-cell>
          <table:table-cell office:value-type="float" office:value="23309" table:style-name="ce1">
            <text:p>23309</text:p>
          </table:table-cell>
          <table:table-cell office:value-type="float" office:value="159039" table:style-name="ce1">
            <text:p>159039</text:p>
          </table:table-cell>
          <table:table-cell table:number-columns-repeated="16377"/>
        </table:table-row>
        <table:table-row table:style-name="ro1">
          <table:table-cell office:value-type="date" office:date-value="2020-04-14T00:00:00" table:style-name="ce2">
            <text:p>4/14/2020</text:p>
          </table:table-cell>
          <table:table-cell office:value-type="float" office:value="23320" table:style-name="ce1">
            <text:p>23320</text:p>
          </table:table-cell>
          <table:table-cell office:value-type="float" office:value="23922" table:style-name="ce1">
            <text:p>23922</text:p>
          </table:table-cell>
          <table:table-cell office:value-type="float" office:value="23250" table:style-name="ce1">
            <text:p>23250</text:p>
          </table:table-cell>
          <table:table-cell office:value-type="float" office:value="23880" table:style-name="ce1">
            <text:p>23880</text:p>
          </table:table-cell>
          <table:table-cell office:value-type="float" office:value="23880" table:style-name="ce1">
            <text:p>23880</text:p>
          </table:table-cell>
          <table:table-cell office:value-type="float" office:value="174571" table:style-name="ce1">
            <text:p>174571</text:p>
          </table:table-cell>
          <table:table-cell table:number-columns-repeated="16377"/>
        </table:table-row>
        <table:table-row table:style-name="ro1">
          <table:table-cell office:value-type="date" office:date-value="2020-04-15T00:00:00" table:style-name="ce2">
            <text:p>4/15/2020</text:p>
          </table:table-cell>
          <table:table-cell office:value-type="float" office:value="23911" table:style-name="ce1">
            <text:p>23911</text:p>
          </table:table-cell>
          <table:table-cell office:value-type="float" office:value="23967" table:style-name="ce1">
            <text:p>23967</text:p>
          </table:table-cell>
          <table:table-cell office:value-type="float" office:value="23103" table:style-name="ce1">
            <text:p>23103</text:p>
          </table:table-cell>
          <table:table-cell office:value-type="float" office:value="23391" table:style-name="ce1">
            <text:p>23391</text:p>
          </table:table-cell>
          <table:table-cell office:value-type="float" office:value="23391" table:style-name="ce1">
            <text:p>23391</text:p>
          </table:table-cell>
          <table:table-cell office:value-type="float" office:value="184465" table:style-name="ce1">
            <text:p>184465</text:p>
          </table:table-cell>
          <table:table-cell table:number-columns-repeated="16377"/>
        </table:table-row>
        <table:table-row table:style-name="ro1">
          <table:table-cell office:value-type="date" office:date-value="2020-04-16T00:00:00" table:style-name="ce2">
            <text:p>4/16/2020</text:p>
          </table:table-cell>
          <table:table-cell office:value-type="float" office:value="23332" table:style-name="ce1">
            <text:p>23332</text:p>
          </table:table-cell>
          <table:table-cell office:value-type="float" office:value="23767" table:style-name="ce1">
            <text:p>23767</text:p>
          </table:table-cell>
          <table:table-cell office:value-type="float" office:value="23079" table:style-name="ce1">
            <text:p>23079</text:p>
          </table:table-cell>
          <table:table-cell office:value-type="float" office:value="23407" table:style-name="ce1">
            <text:p>23407</text:p>
          </table:table-cell>
          <table:table-cell office:value-type="float" office:value="23407" table:style-name="ce1">
            <text:p>23407</text:p>
          </table:table-cell>
          <table:table-cell office:value-type="float" office:value="236013" table:style-name="ce1">
            <text:p>236013</text:p>
          </table:table-cell>
          <table:table-cell table:number-columns-repeated="16377"/>
        </table:table-row>
        <table:table-row table:style-name="ro1">
          <table:table-cell office:value-type="date" office:date-value="2020-04-17T00:00:00" table:style-name="ce2">
            <text:p>4/17/2020</text:p>
          </table:table-cell>
          <table:table-cell office:value-type="float" office:value="24072" table:style-name="ce1">
            <text:p>24072</text:p>
          </table:table-cell>
          <table:table-cell office:value-type="float" office:value="24327" table:style-name="ce1">
            <text:p>24327</text:p>
          </table:table-cell>
          <table:table-cell office:value-type="float" office:value="23701" table:style-name="ce1">
            <text:p>23701</text:p>
          </table:table-cell>
          <table:table-cell office:value-type="float" office:value="24159" table:style-name="ce1">
            <text:p>24159</text:p>
          </table:table-cell>
          <table:table-cell office:value-type="float" office:value="24159" table:style-name="ce1">
            <text:p>24159</text:p>
          </table:table-cell>
          <table:table-cell office:value-type="float" office:value="231633" table:style-name="ce1">
            <text:p>231633</text:p>
          </table:table-cell>
          <table:table-cell table:number-columns-repeated="16377"/>
        </table:table-row>
        <table:table-row table:style-name="ro1">
          <table:table-cell office:value-type="date" office:date-value="2020-04-19T00:00:00" table:style-name="ce2">
            <text:p>4/19/2020</text:p>
          </table:table-cell>
          <table:table-cell office:value-type="float" office:value="23944" table:style-name="ce1">
            <text:p>23944</text:p>
          </table:table-cell>
          <table:table-cell office:value-type="float" office:value="24028" table:style-name="ce1">
            <text:p>24028</text:p>
          </table:table-cell>
          <table:table-cell office:value-type="float" office:value="23917" table:style-name="ce1">
            <text:p>23917</text:p>
          </table:table-cell>
          <table:table-cell office:value-type="float" office:value="23970" table:style-name="ce1">
            <text:p>23970</text:p>
          </table:table-cell>
          <table:table-cell office:value-type="float" office:value="23970" table:style-name="ce1">
            <text:p>23970</text:p>
          </table:table-cell>
          <table:table-cell office:value-type="float" office:value="284615" table:style-name="ce1">
            <text:p>284615</text:p>
          </table:table-cell>
          <table:table-cell table:number-columns-repeated="16377"/>
        </table:table-row>
        <table:table-row table:style-name="ro1">
          <table:table-cell office:value-type="date" office:date-value="2020-04-20T00:00:00" table:style-name="ce2">
            <text:p>4/20/2020</text:p>
          </table:table-cell>
          <table:table-cell office:value-type="float" office:value="24088" table:style-name="ce1">
            <text:p>24088</text:p>
          </table:table-cell>
          <table:table-cell office:value-type="float" office:value="24203" table:style-name="ce1">
            <text:p>24203</text:p>
          </table:table-cell>
          <table:table-cell office:value-type="float" office:value="23441" table:style-name="ce1">
            <text:p>23441</text:p>
          </table:table-cell>
          <table:table-cell office:value-type="float" office:value="23488" table:style-name="ce1">
            <text:p>23488</text:p>
          </table:table-cell>
          <table:table-cell office:value-type="float" office:value="23488" table:style-name="ce1">
            <text:p>23488</text:p>
          </table:table-cell>
          <table:table-cell office:value-type="float" office:value="208145" table:style-name="ce1">
            <text:p>208145</text:p>
          </table:table-cell>
          <table:table-cell table:number-columns-repeated="16377"/>
        </table:table-row>
        <table:table-row table:style-name="ro1">
          <table:table-cell office:value-type="date" office:date-value="2020-04-21T00:00:00" table:style-name="ce2">
            <text:p>4/21/2020</text:p>
          </table:table-cell>
          <table:table-cell office:value-type="float" office:value="23457" table:style-name="ce1">
            <text:p>23457</text:p>
          </table:table-cell>
          <table:table-cell office:value-type="float" office:value="23682" table:style-name="ce1">
            <text:p>23682</text:p>
          </table:table-cell>
          <table:table-cell office:value-type="float" office:value="22814" table:style-name="ce1">
            <text:p>22814</text:p>
          </table:table-cell>
          <table:table-cell office:value-type="float" office:value="22929" table:style-name="ce1">
            <text:p>22929</text:p>
          </table:table-cell>
          <table:table-cell office:value-type="float" office:value="22929" table:style-name="ce1">
            <text:p>22929</text:p>
          </table:table-cell>
          <table:table-cell office:value-type="float" office:value="249722" table:style-name="ce1">
            <text:p>249722</text:p>
          </table:table-cell>
          <table:table-cell table:number-columns-repeated="16377"/>
        </table:table-row>
        <table:table-row table:style-name="ro1">
          <table:table-cell office:value-type="date" office:date-value="2020-04-22T00:00:00" table:style-name="ce2">
            <text:p>4/22/2020</text:p>
          </table:table-cell>
          <table:table-cell office:value-type="float" office:value="22976" table:style-name="ce1">
            <text:p>22976</text:p>
          </table:table-cell>
          <table:table-cell office:value-type="float" office:value="23503" table:style-name="ce1">
            <text:p>23503</text:p>
          </table:table-cell>
          <table:table-cell office:value-type="float" office:value="22815" table:style-name="ce1">
            <text:p>22815</text:p>
          </table:table-cell>
          <table:table-cell office:value-type="float" office:value="23356" table:style-name="ce1">
            <text:p>23356</text:p>
          </table:table-cell>
          <table:table-cell office:value-type="float" office:value="23356" table:style-name="ce1">
            <text:p>23356</text:p>
          </table:table-cell>
          <table:table-cell office:value-type="float" office:value="179294" table:style-name="ce1">
            <text:p>179294</text:p>
          </table:table-cell>
          <table:table-cell table:number-columns-repeated="16377"/>
        </table:table-row>
        <table:table-row table:style-name="ro1">
          <table:table-cell office:value-type="date" office:date-value="2020-04-23T00:00:00" table:style-name="ce2">
            <text:p>4/23/2020</text:p>
          </table:table-cell>
          <table:table-cell office:value-type="float" office:value="23375" table:style-name="ce1">
            <text:p>23375</text:p>
          </table:table-cell>
          <table:table-cell office:value-type="float" office:value="23772" table:style-name="ce1">
            <text:p>23772</text:p>
          </table:table-cell>
          <table:table-cell office:value-type="float" office:value="23231" table:style-name="ce1">
            <text:p>23231</text:p>
          </table:table-cell>
          <table:table-cell office:value-type="float" office:value="23337" table:style-name="ce1">
            <text:p>23337</text:p>
          </table:table-cell>
          <table:table-cell office:value-type="float" office:value="23337" table:style-name="ce1">
            <text:p>23337</text:p>
          </table:table-cell>
          <table:table-cell office:value-type="float" office:value="211387" table:style-name="ce1">
            <text:p>211387</text:p>
          </table:table-cell>
          <table:table-cell table:number-columns-repeated="16377"/>
        </table:table-row>
        <table:table-row table:style-name="ro1">
          <table:table-cell office:value-type="date" office:date-value="2020-04-24T00:00:00" table:style-name="ce2">
            <text:p>4/24/2020</text:p>
          </table:table-cell>
          <table:table-cell office:value-type="float" office:value="23332" table:style-name="ce1">
            <text:p>23332</text:p>
          </table:table-cell>
          <table:table-cell office:value-type="float" office:value="23730" table:style-name="ce1">
            <text:p>23730</text:p>
          </table:table-cell>
          <table:table-cell office:value-type="float" office:value="23155" table:style-name="ce1">
            <text:p>23155</text:p>
          </table:table-cell>
          <table:table-cell office:value-type="float" office:value="23658" table:style-name="ce1">
            <text:p>23658</text:p>
          </table:table-cell>
          <table:table-cell office:value-type="float" office:value="23658" table:style-name="ce1">
            <text:p>23658</text:p>
          </table:table-cell>
          <table:table-cell office:value-type="float" office:value="169747" table:style-name="ce1">
            <text:p>169747</text:p>
          </table:table-cell>
          <table:table-cell table:number-columns-repeated="16377"/>
        </table:table-row>
        <table:table-row table:style-name="ro1">
          <table:table-cell office:value-type="date" office:date-value="2020-04-26T00:00:00" table:style-name="ce2">
            <text:p>4/26/2020</text:p>
          </table:table-cell>
          <table:table-cell office:value-type="float" office:value="23609" table:style-name="ce1">
            <text:p>23609</text:p>
          </table:table-cell>
          <table:table-cell office:value-type="float" office:value="23646" table:style-name="ce1">
            <text:p>23646</text:p>
          </table:table-cell>
          <table:table-cell office:value-type="float" office:value="23535" table:style-name="ce1">
            <text:p>23535</text:p>
          </table:table-cell>
          <table:table-cell office:value-type="float" office:value="23590" table:style-name="ce1">
            <text:p>23590</text:p>
          </table:table-cell>
          <table:table-cell office:value-type="float" office:value="23590" table:style-name="ce1">
            <text:p>23590</text:p>
          </table:table-cell>
          <table:table-cell office:value-type="float" office:value="371334" table:style-name="ce1">
            <text:p>371334</text:p>
          </table:table-cell>
          <table:table-cell table:number-columns-repeated="16377"/>
        </table:table-row>
        <table:table-row table:style-name="ro1">
          <table:table-cell office:value-type="date" office:date-value="2020-04-27T00:00:00" table:style-name="ce2">
            <text:p>4/27/2020</text:p>
          </table:table-cell>
          <table:table-cell office:value-type="float" office:value="23647" table:style-name="ce1">
            <text:p>23647</text:p>
          </table:table-cell>
          <table:table-cell office:value-type="float" office:value="24100" table:style-name="ce1">
            <text:p>24100</text:p>
          </table:table-cell>
          <table:table-cell office:value-type="float" office:value="23535" table:style-name="ce1">
            <text:p>23535</text:p>
          </table:table-cell>
          <table:table-cell office:value-type="float" office:value="23999" table:style-name="ce1">
            <text:p>23999</text:p>
          </table:table-cell>
          <table:table-cell office:value-type="float" office:value="23999" table:style-name="ce1">
            <text:p>23999</text:p>
          </table:table-cell>
          <table:table-cell office:value-type="float" office:value="143528" table:style-name="ce1">
            <text:p>143528</text:p>
          </table:table-cell>
          <table:table-cell table:number-columns-repeated="16377"/>
        </table:table-row>
        <table:table-row table:style-name="ro1">
          <table:table-cell office:value-type="date" office:date-value="2020-04-28T00:00:00" table:style-name="ce2">
            <text:p>4/28/2020</text:p>
          </table:table-cell>
          <table:table-cell office:value-type="float" office:value="24015" table:style-name="ce1">
            <text:p>24015</text:p>
          </table:table-cell>
          <table:table-cell office:value-type="float" office:value="24435" table:style-name="ce1">
            <text:p>24435</text:p>
          </table:table-cell>
          <table:table-cell office:value-type="float" office:value="23878" table:style-name="ce1">
            <text:p>23878</text:p>
          </table:table-cell>
          <table:table-cell office:value-type="float" office:value="24045" table:style-name="ce1">
            <text:p>24045</text:p>
          </table:table-cell>
          <table:table-cell office:value-type="float" office:value="24045" table:style-name="ce1">
            <text:p>24045</text:p>
          </table:table-cell>
          <table:table-cell office:value-type="float" office:value="192238" table:style-name="ce1">
            <text:p>192238</text:p>
          </table:table-cell>
          <table:table-cell table:number-columns-repeated="16377"/>
        </table:table-row>
        <table:table-row table:style-name="ro1">
          <table:table-cell office:value-type="date" office:date-value="2020-04-29T00:00:00" table:style-name="ce2">
            <text:p>4/29/2020</text:p>
          </table:table-cell>
          <table:table-cell office:value-type="float" office:value="24036" table:style-name="ce1">
            <text:p>24036</text:p>
          </table:table-cell>
          <table:table-cell office:value-type="float" office:value="24688" table:style-name="ce1">
            <text:p>24688</text:p>
          </table:table-cell>
          <table:table-cell office:value-type="float" office:value="23971" table:style-name="ce1">
            <text:p>23971</text:p>
          </table:table-cell>
          <table:table-cell office:value-type="float" office:value="24566" table:style-name="ce1">
            <text:p>24566</text:p>
          </table:table-cell>
          <table:table-cell office:value-type="float" office:value="24566" table:style-name="ce1">
            <text:p>24566</text:p>
          </table:table-cell>
          <table:table-cell office:value-type="float" office:value="178479" table:style-name="ce1">
            <text:p>178479</text:p>
          </table:table-cell>
          <table:table-cell table:number-columns-repeated="16377"/>
        </table:table-row>
        <table:table-row table:style-name="ro1">
          <table:table-cell office:value-type="date" office:date-value="2020-04-30T00:00:00" table:style-name="ce2">
            <text:p>4/30/2020</text:p>
          </table:table-cell>
          <table:table-cell office:value-type="float" office:value="24676" table:style-name="ce1">
            <text:p>24676</text:p>
          </table:table-cell>
          <table:table-cell office:value-type="float" office:value="24792" table:style-name="ce1">
            <text:p>24792</text:p>
          </table:table-cell>
          <table:table-cell office:value-type="float" office:value="24072" table:style-name="ce1">
            <text:p>24072</text:p>
          </table:table-cell>
          <table:table-cell office:value-type="float" office:value="24230" table:style-name="ce1">
            <text:p>24230</text:p>
          </table:table-cell>
          <table:table-cell office:value-type="float" office:value="24230" table:style-name="ce1">
            <text:p>24230</text:p>
          </table:table-cell>
          <table:table-cell office:value-type="float" office:value="204630" table:style-name="ce1">
            <text:p>204630</text:p>
          </table:table-cell>
          <table:table-cell table:number-columns-repeated="16377"/>
        </table:table-row>
        <table:table-row table:style-name="ro1">
          <table:table-cell office:value-type="date" office:date-value="2020-05-01T00:00:00" table:style-name="ce2">
            <text:p>5/1/2020</text:p>
          </table:table-cell>
          <table:table-cell office:value-type="float" office:value="24052" table:style-name="ce1">
            <text:p>24052</text:p>
          </table:table-cell>
          <table:table-cell office:value-type="float" office:value="24078" table:style-name="ce1">
            <text:p>24078</text:p>
          </table:table-cell>
          <table:table-cell office:value-type="float" office:value="23530" table:style-name="ce1">
            <text:p>23530</text:p>
          </table:table-cell>
          <table:table-cell office:value-type="float" office:value="23619" table:style-name="ce1">
            <text:p>23619</text:p>
          </table:table-cell>
          <table:table-cell office:value-type="float" office:value="23619" table:style-name="ce1">
            <text:p>23619</text:p>
          </table:table-cell>
          <table:table-cell office:value-type="float" office:value="169783" table:style-name="ce1">
            <text:p>169783</text:p>
          </table:table-cell>
          <table:table-cell table:number-columns-repeated="16377"/>
        </table:table-row>
        <table:table-row table:style-name="ro1">
          <table:table-cell office:value-type="date" office:date-value="2020-05-03T00:00:00" table:style-name="ce2">
            <text:p>5/3/2020</text:p>
          </table:table-cell>
          <table:table-cell office:value-type="float" office:value="23364" table:style-name="ce1">
            <text:p>23364</text:p>
          </table:table-cell>
          <table:table-cell office:value-type="float" office:value="23399" table:style-name="ce1">
            <text:p>23399</text:p>
          </table:table-cell>
          <table:table-cell office:value-type="float" office:value="23217" table:style-name="ce1">
            <text:p>23217</text:p>
          </table:table-cell>
          <table:table-cell office:value-type="float" office:value="23258" table:style-name="ce1">
            <text:p>23258</text:p>
          </table:table-cell>
          <table:table-cell office:value-type="float" office:value="23258" table:style-name="ce1">
            <text:p>23258</text:p>
          </table:table-cell>
          <table:table-cell office:value-type="float" office:value="582802" table:style-name="ce1">
            <text:p>582802</text:p>
          </table:table-cell>
          <table:table-cell table:number-columns-repeated="16377"/>
        </table:table-row>
        <table:table-row table:style-name="ro1">
          <table:table-cell office:value-type="date" office:date-value="2020-05-04T00:00:00" table:style-name="ce2">
            <text:p>5/4/2020</text:p>
          </table:table-cell>
          <table:table-cell office:value-type="float" office:value="23364" table:style-name="ce1">
            <text:p>23364</text:p>
          </table:table-cell>
          <table:table-cell office:value-type="float" office:value="23658" table:style-name="ce1">
            <text:p>23658</text:p>
          </table:table-cell>
          <table:table-cell office:value-type="float" office:value="23208" table:style-name="ce1">
            <text:p>23208</text:p>
          </table:table-cell>
          <table:table-cell office:value-type="float" office:value="23571" table:style-name="ce1">
            <text:p>23571</text:p>
          </table:table-cell>
          <table:table-cell office:value-type="float" office:value="23571" table:style-name="ce1">
            <text:p>23571</text:p>
          </table:table-cell>
          <table:table-cell office:value-type="float" office:value="157510" table:style-name="ce1">
            <text:p>157510</text:p>
          </table:table-cell>
          <table:table-cell table:number-columns-repeated="16377"/>
        </table:table-row>
        <table:table-row table:style-name="ro1">
          <table:table-cell office:value-type="date" office:date-value="2020-05-05T00:00:00" table:style-name="ce2">
            <text:p>5/5/2020</text:p>
          </table:table-cell>
          <table:table-cell office:value-type="float" office:value="23587" table:style-name="ce1">
            <text:p>23587</text:p>
          </table:table-cell>
          <table:table-cell office:value-type="float" office:value="24057" table:style-name="ce1">
            <text:p>24057</text:p>
          </table:table-cell>
          <table:table-cell office:value-type="float" office:value="23577" table:style-name="ce1">
            <text:p>23577</text:p>
          </table:table-cell>
          <table:table-cell office:value-type="float" office:value="23761" table:style-name="ce1">
            <text:p>23761</text:p>
          </table:table-cell>
          <table:table-cell office:value-type="float" office:value="23761" table:style-name="ce1">
            <text:p>23761</text:p>
          </table:table-cell>
          <table:table-cell office:value-type="float" office:value="177193" table:style-name="ce1">
            <text:p>177193</text:p>
          </table:table-cell>
          <table:table-cell table:number-columns-repeated="16377"/>
        </table:table-row>
        <table:table-row table:style-name="ro1">
          <table:table-cell office:value-type="date" office:date-value="2020-05-06T00:00:00" table:style-name="ce2">
            <text:p>5/6/2020</text:p>
          </table:table-cell>
          <table:table-cell office:value-type="float" office:value="23762" table:style-name="ce1">
            <text:p>23762</text:p>
          </table:table-cell>
          <table:table-cell office:value-type="float" office:value="23995" table:style-name="ce1">
            <text:p>23995</text:p>
          </table:table-cell>
          <table:table-cell office:value-type="float" office:value="23497" table:style-name="ce1">
            <text:p>23497</text:p>
          </table:table-cell>
          <table:table-cell office:value-type="float" office:value="23513" table:style-name="ce1">
            <text:p>23513</text:p>
          </table:table-cell>
          <table:table-cell office:value-type="float" office:value="23513" table:style-name="ce1">
            <text:p>23513</text:p>
          </table:table-cell>
          <table:table-cell office:value-type="float" office:value="179243" table:style-name="ce1">
            <text:p>179243</text:p>
          </table:table-cell>
          <table:table-cell table:number-columns-repeated="16377"/>
        </table:table-row>
        <table:table-row table:style-name="ro1">
          <table:table-cell office:value-type="date" office:date-value="2020-05-07T00:00:00" table:style-name="ce2">
            <text:p>5/7/2020</text:p>
          </table:table-cell>
          <table:table-cell office:value-type="float" office:value="23493" table:style-name="ce1">
            <text:p>23493</text:p>
          </table:table-cell>
          <table:table-cell office:value-type="float" office:value="23999" table:style-name="ce1">
            <text:p>23999</text:p>
          </table:table-cell>
          <table:table-cell office:value-type="float" office:value="23428" table:style-name="ce1">
            <text:p>23428</text:p>
          </table:table-cell>
          <table:table-cell office:value-type="float" office:value="23843" table:style-name="ce1">
            <text:p>23843</text:p>
          </table:table-cell>
          <table:table-cell office:value-type="float" office:value="23843" table:style-name="ce1">
            <text:p>23843</text:p>
          </table:table-cell>
          <table:table-cell office:value-type="float" office:value="169833" table:style-name="ce1">
            <text:p>169833</text:p>
          </table:table-cell>
          <table:table-cell table:number-columns-repeated="16377"/>
        </table:table-row>
        <table:table-row table:style-name="ro1">
          <table:table-cell office:value-type="date" office:date-value="2020-05-08T00:00:00" table:style-name="ce2">
            <text:p>5/8/2020</text:p>
          </table:table-cell>
          <table:table-cell office:value-type="float" office:value="23855" table:style-name="ce1">
            <text:p>23855</text:p>
          </table:table-cell>
          <table:table-cell office:value-type="float" office:value="24327" table:style-name="ce1">
            <text:p>24327</text:p>
          </table:table-cell>
          <table:table-cell office:value-type="float" office:value="23849" table:style-name="ce1">
            <text:p>23849</text:p>
          </table:table-cell>
          <table:table-cell office:value-type="float" office:value="24286" table:style-name="ce1">
            <text:p>24286</text:p>
          </table:table-cell>
          <table:table-cell office:value-type="float" office:value="24286" table:style-name="ce1">
            <text:p>24286</text:p>
          </table:table-cell>
          <table:table-cell office:value-type="float" office:value="156060" table:style-name="ce1">
            <text:p>156060</text:p>
          </table:table-cell>
          <table:table-cell table:number-columns-repeated="16377"/>
        </table:table-row>
        <table:table-row table:style-name="ro1">
          <table:table-cell office:value-type="date" office:date-value="2020-05-10T00:00:00" table:style-name="ce2">
            <text:p>5/10/2020</text:p>
          </table:table-cell>
          <table:table-cell office:value-type="float" office:value="24228" table:style-name="ce1">
            <text:p>24228</text:p>
          </table:table-cell>
          <table:table-cell office:value-type="float" office:value="24393" table:style-name="ce1">
            <text:p>24393</text:p>
          </table:table-cell>
          <table:table-cell office:value-type="float" office:value="24173" table:style-name="ce1">
            <text:p>24173</text:p>
          </table:table-cell>
          <table:table-cell office:value-type="float" office:value="24369" table:style-name="ce1">
            <text:p>24369</text:p>
          </table:table-cell>
          <table:table-cell office:value-type="float" office:value="24369" table:style-name="ce1">
            <text:p>24369</text:p>
          </table:table-cell>
          <table:table-cell office:value-type="float" office:value="386020" table:style-name="ce1">
            <text:p>386020</text:p>
          </table:table-cell>
          <table:table-cell table:number-columns-repeated="16377"/>
        </table:table-row>
        <table:table-row table:style-name="ro1">
          <table:table-cell office:value-type="date" office:date-value="2020-05-11T00:00:00" table:style-name="ce2">
            <text:p>5/11/2020</text:p>
          </table:table-cell>
          <table:table-cell office:value-type="float" office:value="24228" table:style-name="ce1">
            <text:p>24228</text:p>
          </table:table-cell>
          <table:table-cell office:value-type="float" office:value="24471" table:style-name="ce1">
            <text:p>24471</text:p>
          </table:table-cell>
          <table:table-cell office:value-type="float" office:value="23973" table:style-name="ce1">
            <text:p>23973</text:p>
          </table:table-cell>
          <table:table-cell office:value-type="float" office:value="24124" table:style-name="ce1">
            <text:p>24124</text:p>
          </table:table-cell>
          <table:table-cell office:value-type="float" office:value="24124" table:style-name="ce1">
            <text:p>24124</text:p>
          </table:table-cell>
          <table:table-cell office:value-type="float" office:value="175632" table:style-name="ce1">
            <text:p>175632</text:p>
          </table:table-cell>
          <table:table-cell table:number-columns-repeated="16377"/>
        </table:table-row>
        <table:table-row table:style-name="ro1">
          <table:table-cell office:value-type="date" office:date-value="2020-05-12T00:00:00" table:style-name="ce2">
            <text:p>5/12/2020</text:p>
          </table:table-cell>
          <table:table-cell office:value-type="float" office:value="24105" table:style-name="ce1">
            <text:p>24105</text:p>
          </table:table-cell>
          <table:table-cell office:value-type="float" office:value="24293" table:style-name="ce1">
            <text:p>24293</text:p>
          </table:table-cell>
          <table:table-cell office:value-type="float" office:value="23468" table:style-name="ce1">
            <text:p>23468</text:p>
          </table:table-cell>
          <table:table-cell office:value-type="float" office:value="23574" table:style-name="ce1">
            <text:p>23574</text:p>
          </table:table-cell>
          <table:table-cell office:value-type="float" office:value="23574" table:style-name="ce1">
            <text:p>23574</text:p>
          </table:table-cell>
          <table:table-cell office:value-type="float" office:value="209788" table:style-name="ce1">
            <text:p>209788</text:p>
          </table:table-cell>
          <table:table-cell table:number-columns-repeated="16377"/>
        </table:table-row>
        <table:table-row table:style-name="ro1">
          <table:table-cell office:value-type="date" office:date-value="2020-05-13T00:00:00" table:style-name="ce2">
            <text:p>5/13/2020</text:p>
          </table:table-cell>
          <table:table-cell office:value-type="float" office:value="23494" table:style-name="ce1">
            <text:p>23494</text:p>
          </table:table-cell>
          <table:table-cell office:value-type="float" office:value="23780" table:style-name="ce1">
            <text:p>23780</text:p>
          </table:table-cell>
          <table:table-cell office:value-type="float" office:value="22980" table:style-name="ce1">
            <text:p>22980</text:p>
          </table:table-cell>
          <table:table-cell office:value-type="float" office:value="23166" table:style-name="ce1">
            <text:p>23166</text:p>
          </table:table-cell>
          <table:table-cell office:value-type="float" office:value="23166" table:style-name="ce1">
            <text:p>23166</text:p>
          </table:table-cell>
          <table:table-cell office:value-type="float" office:value="308738" table:style-name="ce1">
            <text:p>308738</text:p>
          </table:table-cell>
          <table:table-cell table:number-columns-repeated="16377"/>
        </table:table-row>
        <table:table-row table:style-name="ro1">
          <table:table-cell office:value-type="date" office:date-value="2020-05-14T00:00:00" table:style-name="ce2">
            <text:p>5/14/2020</text:p>
          </table:table-cell>
          <table:table-cell office:value-type="float" office:value="23232" table:style-name="ce1">
            <text:p>23232</text:p>
          </table:table-cell>
          <table:table-cell office:value-type="float" office:value="23592" table:style-name="ce1">
            <text:p>23592</text:p>
          </table:table-cell>
          <table:table-cell office:value-type="float" office:value="22704" table:style-name="ce1">
            <text:p>22704</text:p>
          </table:table-cell>
          <table:table-cell office:value-type="float" office:value="23534" table:style-name="ce1">
            <text:p>23534</text:p>
          </table:table-cell>
          <table:table-cell office:value-type="float" office:value="23534" table:style-name="ce1">
            <text:p>23534</text:p>
          </table:table-cell>
          <table:table-cell office:value-type="float" office:value="328589" table:style-name="ce1">
            <text:p>328589</text:p>
          </table:table-cell>
          <table:table-cell table:number-columns-repeated="16377"/>
        </table:table-row>
        <table:table-row table:style-name="ro1">
          <table:table-cell office:value-type="date" office:date-value="2020-05-15T00:00:00" table:style-name="ce2">
            <text:p>5/15/2020</text:p>
          </table:table-cell>
          <table:table-cell office:value-type="float" office:value="23526" table:style-name="ce1">
            <text:p>23526</text:p>
          </table:table-cell>
          <table:table-cell office:value-type="float" office:value="23677" table:style-name="ce1">
            <text:p>23677</text:p>
          </table:table-cell>
          <table:table-cell office:value-type="float" office:value="23241" table:style-name="ce1">
            <text:p>23241</text:p>
          </table:table-cell>
          <table:table-cell office:value-type="float" office:value="23517" table:style-name="ce1">
            <text:p>23517</text:p>
          </table:table-cell>
          <table:table-cell office:value-type="float" office:value="23517" table:style-name="ce1">
            <text:p>23517</text:p>
          </table:table-cell>
          <table:table-cell office:value-type="float" office:value="272384" table:style-name="ce1">
            <text:p>272384</text:p>
          </table:table-cell>
          <table:table-cell table:number-columns-repeated="16377"/>
        </table:table-row>
        <table:table-row table:style-name="ro1">
          <table:table-cell office:value-type="date" office:date-value="2020-05-17T00:00:00" table:style-name="ce2">
            <text:p>5/17/2020</text:p>
          </table:table-cell>
          <table:table-cell office:value-type="float" office:value="23600" table:style-name="ce1">
            <text:p>23600</text:p>
          </table:table-cell>
          <table:table-cell office:value-type="float" office:value="23747" table:style-name="ce1">
            <text:p>23747</text:p>
          </table:table-cell>
          <table:table-cell office:value-type="float" office:value="23538" table:style-name="ce1">
            <text:p>23538</text:p>
          </table:table-cell>
          <table:table-cell office:value-type="float" office:value="23723" table:style-name="ce1">
            <text:p>23723</text:p>
          </table:table-cell>
          <table:table-cell office:value-type="float" office:value="23723" table:style-name="ce1">
            <text:p>23723</text:p>
          </table:table-cell>
          <table:table-cell office:value-type="float" office:value="476288" table:style-name="ce1">
            <text:p>476288</text:p>
          </table:table-cell>
          <table:table-cell table:number-columns-repeated="16377"/>
        </table:table-row>
        <table:table-row table:style-name="ro1">
          <table:table-cell office:value-type="date" office:date-value="2020-05-18T00:00:00" table:style-name="ce2">
            <text:p>5/18/2020</text:p>
          </table:table-cell>
          <table:table-cell office:value-type="float" office:value="23600" table:style-name="ce1">
            <text:p>23600</text:p>
          </table:table-cell>
          <table:table-cell office:value-type="float" office:value="24640" table:style-name="ce1">
            <text:p>24640</text:p>
          </table:table-cell>
          <table:table-cell office:value-type="float" office:value="23538" table:style-name="ce1">
            <text:p>23538</text:p>
          </table:table-cell>
          <table:table-cell office:value-type="float" office:value="24507" table:style-name="ce1">
            <text:p>24507</text:p>
          </table:table-cell>
          <table:table-cell office:value-type="float" office:value="24507" table:style-name="ce1">
            <text:p>24507</text:p>
          </table:table-cell>
          <table:table-cell office:value-type="float" office:value="209126" table:style-name="ce1">
            <text:p>209126</text:p>
          </table:table-cell>
          <table:table-cell table:number-columns-repeated="16377"/>
        </table:table-row>
        <table:table-row table:style-name="ro1">
          <table:table-cell office:value-type="date" office:date-value="2020-05-19T00:00:00" table:style-name="ce2">
            <text:p>5/19/2020</text:p>
          </table:table-cell>
          <table:table-cell office:value-type="float" office:value="24479" table:style-name="ce1">
            <text:p>24479</text:p>
          </table:table-cell>
          <table:table-cell office:value-type="float" office:value="24765" table:style-name="ce1">
            <text:p>24765</text:p>
          </table:table-cell>
          <table:table-cell office:value-type="float" office:value="24120" table:style-name="ce1">
            <text:p>24120</text:p>
          </table:table-cell>
          <table:table-cell office:value-type="float" office:value="24158" table:style-name="ce1">
            <text:p>24158</text:p>
          </table:table-cell>
          <table:table-cell office:value-type="float" office:value="24158" table:style-name="ce1">
            <text:p>24158</text:p>
          </table:table-cell>
          <table:table-cell office:value-type="float" office:value="235950" table:style-name="ce1">
            <text:p>235950</text:p>
          </table:table-cell>
          <table:table-cell table:number-columns-repeated="16377"/>
        </table:table-row>
        <table:table-row table:style-name="ro1">
          <table:table-cell office:value-type="date" office:date-value="2020-05-20T00:00:00" table:style-name="ce2">
            <text:p>5/20/2020</text:p>
          </table:table-cell>
          <table:table-cell office:value-type="float" office:value="24125" table:style-name="ce1">
            <text:p>24125</text:p>
          </table:table-cell>
          <table:table-cell office:value-type="float" office:value="24583" table:style-name="ce1">
            <text:p>24583</text:p>
          </table:table-cell>
          <table:table-cell office:value-type="float" office:value="24076" table:style-name="ce1">
            <text:p>24076</text:p>
          </table:table-cell>
          <table:table-cell office:value-type="float" office:value="24519" table:style-name="ce1">
            <text:p>24519</text:p>
          </table:table-cell>
          <table:table-cell office:value-type="float" office:value="24519" table:style-name="ce1">
            <text:p>24519</text:p>
          </table:table-cell>
          <table:table-cell office:value-type="float" office:value="192898" table:style-name="ce1">
            <text:p>192898</text:p>
          </table:table-cell>
          <table:table-cell table:number-columns-repeated="16377"/>
        </table:table-row>
        <table:table-row table:style-name="ro1">
          <table:table-cell office:value-type="date" office:date-value="2020-05-21T00:00:00" table:style-name="ce2">
            <text:p>5/21/2020</text:p>
          </table:table-cell>
          <table:table-cell office:value-type="float" office:value="24545" table:style-name="ce1">
            <text:p>24545</text:p>
          </table:table-cell>
          <table:table-cell office:value-type="float" office:value="24660" table:style-name="ce1">
            <text:p>24660</text:p>
          </table:table-cell>
          <table:table-cell office:value-type="float" office:value="24300" table:style-name="ce1">
            <text:p>24300</text:p>
          </table:table-cell>
          <table:table-cell office:value-type="float" office:value="24376" table:style-name="ce1">
            <text:p>24376</text:p>
          </table:table-cell>
          <table:table-cell office:value-type="float" office:value="24376" table:style-name="ce1">
            <text:p>24376</text:p>
          </table:table-cell>
          <table:table-cell office:value-type="float" office:value="213835" table:style-name="ce1">
            <text:p>213835</text:p>
          </table:table-cell>
          <table:table-cell table:number-columns-repeated="16377"/>
        </table:table-row>
        <table:table-row table:style-name="ro1">
          <table:table-cell office:value-type="date" office:date-value="2020-05-22T00:00:00" table:style-name="ce2">
            <text:p>5/22/2020</text:p>
          </table:table-cell>
          <table:table-cell office:value-type="float" office:value="24377" table:style-name="ce1">
            <text:p>24377</text:p>
          </table:table-cell>
          <table:table-cell office:value-type="float" office:value="24506" table:style-name="ce1">
            <text:p>24506</text:p>
          </table:table-cell>
          <table:table-cell office:value-type="float" office:value="24101" table:style-name="ce1">
            <text:p>24101</text:p>
          </table:table-cell>
          <table:table-cell office:value-type="float" office:value="24424" table:style-name="ce1">
            <text:p>24424</text:p>
          </table:table-cell>
          <table:table-cell office:value-type="float" office:value="24424" table:style-name="ce1">
            <text:p>24424</text:p>
          </table:table-cell>
          <table:table-cell office:value-type="float" office:value="194134" table:style-name="ce1">
            <text:p>194134</text:p>
          </table:table-cell>
          <table:table-cell table:number-columns-repeated="16377"/>
        </table:table-row>
        <table:table-row table:style-name="ro1">
          <table:table-cell office:value-type="date" office:date-value="2020-05-24T00:00:00" table:style-name="ce2">
            <text:p>5/24/2020</text:p>
          </table:table-cell>
          <table:table-cell office:value-type="float" office:value="24530" table:style-name="ce1">
            <text:p>24530</text:p>
          </table:table-cell>
          <table:table-cell office:value-type="float" office:value="24550" table:style-name="ce1">
            <text:p>24550</text:p>
          </table:table-cell>
          <table:table-cell office:value-type="float" office:value="24511" table:style-name="ce1">
            <text:p>24511</text:p>
          </table:table-cell>
          <table:table-cell office:value-type="float" office:value="24547" table:style-name="ce1">
            <text:p>24547</text:p>
          </table:table-cell>
          <table:table-cell office:value-type="float" office:value="24547" table:style-name="ce1">
            <text:p>24547</text:p>
          </table:table-cell>
          <table:table-cell office:value-type="float" office:value="177775" table:style-name="ce1">
            <text:p>177775</text:p>
          </table:table-cell>
          <table:table-cell table:number-columns-repeated="16377"/>
        </table:table-row>
        <table:table-row table:style-name="ro1">
          <table:table-cell office:value-type="date" office:date-value="2020-05-26T00:00:00" table:style-name="ce2">
            <text:p>5/26/2020</text:p>
          </table:table-cell>
          <table:table-cell office:value-type="float" office:value="24411" table:style-name="ce1">
            <text:p>24411</text:p>
          </table:table-cell>
          <table:table-cell office:value-type="float" office:value="25127" table:style-name="ce1">
            <text:p>25127</text:p>
          </table:table-cell>
          <table:table-cell office:value-type="float" office:value="24376" table:style-name="ce1">
            <text:p>24376</text:p>
          </table:table-cell>
          <table:table-cell office:value-type="float" office:value="25002" table:style-name="ce1">
            <text:p>25002</text:p>
          </table:table-cell>
          <table:table-cell office:value-type="float" office:value="25002" table:style-name="ce1">
            <text:p>25002</text:p>
          </table:table-cell>
          <table:table-cell office:value-type="float" office:value="252113" table:style-name="ce1">
            <text:p>252113</text:p>
          </table:table-cell>
          <table:table-cell table:number-columns-repeated="16377"/>
        </table:table-row>
        <table:table-row table:style-name="ro1">
          <table:table-cell office:value-type="date" office:date-value="2020-05-27T00:00:00" table:style-name="ce2">
            <text:p>5/27/2020</text:p>
          </table:table-cell>
          <table:table-cell office:value-type="float" office:value="25007" table:style-name="ce1">
            <text:p>25007</text:p>
          </table:table-cell>
          <table:table-cell office:value-type="float" office:value="25572" table:style-name="ce1">
            <text:p>25572</text:p>
          </table:table-cell>
          <table:table-cell office:value-type="float" office:value="24913" table:style-name="ce1">
            <text:p>24913</text:p>
          </table:table-cell>
          <table:table-cell office:value-type="float" office:value="25534" table:style-name="ce1">
            <text:p>25534</text:p>
          </table:table-cell>
          <table:table-cell office:value-type="float" office:value="25534" table:style-name="ce1">
            <text:p>25534</text:p>
          </table:table-cell>
          <table:table-cell office:value-type="float" office:value="251034" table:style-name="ce1">
            <text:p>251034</text:p>
          </table:table-cell>
          <table:table-cell table:number-columns-repeated="16377"/>
        </table:table-row>
        <table:table-row table:style-name="ro1">
          <table:table-cell office:value-type="date" office:date-value="2020-05-28T00:00:00" table:style-name="ce2">
            <text:p>5/28/2020</text:p>
          </table:table-cell>
          <table:table-cell office:value-type="float" office:value="25543" table:style-name="ce1">
            <text:p>25543</text:p>
          </table:table-cell>
          <table:table-cell office:value-type="float" office:value="25794" table:style-name="ce1">
            <text:p>25794</text:p>
          </table:table-cell>
          <table:table-cell office:value-type="float" office:value="25311" table:style-name="ce1">
            <text:p>25311</text:p>
          </table:table-cell>
          <table:table-cell office:value-type="float" office:value="25457" table:style-name="ce1">
            <text:p>25457</text:p>
          </table:table-cell>
          <table:table-cell office:value-type="float" office:value="25457" table:style-name="ce1">
            <text:p>25457</text:p>
          </table:table-cell>
          <table:table-cell office:value-type="float" office:value="230294" table:style-name="ce1">
            <text:p>230294</text:p>
          </table:table-cell>
          <table:table-cell table:number-columns-repeated="16377"/>
        </table:table-row>
        <table:table-row table:style-name="ro1">
          <table:table-cell office:value-type="date" office:date-value="2020-05-29T00:00:00" table:style-name="ce2">
            <text:p>5/29/2020</text:p>
          </table:table-cell>
          <table:table-cell office:value-type="float" office:value="25448" table:style-name="ce1">
            <text:p>25448</text:p>
          </table:table-cell>
          <table:table-cell office:value-type="float" office:value="25500" table:style-name="ce1">
            <text:p>25500</text:p>
          </table:table-cell>
          <table:table-cell office:value-type="float" office:value="24991" table:style-name="ce1">
            <text:p>24991</text:p>
          </table:table-cell>
          <table:table-cell office:value-type="float" office:value="25378" table:style-name="ce1">
            <text:p>25378</text:p>
          </table:table-cell>
          <table:table-cell office:value-type="float" office:value="25378" table:style-name="ce1">
            <text:p>25378</text:p>
          </table:table-cell>
          <table:table-cell office:value-type="float" office:value="268921" table:style-name="ce1">
            <text:p>268921</text:p>
          </table:table-cell>
          <table:table-cell table:number-columns-repeated="16377"/>
        </table:table-row>
        <table:table-row table:style-name="ro1">
          <table:table-cell office:value-type="date" office:date-value="2020-05-31T00:00:00" table:style-name="ce2">
            <text:p>5/31/2020</text:p>
          </table:table-cell>
          <table:table-cell office:value-type="float" office:value="25189" table:style-name="ce1">
            <text:p>25189</text:p>
          </table:table-cell>
          <table:table-cell office:value-type="float" office:value="25214" table:style-name="ce1">
            <text:p>25214</text:p>
          </table:table-cell>
          <table:table-cell office:value-type="float" office:value="25188" table:style-name="ce1">
            <text:p>25188</text:p>
          </table:table-cell>
          <table:table-cell office:value-type="float" office:value="25203" table:style-name="ce1">
            <text:p>25203</text:p>
          </table:table-cell>
          <table:table-cell office:value-type="float" office:value="25203" table:style-name="ce1">
            <text:p>25203</text:p>
          </table:table-cell>
          <table:table-cell office:value-type="float" office:value="68270" table:style-name="ce1">
            <text:p>68270</text:p>
          </table:table-cell>
          <table:table-cell table:number-columns-repeated="16377"/>
        </table:table-row>
        <table:table-row table:style-name="ro1">
          <table:table-cell office:value-type="date" office:date-value="2020-06-01T00:00:00" table:style-name="ce2">
            <text:p>6/1/2020</text:p>
          </table:table-cell>
          <table:table-cell office:value-type="float" office:value="25231" table:style-name="ce1">
            <text:p>25231</text:p>
          </table:table-cell>
          <table:table-cell office:value-type="float" office:value="25519" table:style-name="ce1">
            <text:p>25519</text:p>
          </table:table-cell>
          <table:table-cell office:value-type="float" office:value="25089" table:style-name="ce1">
            <text:p>25089</text:p>
          </table:table-cell>
          <table:table-cell office:value-type="float" office:value="25463" table:style-name="ce1">
            <text:p>25463</text:p>
          </table:table-cell>
          <table:table-cell office:value-type="float" office:value="25463" table:style-name="ce1">
            <text:p>25463</text:p>
          </table:table-cell>
          <table:table-cell office:value-type="float" office:value="175632" table:style-name="ce1">
            <text:p>175632</text:p>
          </table:table-cell>
          <table:table-cell table:number-columns-repeated="16377"/>
        </table:table-row>
        <table:table-row table:style-name="ro1">
          <table:table-cell office:value-type="date" office:date-value="2020-06-02T00:00:00" table:style-name="ce2">
            <text:p>6/2/2020</text:p>
          </table:table-cell>
          <table:table-cell office:value-type="float" office:value="25458" table:style-name="ce1">
            <text:p>25458</text:p>
          </table:table-cell>
          <table:table-cell office:value-type="float" office:value="25720" table:style-name="ce1">
            <text:p>25720</text:p>
          </table:table-cell>
          <table:table-cell office:value-type="float" office:value="25291" table:style-name="ce1">
            <text:p>25291</text:p>
          </table:table-cell>
          <table:table-cell office:value-type="float" office:value="25701" table:style-name="ce1">
            <text:p>25701</text:p>
          </table:table-cell>
          <table:table-cell office:value-type="float" office:value="25701" table:style-name="ce1">
            <text:p>25701</text:p>
          </table:table-cell>
          <table:table-cell office:value-type="float" office:value="174040" table:style-name="ce1">
            <text:p>174040</text:p>
          </table:table-cell>
          <table:table-cell table:number-columns-repeated="16377"/>
        </table:table-row>
        <table:table-row table:style-name="ro1">
          <table:table-cell office:value-type="date" office:date-value="2020-06-03T00:00:00" table:style-name="ce2">
            <text:p>6/3/2020</text:p>
          </table:table-cell>
          <table:table-cell office:value-type="float" office:value="25701" table:style-name="ce1">
            <text:p>25701</text:p>
          </table:table-cell>
          <table:table-cell office:value-type="float" office:value="26328" table:style-name="ce1">
            <text:p>26328</text:p>
          </table:table-cell>
          <table:table-cell office:value-type="float" office:value="25679" table:style-name="ce1">
            <text:p>25679</text:p>
          </table:table-cell>
          <table:table-cell office:value-type="float" office:value="26228" table:style-name="ce1">
            <text:p>26228</text:p>
          </table:table-cell>
          <table:table-cell office:value-type="float" office:value="26228" table:style-name="ce1">
            <text:p>26228</text:p>
          </table:table-cell>
          <table:table-cell office:value-type="float" office:value="181751" table:style-name="ce1">
            <text:p>181751</text:p>
          </table:table-cell>
          <table:table-cell table:number-columns-repeated="16377"/>
        </table:table-row>
        <table:table-row table:style-name="ro1">
          <table:table-cell office:value-type="date" office:date-value="2020-06-04T00:00:00" table:style-name="ce2">
            <text:p>6/4/2020</text:p>
          </table:table-cell>
          <table:table-cell office:value-type="float" office:value="26265" table:style-name="ce1">
            <text:p>26265</text:p>
          </table:table-cell>
          <table:table-cell office:value-type="float" office:value="26368" table:style-name="ce1">
            <text:p>26368</text:p>
          </table:table-cell>
          <table:table-cell office:value-type="float" office:value="26056" table:style-name="ce1">
            <text:p>26056</text:p>
          </table:table-cell>
          <table:table-cell office:value-type="float" office:value="26253" table:style-name="ce1">
            <text:p>26253</text:p>
          </table:table-cell>
          <table:table-cell office:value-type="float" office:value="26253" table:style-name="ce1">
            <text:p>26253</text:p>
          </table:table-cell>
          <table:table-cell office:value-type="float" office:value="227967" table:style-name="ce1">
            <text:p>227967</text:p>
          </table:table-cell>
          <table:table-cell table:number-columns-repeated="16377"/>
        </table:table-row>
        <table:table-row table:style-name="ro1">
          <table:table-cell office:value-type="date" office:date-value="2020-06-05T00:00:00" table:style-name="ce2">
            <text:p>6/5/2020</text:p>
          </table:table-cell>
          <table:table-cell office:value-type="float" office:value="26283" table:style-name="ce1">
            <text:p>26283</text:p>
          </table:table-cell>
          <table:table-cell office:value-type="float" office:value="27325" table:style-name="ce1">
            <text:p>27325</text:p>
          </table:table-cell>
          <table:table-cell office:value-type="float" office:value="26212" table:style-name="ce1">
            <text:p>26212</text:p>
          </table:table-cell>
          <table:table-cell office:value-type="float" office:value="27072" table:style-name="ce1">
            <text:p>27072</text:p>
          </table:table-cell>
          <table:table-cell office:value-type="float" office:value="27072" table:style-name="ce1">
            <text:p>27072</text:p>
          </table:table-cell>
          <table:table-cell office:value-type="float" office:value="295068" table:style-name="ce1">
            <text:p>295068</text:p>
          </table:table-cell>
          <table:table-cell table:number-columns-repeated="16377"/>
        </table:table-row>
        <table:table-row table:style-name="ro1">
          <table:table-cell office:value-type="date" office:date-value="2020-06-07T00:00:00" table:style-name="ce2">
            <text:p>6/7/2020</text:p>
          </table:table-cell>
          <table:table-cell office:value-type="float" office:value="27124" table:style-name="ce1">
            <text:p>27124</text:p>
          </table:table-cell>
          <table:table-cell office:value-type="float" office:value="27297" table:style-name="ce1">
            <text:p>27297</text:p>
          </table:table-cell>
          <table:table-cell office:value-type="float" office:value="27070" table:style-name="ce1">
            <text:p>27070</text:p>
          </table:table-cell>
          <table:table-cell office:value-type="float" office:value="27276" table:style-name="ce1">
            <text:p>27276</text:p>
          </table:table-cell>
          <table:table-cell office:value-type="float" office:value="27276" table:style-name="ce1">
            <text:p>27276</text:p>
          </table:table-cell>
          <table:table-cell office:value-type="float" office:value="436971" table:style-name="ce1">
            <text:p>436971</text:p>
          </table:table-cell>
          <table:table-cell table:number-columns-repeated="16377"/>
        </table:table-row>
        <table:table-row table:style-name="ro1">
          <table:table-cell office:value-type="date" office:date-value="2020-06-08T00:00:00" table:style-name="ce2">
            <text:p>6/8/2020</text:p>
          </table:table-cell>
          <table:table-cell office:value-type="float" office:value="27124" table:style-name="ce1">
            <text:p>27124</text:p>
          </table:table-cell>
          <table:table-cell office:value-type="float" office:value="27563" table:style-name="ce1">
            <text:p>27563</text:p>
          </table:table-cell>
          <table:table-cell office:value-type="float" office:value="27031" table:style-name="ce1">
            <text:p>27031</text:p>
          </table:table-cell>
          <table:table-cell office:value-type="float" office:value="27527" table:style-name="ce1">
            <text:p>27527</text:p>
          </table:table-cell>
          <table:table-cell office:value-type="float" office:value="27527" table:style-name="ce1">
            <text:p>27527</text:p>
          </table:table-cell>
          <table:table-cell office:value-type="float" office:value="191224" table:style-name="ce1">
            <text:p>191224</text:p>
          </table:table-cell>
          <table:table-cell table:number-columns-repeated="16377"/>
        </table:table-row>
        <table:table-row table:style-name="ro1">
          <table:table-cell office:value-type="date" office:date-value="2020-06-09T00:00:00" table:style-name="ce2">
            <text:p>6/9/2020</text:p>
          </table:table-cell>
          <table:table-cell office:value-type="float" office:value="27562" table:style-name="ce1">
            <text:p>27562</text:p>
          </table:table-cell>
          <table:table-cell office:value-type="float" office:value="27624" table:style-name="ce1">
            <text:p>27624</text:p>
          </table:table-cell>
          <table:table-cell office:value-type="float" office:value="27126" table:style-name="ce1">
            <text:p>27126</text:p>
          </table:table-cell>
          <table:table-cell office:value-type="float" office:value="27264" table:style-name="ce1">
            <text:p>27264</text:p>
          </table:table-cell>
          <table:table-cell office:value-type="float" office:value="27264" table:style-name="ce1">
            <text:p>27264</text:p>
          </table:table-cell>
          <table:table-cell office:value-type="float" office:value="222341" table:style-name="ce1">
            <text:p>222341</text:p>
          </table:table-cell>
          <table:table-cell table:number-columns-repeated="16377"/>
        </table:table-row>
        <table:table-row table:style-name="ro1">
          <table:table-cell office:value-type="date" office:date-value="2020-06-10T00:00:00" table:style-name="ce2">
            <text:p>6/10/2020</text:p>
          </table:table-cell>
          <table:table-cell office:value-type="float" office:value="27257" table:style-name="ce1">
            <text:p>27257</text:p>
          </table:table-cell>
          <table:table-cell office:value-type="float" office:value="27488" table:style-name="ce1">
            <text:p>27488</text:p>
          </table:table-cell>
          <table:table-cell office:value-type="float" office:value="26901" table:style-name="ce1">
            <text:p>26901</text:p>
          </table:table-cell>
          <table:table-cell office:value-type="float" office:value="26961" table:style-name="ce1">
            <text:p>26961</text:p>
          </table:table-cell>
          <table:table-cell office:value-type="float" office:value="26961" table:style-name="ce1">
            <text:p>26961</text:p>
          </table:table-cell>
          <table:table-cell office:value-type="float" office:value="266709" table:style-name="ce1">
            <text:p>266709</text:p>
          </table:table-cell>
          <table:table-cell table:number-columns-repeated="16377"/>
        </table:table-row>
        <table:table-row table:style-name="ro1">
          <table:table-cell office:value-type="date" office:date-value="2020-06-11T00:00:00" table:style-name="ce2">
            <text:p>6/11/2020</text:p>
          </table:table-cell>
          <table:table-cell office:value-type="float" office:value="26954" table:style-name="ce1">
            <text:p>26954</text:p>
          </table:table-cell>
          <table:table-cell office:value-type="float" office:value="26997" table:style-name="ce1">
            <text:p>26997</text:p>
          </table:table-cell>
          <table:table-cell office:value-type="float" office:value="25060" table:style-name="ce1">
            <text:p>25060</text:p>
          </table:table-cell>
          <table:table-cell office:value-type="float" office:value="25165" table:style-name="ce1">
            <text:p>25165</text:p>
          </table:table-cell>
          <table:table-cell office:value-type="float" office:value="25165" table:style-name="ce1">
            <text:p>25165</text:p>
          </table:table-cell>
          <table:table-cell office:value-type="float" office:value="454085" table:style-name="ce1">
            <text:p>454085</text:p>
          </table:table-cell>
          <table:table-cell table:number-columns-repeated="16377"/>
        </table:table-row>
        <table:table-row table:style-name="ro1">
          <table:table-cell office:value-type="date" office:date-value="2020-06-12T00:00:00" table:style-name="ce2">
            <text:p>6/12/2020</text:p>
          </table:table-cell>
          <table:table-cell office:value-type="float" office:value="25200" table:style-name="ce1">
            <text:p>25200</text:p>
          </table:table-cell>
          <table:table-cell office:value-type="float" office:value="25952" table:style-name="ce1">
            <text:p>25952</text:p>
          </table:table-cell>
          <table:table-cell office:value-type="float" office:value="25064" table:style-name="ce1">
            <text:p>25064</text:p>
          </table:table-cell>
          <table:table-cell office:value-type="float" office:value="25536" table:style-name="ce1">
            <text:p>25536</text:p>
          </table:table-cell>
          <table:table-cell office:value-type="float" office:value="25536" table:style-name="ce1">
            <text:p>25536</text:p>
          </table:table-cell>
          <table:table-cell office:value-type="float" office:value="274200" table:style-name="ce1">
            <text:p>274200</text:p>
          </table:table-cell>
          <table:table-cell table:number-columns-repeated="16377"/>
        </table:table-row>
        <table:table-row table:style-name="ro1">
          <table:table-cell office:value-type="date" office:date-value="2020-06-14T00:00:00" table:style-name="ce2">
            <text:p>6/14/2020</text:p>
          </table:table-cell>
          <table:table-cell office:value-type="float" office:value="25176" table:style-name="ce1">
            <text:p>25176</text:p>
          </table:table-cell>
          <table:table-cell office:value-type="float" office:value="25310" table:style-name="ce1">
            <text:p>25310</text:p>
          </table:table-cell>
          <table:table-cell office:value-type="float" office:value="25080" table:style-name="ce1">
            <text:p>25080</text:p>
          </table:table-cell>
          <table:table-cell office:value-type="float" office:value="25257" table:style-name="ce1">
            <text:p>25257</text:p>
          </table:table-cell>
          <table:table-cell office:value-type="float" office:value="25257" table:style-name="ce1">
            <text:p>25257</text:p>
          </table:table-cell>
          <table:table-cell office:value-type="float" office:value="301082" table:style-name="ce1">
            <text:p>301082</text:p>
          </table:table-cell>
          <table:table-cell table:number-columns-repeated="16377"/>
        </table:table-row>
        <table:table-row table:style-name="ro1">
          <table:table-cell office:value-type="date" office:date-value="2020-06-15T00:00:00" table:style-name="ce2">
            <text:p>6/15/2020</text:p>
          </table:table-cell>
          <table:table-cell office:value-type="float" office:value="25176" table:style-name="ce1">
            <text:p>25176</text:p>
          </table:table-cell>
          <table:table-cell office:value-type="float" office:value="25884" table:style-name="ce1">
            <text:p>25884</text:p>
          </table:table-cell>
          <table:table-cell office:value-type="float" office:value="24550" table:style-name="ce1">
            <text:p>24550</text:p>
          </table:table-cell>
          <table:table-cell office:value-type="float" office:value="25805" table:style-name="ce1">
            <text:p>25805</text:p>
          </table:table-cell>
          <table:table-cell office:value-type="float" office:value="25805" table:style-name="ce1">
            <text:p>25805</text:p>
          </table:table-cell>
          <table:table-cell office:value-type="float" office:value="170675" table:style-name="ce1">
            <text:p>170675</text:p>
          </table:table-cell>
          <table:table-cell table:number-columns-repeated="16377"/>
        </table:table-row>
        <table:table-row table:style-name="ro1">
          <table:table-cell office:value-type="date" office:date-value="2020-06-16T00:00:00" table:style-name="ce2">
            <text:p>6/16/2020</text:p>
          </table:table-cell>
          <table:table-cell office:value-type="float" office:value="25834" table:style-name="ce1">
            <text:p>25834</text:p>
          </table:table-cell>
          <table:table-cell office:value-type="float" office:value="26779" table:style-name="ce1">
            <text:p>26779</text:p>
          </table:table-cell>
          <table:table-cell office:value-type="float" office:value="25789" table:style-name="ce1">
            <text:p>25789</text:p>
          </table:table-cell>
          <table:table-cell office:value-type="float" office:value="26320" table:style-name="ce1">
            <text:p>26320</text:p>
          </table:table-cell>
          <table:table-cell office:value-type="float" office:value="26320" table:style-name="ce1">
            <text:p>26320</text:p>
          </table:table-cell>
          <table:table-cell office:value-type="float" office:value="141051" table:style-name="ce1">
            <text:p>141051</text:p>
          </table:table-cell>
          <table:table-cell table:number-columns-repeated="16377"/>
        </table:table-row>
        <table:table-row table:style-name="ro1">
          <table:table-cell office:value-type="date" office:date-value="2020-06-17T00:00:00" table:style-name="ce2">
            <text:p>6/17/2020</text:p>
          </table:table-cell>
          <table:table-cell office:value-type="float" office:value="26249" table:style-name="ce1">
            <text:p>26249</text:p>
          </table:table-cell>
          <table:table-cell office:value-type="float" office:value="26623" table:style-name="ce1">
            <text:p>26623</text:p>
          </table:table-cell>
          <table:table-cell office:value-type="float" office:value="26049" table:style-name="ce1">
            <text:p>26049</text:p>
          </table:table-cell>
          <table:table-cell office:value-type="float" office:value="26150" table:style-name="ce1">
            <text:p>26150</text:p>
          </table:table-cell>
          <table:table-cell office:value-type="float" office:value="26150" table:style-name="ce1">
            <text:p>26150</text:p>
          </table:table-cell>
          <table:table-cell office:value-type="float" office:value="60277" table:style-name="ce1">
            <text:p>60277</text:p>
          </table:table-cell>
          <table:table-cell table:number-columns-repeated="16377"/>
        </table:table-row>
        <table:table-row table:style-name="ro1">
          <table:table-cell office:value-type="date" office:date-value="2020-06-18T00:00:00" table:style-name="ce2">
            <text:p>6/18/2020</text:p>
          </table:table-cell>
          <table:table-cell office:value-type="float" office:value="26141" table:style-name="ce1">
            <text:p>26141</text:p>
          </table:table-cell>
          <table:table-cell office:value-type="float" office:value="26275" table:style-name="ce1">
            <text:p>26275</text:p>
          </table:table-cell>
          <table:table-cell office:value-type="float" office:value="25743" table:style-name="ce1">
            <text:p>25743</text:p>
          </table:table-cell>
          <table:table-cell office:value-type="float" office:value="26024" table:style-name="ce1">
            <text:p>26024</text:p>
          </table:table-cell>
          <table:table-cell office:value-type="float" office:value="26024" table:style-name="ce1">
            <text:p>26024</text:p>
          </table:table-cell>
          <table:table-cell office:value-type="float" office:value="33189" table:style-name="ce1">
            <text:p>33189</text:p>
          </table:table-cell>
          <table:table-cell table:number-columns-repeated="16377"/>
        </table:table-row>
        <table:table-row table:style-name="ro1">
          <table:table-cell office:value-type="date" office:date-value="2020-06-19T00:00:00" table:style-name="ce2">
            <text:p>6/19/2020</text:p>
          </table:table-cell>
          <table:table-cell office:value-type="float" office:value="26059" table:style-name="ce1">
            <text:p>26059</text:p>
          </table:table-cell>
          <table:table-cell office:value-type="float" office:value="26484.199218999998" table:style-name="ce1">
            <text:p>26484.19922</text:p>
          </table:table-cell>
          <table:table-cell office:value-type="float" office:value="25985" table:style-name="ce1">
            <text:p>25985</text:p>
          </table:table-cell>
          <table:table-cell office:value-type="float" office:value="26484.199218999998" table:style-name="ce1">
            <text:p>26484.19922</text:p>
          </table:table-cell>
          <table:table-cell office:value-type="float" office:value="26484.199218999998" table:style-name="ce1">
            <text:p>26484.19922</text:p>
          </table:table-cell>
          <table:table-cell office:value-type="float" office:value="258223" table:style-name="ce1">
            <text:p>258223</text:p>
          </table:table-cell>
          <table:table-cell table:number-columns-repeated="16377"/>
        </table:table-row>
        <table:table-row table:style-name="ro1">
          <table:table-cell office:value-type="date" office:date-value="2020-06-21T00:00:00" table:style-name="ce2">
            <text:p>6/21/2020</text:p>
          </table:table-cell>
          <table:table-cell office:value-type="float" office:value="25370" table:style-name="ce1">
            <text:p>25370</text:p>
          </table:table-cell>
          <table:table-cell office:value-type="float" office:value="25472" table:style-name="ce1">
            <text:p>25472</text:p>
          </table:table-cell>
          <table:table-cell office:value-type="float" office:value="25230" table:style-name="ce1">
            <text:p>25230</text:p>
          </table:table-cell>
          <table:table-cell office:value-type="float" office:value="25466" table:style-name="ce1">
            <text:p>25466</text:p>
          </table:table-cell>
          <table:table-cell office:value-type="float" office:value="25466" table:style-name="ce1">
            <text:p>25466</text:p>
          </table:table-cell>
          <table:table-cell office:value-type="float" office:value="746392" table:style-name="ce1">
            <text:p>746392</text:p>
          </table:table-cell>
          <table:table-cell table:number-columns-repeated="16377"/>
        </table:table-row>
        <table:table-row table:style-name="ro1">
          <table:table-cell office:value-type="date" office:date-value="2020-06-22T00:00:00" table:style-name="ce2">
            <text:p>6/22/2020</text:p>
          </table:table-cell>
          <table:table-cell office:value-type="float" office:value="25370" table:style-name="ce1">
            <text:p>25370</text:p>
          </table:table-cell>
          <table:table-cell office:value-type="float" office:value="25987" table:style-name="ce1">
            <text:p>25987</text:p>
          </table:table-cell>
          <table:table-cell office:value-type="float" office:value="25230" table:style-name="ce1">
            <text:p>25230</text:p>
          </table:table-cell>
          <table:table-cell office:value-type="float" office:value="25953" table:style-name="ce1">
            <text:p>25953</text:p>
          </table:table-cell>
          <table:table-cell office:value-type="float" office:value="25953" table:style-name="ce1">
            <text:p>25953</text:p>
          </table:table-cell>
          <table:table-cell office:value-type="float" office:value="176355" table:style-name="ce1">
            <text:p>176355</text:p>
          </table:table-cell>
          <table:table-cell table:number-columns-repeated="16377"/>
        </table:table-row>
        <table:table-row table:style-name="ro1">
          <table:table-cell office:value-type="date" office:date-value="2020-06-23T00:00:00" table:style-name="ce2">
            <text:p>6/23/2020</text:p>
          </table:table-cell>
          <table:table-cell office:value-type="float" office:value="25955" table:style-name="ce1">
            <text:p>25955</text:p>
          </table:table-cell>
          <table:table-cell office:value-type="float" office:value="26294" table:style-name="ce1">
            <text:p>26294</text:p>
          </table:table-cell>
          <table:table-cell office:value-type="float" office:value="25514" table:style-name="ce1">
            <text:p>25514</text:p>
          </table:table-cell>
          <table:table-cell office:value-type="float" office:value="26020" table:style-name="ce1">
            <text:p>26020</text:p>
          </table:table-cell>
          <table:table-cell office:value-type="float" office:value="26020" table:style-name="ce1">
            <text:p>26020</text:p>
          </table:table-cell>
          <table:table-cell office:value-type="float" office:value="200223" table:style-name="ce1">
            <text:p>200223</text:p>
          </table:table-cell>
          <table:table-cell table:number-columns-repeated="16377"/>
        </table:table-row>
        <table:table-row table:style-name="ro1">
          <table:table-cell office:value-type="date" office:date-value="2020-06-24T00:00:00" table:style-name="ce2">
            <text:p>6/24/2020</text:p>
          </table:table-cell>
          <table:table-cell office:value-type="float" office:value="25986" table:style-name="ce1">
            <text:p>25986</text:p>
          </table:table-cell>
          <table:table-cell office:value-type="float" office:value="26134" table:style-name="ce1">
            <text:p>26134</text:p>
          </table:table-cell>
          <table:table-cell office:value-type="float" office:value="25159" table:style-name="ce1">
            <text:p>25159</text:p>
          </table:table-cell>
          <table:table-cell office:value-type="float" office:value="25393" table:style-name="ce1">
            <text:p>25393</text:p>
          </table:table-cell>
          <table:table-cell office:value-type="float" office:value="25393" table:style-name="ce1">
            <text:p>25393</text:p>
          </table:table-cell>
          <table:table-cell office:value-type="float" office:value="281371" table:style-name="ce1">
            <text:p>281371</text:p>
          </table:table-cell>
          <table:table-cell table:number-columns-repeated="16377"/>
        </table:table-row>
        <table:table-row table:style-name="ro1">
          <table:table-cell office:value-type="date" office:date-value="2020-06-25T00:00:00" table:style-name="ce2">
            <text:p>6/25/2020</text:p>
          </table:table-cell>
          <table:table-cell office:value-type="float" office:value="25379" table:style-name="ce1">
            <text:p>25379</text:p>
          </table:table-cell>
          <table:table-cell office:value-type="float" office:value="25659" table:style-name="ce1">
            <text:p>25659</text:p>
          </table:table-cell>
          <table:table-cell office:value-type="float" office:value="25003" table:style-name="ce1">
            <text:p>25003</text:p>
          </table:table-cell>
          <table:table-cell office:value-type="float" office:value="25596" table:style-name="ce1">
            <text:p>25596</text:p>
          </table:table-cell>
          <table:table-cell office:value-type="float" office:value="25596" table:style-name="ce1">
            <text:p>25596</text:p>
          </table:table-cell>
          <table:table-cell office:value-type="float" office:value="263063" table:style-name="ce1">
            <text:p>263063</text:p>
          </table:table-cell>
          <table:table-cell table:number-columns-repeated="16377"/>
        </table:table-row>
        <table:table-row table:style-name="ro1">
          <table:table-cell office:value-type="date" office:date-value="2020-06-26T00:00:00" table:style-name="ce2">
            <text:p>6/26/2020</text:p>
          </table:table-cell>
          <table:table-cell office:value-type="float" office:value="25540" table:style-name="ce1">
            <text:p>25540</text:p>
          </table:table-cell>
          <table:table-cell office:value-type="float" office:value="25653" table:style-name="ce1">
            <text:p>25653</text:p>
          </table:table-cell>
          <table:table-cell office:value-type="float" office:value="24837" table:style-name="ce1">
            <text:p>24837</text:p>
          </table:table-cell>
          <table:table-cell office:value-type="float" office:value="24950" table:style-name="ce1">
            <text:p>24950</text:p>
          </table:table-cell>
          <table:table-cell office:value-type="float" office:value="24950" table:style-name="ce1">
            <text:p>24950</text:p>
          </table:table-cell>
          <table:table-cell office:value-type="float" office:value="262641" table:style-name="ce1">
            <text:p>262641</text:p>
          </table:table-cell>
          <table:table-cell table:number-columns-repeated="16377"/>
        </table:table-row>
        <table:table-row table:style-name="ro1">
          <table:table-cell office:value-type="date" office:date-value="2020-06-28T00:00:00" table:style-name="ce2">
            <text:p>6/28/2020</text:p>
          </table:table-cell>
          <table:table-cell office:value-type="float" office:value="24777" table:style-name="ce1">
            <text:p>24777</text:p>
          </table:table-cell>
          <table:table-cell office:value-type="float" office:value="24921" table:style-name="ce1">
            <text:p>24921</text:p>
          </table:table-cell>
          <table:table-cell office:value-type="float" office:value="24743" table:style-name="ce1">
            <text:p>24743</text:p>
          </table:table-cell>
          <table:table-cell office:value-type="float" office:value="24910" table:style-name="ce1">
            <text:p>24910</text:p>
          </table:table-cell>
          <table:table-cell office:value-type="float" office:value="24910" table:style-name="ce1">
            <text:p>24910</text:p>
          </table:table-cell>
          <table:table-cell office:value-type="float" office:value="693090" table:style-name="ce1">
            <text:p>693090</text:p>
          </table:table-cell>
          <table:table-cell table:number-columns-repeated="16377"/>
        </table:table-row>
        <table:table-row table:style-name="ro1">
          <table:table-cell office:value-type="date" office:date-value="2020-06-29T00:00:00" table:style-name="ce2">
            <text:p>6/29/2020</text:p>
          </table:table-cell>
          <table:table-cell office:value-type="float" office:value="24777" table:style-name="ce1">
            <text:p>24777</text:p>
          </table:table-cell>
          <table:table-cell office:value-type="float" office:value="25543" table:style-name="ce1">
            <text:p>25543</text:p>
          </table:table-cell>
          <table:table-cell office:value-type="float" office:value="24743" table:style-name="ce1">
            <text:p>24743</text:p>
          </table:table-cell>
          <table:table-cell office:value-type="float" office:value="25497" table:style-name="ce1">
            <text:p>25497</text:p>
          </table:table-cell>
          <table:table-cell office:value-type="float" office:value="25497" table:style-name="ce1">
            <text:p>25497</text:p>
          </table:table-cell>
          <table:table-cell office:value-type="float" office:value="225691" table:style-name="ce1">
            <text:p>225691</text:p>
          </table:table-cell>
          <table:table-cell table:number-columns-repeated="16377"/>
        </table:table-row>
        <table:table-row table:style-name="ro1">
          <table:table-cell office:value-type="date" office:date-value="2020-06-30T00:00:00" table:style-name="ce2">
            <text:p>6/30/2020</text:p>
          </table:table-cell>
          <table:table-cell office:value-type="float" office:value="25479" table:style-name="ce1">
            <text:p>25479</text:p>
          </table:table-cell>
          <table:table-cell office:value-type="float" office:value="25772" table:style-name="ce1">
            <text:p>25772</text:p>
          </table:table-cell>
          <table:table-cell office:value-type="float" office:value="25301" table:style-name="ce1">
            <text:p>25301</text:p>
          </table:table-cell>
          <table:table-cell office:value-type="float" office:value="25689" table:style-name="ce1">
            <text:p>25689</text:p>
          </table:table-cell>
          <table:table-cell office:value-type="float" office:value="25689" table:style-name="ce1">
            <text:p>25689</text:p>
          </table:table-cell>
          <table:table-cell office:value-type="float" office:value="200320" table:style-name="ce1">
            <text:p>200320</text:p>
          </table:table-cell>
          <table:table-cell table:number-columns-repeated="16377"/>
        </table:table-row>
        <table:table-row table:style-name="ro1">
          <table:table-cell office:value-type="date" office:date-value="2020-07-01T00:00:00" table:style-name="ce2">
            <text:p>7/1/2020</text:p>
          </table:table-cell>
          <table:table-cell office:value-type="float" office:value="25653" table:style-name="ce1">
            <text:p>25653</text:p>
          </table:table-cell>
          <table:table-cell office:value-type="float" office:value="25893" table:style-name="ce1">
            <text:p>25893</text:p>
          </table:table-cell>
          <table:table-cell office:value-type="float" office:value="25381" table:style-name="ce1">
            <text:p>25381</text:p>
          </table:table-cell>
          <table:table-cell office:value-type="float" office:value="25575" table:style-name="ce1">
            <text:p>25575</text:p>
          </table:table-cell>
          <table:table-cell office:value-type="float" office:value="25575" table:style-name="ce1">
            <text:p>25575</text:p>
          </table:table-cell>
          <table:table-cell office:value-type="float" office:value="218368" table:style-name="ce1">
            <text:p>218368</text:p>
          </table:table-cell>
          <table:table-cell table:number-columns-repeated="16377"/>
        </table:table-row>
        <table:table-row table:style-name="ro1">
          <table:table-cell office:value-type="date" office:date-value="2020-07-02T00:00:00" table:style-name="ce2">
            <text:p>7/2/2020</text:p>
          </table:table-cell>
          <table:table-cell office:value-type="float" office:value="25549" table:style-name="ce1">
            <text:p>25549</text:p>
          </table:table-cell>
          <table:table-cell office:value-type="float" office:value="26088" table:style-name="ce1">
            <text:p>26088</text:p>
          </table:table-cell>
          <table:table-cell office:value-type="float" office:value="25515" table:style-name="ce1">
            <text:p>25515</text:p>
          </table:table-cell>
          <table:table-cell office:value-type="float" office:value="25759" table:style-name="ce1">
            <text:p>25759</text:p>
          </table:table-cell>
          <table:table-cell office:value-type="float" office:value="25759" table:style-name="ce1">
            <text:p>25759</text:p>
          </table:table-cell>
          <table:table-cell office:value-type="float" office:value="201493" table:style-name="ce1">
            <text:p>201493</text:p>
          </table:table-cell>
          <table:table-cell table:number-columns-repeated="16377"/>
        </table:table-row>
        <table:table-row table:style-name="ro1">
          <table:table-cell office:value-type="date" office:date-value="2020-07-05T00:00:00" table:style-name="ce2">
            <text:p>7/5/2020</text:p>
          </table:table-cell>
          <table:table-cell office:value-type="float" office:value="25689" table:style-name="ce1">
            <text:p>25689</text:p>
          </table:table-cell>
          <table:table-cell office:value-type="float" office:value="25821" table:style-name="ce1">
            <text:p>25821</text:p>
          </table:table-cell>
          <table:table-cell office:value-type="float" office:value="25623" table:style-name="ce1">
            <text:p>25623</text:p>
          </table:table-cell>
          <table:table-cell office:value-type="float" office:value="25809" table:style-name="ce1">
            <text:p>25809</text:p>
          </table:table-cell>
          <table:table-cell office:value-type="float" office:value="25809" table:style-name="ce1">
            <text:p>25809</text:p>
          </table:table-cell>
          <table:table-cell office:value-type="float" office:value="242686" table:style-name="ce1">
            <text:p>242686</text:p>
          </table:table-cell>
          <table:table-cell table:number-columns-repeated="16377"/>
        </table:table-row>
        <table:table-row table:style-name="ro1">
          <table:table-cell office:value-type="date" office:date-value="2020-07-06T00:00:00" table:style-name="ce2">
            <text:p>7/6/2020</text:p>
          </table:table-cell>
          <table:table-cell office:value-type="float" office:value="25689" table:style-name="ce1">
            <text:p>25689</text:p>
          </table:table-cell>
          <table:table-cell office:value-type="float" office:value="26197" table:style-name="ce1">
            <text:p>26197</text:p>
          </table:table-cell>
          <table:table-cell office:value-type="float" office:value="25657" table:style-name="ce1">
            <text:p>25657</text:p>
          </table:table-cell>
          <table:table-cell office:value-type="float" office:value="26179" table:style-name="ce1">
            <text:p>26179</text:p>
          </table:table-cell>
          <table:table-cell office:value-type="float" office:value="26179" table:style-name="ce1">
            <text:p>26179</text:p>
          </table:table-cell>
          <table:table-cell office:value-type="float" office:value="255602" table:style-name="ce1">
            <text:p>255602</text:p>
          </table:table-cell>
          <table:table-cell table:number-columns-repeated="16377"/>
        </table:table-row>
        <table:table-row table:style-name="ro1">
          <table:table-cell office:value-type="date" office:date-value="2020-07-07T00:00:00" table:style-name="ce2">
            <text:p>7/7/2020</text:p>
          </table:table-cell>
          <table:table-cell office:value-type="float" office:value="26167" table:style-name="ce1">
            <text:p>26167</text:p>
          </table:table-cell>
          <table:table-cell office:value-type="float" office:value="26280" table:style-name="ce1">
            <text:p>26280</text:p>
          </table:table-cell>
          <table:table-cell office:value-type="float" office:value="25741" table:style-name="ce1">
            <text:p>25741</text:p>
          </table:table-cell>
          <table:table-cell office:value-type="float" office:value="25770" table:style-name="ce1">
            <text:p>25770</text:p>
          </table:table-cell>
          <table:table-cell office:value-type="float" office:value="25770" table:style-name="ce1">
            <text:p>25770</text:p>
          </table:table-cell>
          <table:table-cell office:value-type="float" office:value="192273" table:style-name="ce1">
            <text:p>192273</text:p>
          </table:table-cell>
          <table:table-cell table:number-columns-repeated="16377"/>
        </table:table-row>
        <table:table-row table:style-name="ro1">
          <table:table-cell office:value-type="date" office:date-value="2020-07-08T00:00:00" table:style-name="ce2">
            <text:p>7/8/2020</text:p>
          </table:table-cell>
          <table:table-cell office:value-type="float" office:value="25770" table:style-name="ce1">
            <text:p>25770</text:p>
          </table:table-cell>
          <table:table-cell office:value-type="float" office:value="25999" table:style-name="ce1">
            <text:p>25999</text:p>
          </table:table-cell>
          <table:table-cell office:value-type="float" office:value="25661" table:style-name="ce1">
            <text:p>25661</text:p>
          </table:table-cell>
          <table:table-cell office:value-type="float" office:value="25969" table:style-name="ce1">
            <text:p>25969</text:p>
          </table:table-cell>
          <table:table-cell office:value-type="float" office:value="25969" table:style-name="ce1">
            <text:p>25969</text:p>
          </table:table-cell>
          <table:table-cell office:value-type="float" office:value="209659" table:style-name="ce1">
            <text:p>209659</text:p>
          </table:table-cell>
          <table:table-cell table:number-columns-repeated="16377"/>
        </table:table-row>
        <table:table-row table:style-name="ro1">
          <table:table-cell office:value-type="date" office:date-value="2020-07-09T00:00:00" table:style-name="ce2">
            <text:p>7/9/2020</text:p>
          </table:table-cell>
          <table:table-cell office:value-type="float" office:value="25995" table:style-name="ce1">
            <text:p>25995</text:p>
          </table:table-cell>
          <table:table-cell office:value-type="float" office:value="26029" table:style-name="ce1">
            <text:p>26029</text:p>
          </table:table-cell>
          <table:table-cell office:value-type="float" office:value="25397" table:style-name="ce1">
            <text:p>25397</text:p>
          </table:table-cell>
          <table:table-cell office:value-type="float" office:value="25571" table:style-name="ce1">
            <text:p>25571</text:p>
          </table:table-cell>
          <table:table-cell office:value-type="float" office:value="25571" table:style-name="ce1">
            <text:p>25571</text:p>
          </table:table-cell>
          <table:table-cell office:value-type="float" office:value="239986" table:style-name="ce1">
            <text:p>239986</text:p>
          </table:table-cell>
          <table:table-cell table:number-columns-repeated="16377"/>
        </table:table-row>
        <table:table-row table:style-name="ro1">
          <table:table-cell office:value-type="date" office:date-value="2020-07-10T00:00:00" table:style-name="ce2">
            <text:p>7/10/2020</text:p>
          </table:table-cell>
          <table:table-cell office:value-type="float" office:value="25589" table:style-name="ce1">
            <text:p>25589</text:p>
          </table:table-cell>
          <table:table-cell office:value-type="float" office:value="26003" table:style-name="ce1">
            <text:p>26003</text:p>
          </table:table-cell>
          <table:table-cell office:value-type="float" office:value="25293" table:style-name="ce1">
            <text:p>25293</text:p>
          </table:table-cell>
          <table:table-cell office:value-type="float" office:value="25977" table:style-name="ce1">
            <text:p>25977</text:p>
          </table:table-cell>
          <table:table-cell office:value-type="float" office:value="25977" table:style-name="ce1">
            <text:p>25977</text:p>
          </table:table-cell>
          <table:table-cell office:value-type="float" office:value="229586" table:style-name="ce1">
            <text:p>229586</text:p>
          </table:table-cell>
          <table:table-cell table:number-columns-repeated="16377"/>
        </table:table-row>
        <table:table-row table:style-name="ro1">
          <table:table-cell office:value-type="date" office:date-value="2020-07-12T00:00:00" table:style-name="ce2">
            <text:p>7/12/2020</text:p>
          </table:table-cell>
          <table:table-cell office:value-type="float" office:value="26025" table:style-name="ce1">
            <text:p>26025</text:p>
          </table:table-cell>
          <table:table-cell office:value-type="float" office:value="26177" table:style-name="ce1">
            <text:p>26177</text:p>
          </table:table-cell>
          <table:table-cell office:value-type="float" office:value="26025" table:style-name="ce1">
            <text:p>26025</text:p>
          </table:table-cell>
          <table:table-cell office:value-type="float" office:value="26087" table:style-name="ce1">
            <text:p>26087</text:p>
          </table:table-cell>
          <table:table-cell office:value-type="float" office:value="26087" table:style-name="ce1">
            <text:p>26087</text:p>
          </table:table-cell>
          <table:table-cell office:value-type="float" office:value="491559" table:style-name="ce1">
            <text:p>491559</text:p>
          </table:table-cell>
          <table:table-cell table:number-columns-repeated="16377"/>
        </table:table-row>
        <table:table-row table:style-name="ro1">
          <table:table-cell office:value-type="date" office:date-value="2020-07-13T00:00:00" table:style-name="ce2">
            <text:p>7/13/2020</text:p>
          </table:table-cell>
          <table:table-cell office:value-type="float" office:value="26025" table:style-name="ce1">
            <text:p>26025</text:p>
          </table:table-cell>
          <table:table-cell office:value-type="float" office:value="26524" table:style-name="ce1">
            <text:p>26524</text:p>
          </table:table-cell>
          <table:table-cell office:value-type="float" office:value="25914" table:style-name="ce1">
            <text:p>25914</text:p>
          </table:table-cell>
          <table:table-cell office:value-type="float" office:value="25968" table:style-name="ce1">
            <text:p>25968</text:p>
          </table:table-cell>
          <table:table-cell office:value-type="float" office:value="25968" table:style-name="ce1">
            <text:p>25968</text:p>
          </table:table-cell>
          <table:table-cell office:value-type="float" office:value="265051" table:style-name="ce1">
            <text:p>265051</text:p>
          </table:table-cell>
          <table:table-cell table:number-columns-repeated="16377"/>
        </table:table-row>
        <table:table-row table:style-name="ro1">
          <table:table-cell office:value-type="date" office:date-value="2020-07-14T00:00:00" table:style-name="ce2">
            <text:p>7/14/2020</text:p>
          </table:table-cell>
          <table:table-cell office:value-type="float" office:value="25986" table:style-name="ce1">
            <text:p>25986</text:p>
          </table:table-cell>
          <table:table-cell office:value-type="float" office:value="26575" table:style-name="ce1">
            <text:p>26575</text:p>
          </table:table-cell>
          <table:table-cell office:value-type="float" office:value="25874" table:style-name="ce1">
            <text:p>25874</text:p>
          </table:table-cell>
          <table:table-cell office:value-type="float" office:value="26491" table:style-name="ce1">
            <text:p>26491</text:p>
          </table:table-cell>
          <table:table-cell office:value-type="float" office:value="26491" table:style-name="ce1">
            <text:p>26491</text:p>
          </table:table-cell>
          <table:table-cell office:value-type="float" office:value="296495" table:style-name="ce1">
            <text:p>296495</text:p>
          </table:table-cell>
          <table:table-cell table:number-columns-repeated="16377"/>
        </table:table-row>
        <table:table-row table:style-name="ro1">
          <table:table-cell office:value-type="date" office:date-value="2020-07-15T00:00:00" table:style-name="ce2">
            <text:p>7/15/2020</text:p>
          </table:table-cell>
          <table:table-cell office:value-type="float" office:value="26644" table:style-name="ce1">
            <text:p>26644</text:p>
          </table:table-cell>
          <table:table-cell office:value-type="float" office:value="27063" table:style-name="ce1">
            <text:p>27063</text:p>
          </table:table-cell>
          <table:table-cell office:value-type="float" office:value="26571" table:style-name="ce1">
            <text:p>26571</text:p>
          </table:table-cell>
          <table:table-cell office:value-type="float" office:value="26765" table:style-name="ce1">
            <text:p>26765</text:p>
          </table:table-cell>
          <table:table-cell office:value-type="float" office:value="26765" table:style-name="ce1">
            <text:p>26765</text:p>
          </table:table-cell>
          <table:table-cell office:value-type="float" office:value="242949" table:style-name="ce1">
            <text:p>242949</text:p>
          </table:table-cell>
          <table:table-cell table:number-columns-repeated="16377"/>
        </table:table-row>
        <table:table-row table:style-name="ro1">
          <table:table-cell office:value-type="date" office:date-value="2020-07-16T00:00:00" table:style-name="ce2">
            <text:p>7/16/2020</text:p>
          </table:table-cell>
          <table:table-cell office:value-type="float" office:value="26814" table:style-name="ce1">
            <text:p>26814</text:p>
          </table:table-cell>
          <table:table-cell office:value-type="float" office:value="26858" table:style-name="ce1">
            <text:p>26858</text:p>
          </table:table-cell>
          <table:table-cell office:value-type="float" office:value="26465" table:style-name="ce1">
            <text:p>26465</text:p>
          </table:table-cell>
          <table:table-cell office:value-type="float" office:value="26553" table:style-name="ce1">
            <text:p>26553</text:p>
          </table:table-cell>
          <table:table-cell office:value-type="float" office:value="26553" table:style-name="ce1">
            <text:p>26553</text:p>
          </table:table-cell>
          <table:table-cell office:value-type="float" office:value="198313" table:style-name="ce1">
            <text:p>198313</text:p>
          </table:table-cell>
          <table:table-cell table:number-columns-repeated="16377"/>
        </table:table-row>
        <table:table-row table:style-name="ro1">
          <table:table-cell office:value-type="date" office:date-value="2020-07-17T00:00:00" table:style-name="ce2">
            <text:p>7/17/2020</text:p>
          </table:table-cell>
          <table:table-cell office:value-type="float" office:value="26565" table:style-name="ce1">
            <text:p>26565</text:p>
          </table:table-cell>
          <table:table-cell office:value-type="float" office:value="26724" table:style-name="ce1">
            <text:p>26724</text:p>
          </table:table-cell>
          <table:table-cell office:value-type="float" office:value="26502" table:style-name="ce1">
            <text:p>26502</text:p>
          </table:table-cell>
          <table:table-cell office:value-type="float" office:value="26520" table:style-name="ce1">
            <text:p>26520</text:p>
          </table:table-cell>
          <table:table-cell office:value-type="float" office:value="26520" table:style-name="ce1">
            <text:p>26520</text:p>
          </table:table-cell>
          <table:table-cell office:value-type="float" office:value="151722" table:style-name="ce1">
            <text:p>151722</text:p>
          </table:table-cell>
          <table:table-cell table:number-columns-repeated="16377"/>
        </table:table-row>
        <table:table-row table:style-name="ro1">
          <table:table-cell office:value-type="date" office:date-value="2020-07-19T00:00:00" table:style-name="ce2">
            <text:p>7/19/2020</text:p>
          </table:table-cell>
          <table:table-cell office:value-type="float" office:value="26541" table:style-name="ce1">
            <text:p>26541</text:p>
          </table:table-cell>
          <table:table-cell office:value-type="float" office:value="26603" table:style-name="ce1">
            <text:p>26603</text:p>
          </table:table-cell>
          <table:table-cell office:value-type="float" office:value="26508" table:style-name="ce1">
            <text:p>26508</text:p>
          </table:table-cell>
          <table:table-cell office:value-type="float" office:value="26594" table:style-name="ce1">
            <text:p>26594</text:p>
          </table:table-cell>
          <table:table-cell office:value-type="float" office:value="26594" table:style-name="ce1">
            <text:p>26594</text:p>
          </table:table-cell>
          <table:table-cell office:value-type="float" office:value="279664" table:style-name="ce1">
            <text:p>279664</text:p>
          </table:table-cell>
          <table:table-cell table:number-columns-repeated="16377"/>
        </table:table-row>
        <table:table-row table:style-name="ro1">
          <table:table-cell office:value-type="date" office:date-value="2020-07-20T00:00:00" table:style-name="ce2">
            <text:p>7/20/2020</text:p>
          </table:table-cell>
          <table:table-cell office:value-type="float" office:value="26541" table:style-name="ce1">
            <text:p>26541</text:p>
          </table:table-cell>
          <table:table-cell office:value-type="float" office:value="26655" table:style-name="ce1">
            <text:p>26655</text:p>
          </table:table-cell>
          <table:table-cell office:value-type="float" office:value="26330" table:style-name="ce1">
            <text:p>26330</text:p>
          </table:table-cell>
          <table:table-cell office:value-type="float" office:value="26633" table:style-name="ce1">
            <text:p>26633</text:p>
          </table:table-cell>
          <table:table-cell office:value-type="float" office:value="26633" table:style-name="ce1">
            <text:p>26633</text:p>
          </table:table-cell>
          <table:table-cell office:value-type="float" office:value="168308" table:style-name="ce1">
            <text:p>168308</text:p>
          </table:table-cell>
          <table:table-cell table:number-columns-repeated="16377"/>
        </table:table-row>
        <table:table-row table:style-name="ro1">
          <table:table-cell office:value-type="date" office:date-value="2020-07-21T00:00:00" table:style-name="ce2">
            <text:p>7/21/2020</text:p>
          </table:table-cell>
          <table:table-cell office:value-type="float" office:value="26625" table:style-name="ce1">
            <text:p>26625</text:p>
          </table:table-cell>
          <table:table-cell office:value-type="float" office:value="26925" table:style-name="ce1">
            <text:p>26925</text:p>
          </table:table-cell>
          <table:table-cell office:value-type="float" office:value="26590" table:style-name="ce1">
            <text:p>26590</text:p>
          </table:table-cell>
          <table:table-cell office:value-type="float" office:value="26726" table:style-name="ce1">
            <text:p>26726</text:p>
          </table:table-cell>
          <table:table-cell office:value-type="float" office:value="26726" table:style-name="ce1">
            <text:p>26726</text:p>
          </table:table-cell>
          <table:table-cell office:value-type="float" office:value="173817" table:style-name="ce1">
            <text:p>173817</text:p>
          </table:table-cell>
          <table:table-cell table:number-columns-repeated="16377"/>
        </table:table-row>
        <table:table-row table:style-name="ro1">
          <table:table-cell office:value-type="date" office:date-value="2020-07-22T00:00:00" table:style-name="ce2">
            <text:p>7/22/2020</text:p>
          </table:table-cell>
          <table:table-cell office:value-type="float" office:value="26727" table:style-name="ce1">
            <text:p>26727</text:p>
          </table:table-cell>
          <table:table-cell office:value-type="float" office:value="26928" table:style-name="ce1">
            <text:p>26928</text:p>
          </table:table-cell>
          <table:table-cell office:value-type="float" office:value="26526" table:style-name="ce1">
            <text:p>26526</text:p>
          </table:table-cell>
          <table:table-cell office:value-type="float" office:value="26884" table:style-name="ce1">
            <text:p>26884</text:p>
          </table:table-cell>
          <table:table-cell office:value-type="float" office:value="26884" table:style-name="ce1">
            <text:p>26884</text:p>
          </table:table-cell>
          <table:table-cell office:value-type="float" office:value="162999" table:style-name="ce1">
            <text:p>162999</text:p>
          </table:table-cell>
          <table:table-cell table:number-columns-repeated="16377"/>
        </table:table-row>
        <table:table-row table:style-name="ro1">
          <table:table-cell office:value-type="date" office:date-value="2020-07-23T00:00:00" table:style-name="ce2">
            <text:p>7/23/2020</text:p>
          </table:table-cell>
          <table:table-cell office:value-type="float" office:value="26885" table:style-name="ce1">
            <text:p>26885</text:p>
          </table:table-cell>
          <table:table-cell office:value-type="float" office:value="27057" table:style-name="ce1">
            <text:p>27057</text:p>
          </table:table-cell>
          <table:table-cell office:value-type="float" office:value="26449" table:style-name="ce1">
            <text:p>26449</text:p>
          </table:table-cell>
          <table:table-cell office:value-type="float" office:value="26543" table:style-name="ce1">
            <text:p>26543</text:p>
          </table:table-cell>
          <table:table-cell office:value-type="float" office:value="26543" table:style-name="ce1">
            <text:p>26543</text:p>
          </table:table-cell>
          <table:table-cell office:value-type="float" office:value="193084" table:style-name="ce1">
            <text:p>193084</text:p>
          </table:table-cell>
          <table:table-cell table:number-columns-repeated="16377"/>
        </table:table-row>
        <table:table-row table:style-name="ro1">
          <table:table-cell office:value-type="date" office:date-value="2020-07-24T00:00:00" table:style-name="ce2">
            <text:p>7/24/2020</text:p>
          </table:table-cell>
          <table:table-cell office:value-type="float" office:value="26548" table:style-name="ce1">
            <text:p>26548</text:p>
          </table:table-cell>
          <table:table-cell office:value-type="float" office:value="26615" table:style-name="ce1">
            <text:p>26615</text:p>
          </table:table-cell>
          <table:table-cell office:value-type="float" office:value="26290" table:style-name="ce1">
            <text:p>26290</text:p>
          </table:table-cell>
          <table:table-cell office:value-type="float" office:value="26322" table:style-name="ce1">
            <text:p>26322</text:p>
          </table:table-cell>
          <table:table-cell office:value-type="float" office:value="26322" table:style-name="ce1">
            <text:p>26322</text:p>
          </table:table-cell>
          <table:table-cell office:value-type="float" office:value="179326" table:style-name="ce1">
            <text:p>179326</text:p>
          </table:table-cell>
          <table:table-cell table:number-columns-repeated="16377"/>
        </table:table-row>
        <table:table-row table:style-name="ro1">
          <table:table-cell office:value-type="date" office:date-value="2020-07-26T00:00:00" table:style-name="ce2">
            <text:p>7/26/2020</text:p>
          </table:table-cell>
          <table:table-cell office:value-type="float" office:value="26275" table:style-name="ce1">
            <text:p>26275</text:p>
          </table:table-cell>
          <table:table-cell office:value-type="float" office:value="26371" table:style-name="ce1">
            <text:p>26371</text:p>
          </table:table-cell>
          <table:table-cell office:value-type="float" office:value="26232" table:style-name="ce1">
            <text:p>26232</text:p>
          </table:table-cell>
          <table:table-cell office:value-type="float" office:value="26322" table:style-name="ce1">
            <text:p>26322</text:p>
          </table:table-cell>
          <table:table-cell office:value-type="float" office:value="26322" table:style-name="ce1">
            <text:p>26322</text:p>
          </table:table-cell>
          <table:table-cell office:value-type="float" office:value="576925" table:style-name="ce1">
            <text:p>576925</text:p>
          </table:table-cell>
          <table:table-cell table:number-columns-repeated="16377"/>
        </table:table-row>
        <table:table-row table:style-name="ro1">
          <table:table-cell office:value-type="date" office:date-value="2020-07-27T00:00:00" table:style-name="ce2">
            <text:p>7/27/2020</text:p>
          </table:table-cell>
          <table:table-cell office:value-type="float" office:value="26275" table:style-name="ce1">
            <text:p>26275</text:p>
          </table:table-cell>
          <table:table-cell office:value-type="float" office:value="26523" table:style-name="ce1">
            <text:p>26523</text:p>
          </table:table-cell>
          <table:table-cell office:value-type="float" office:value="26232" table:style-name="ce1">
            <text:p>26232</text:p>
          </table:table-cell>
          <table:table-cell office:value-type="float" office:value="26484" table:style-name="ce1">
            <text:p>26484</text:p>
          </table:table-cell>
          <table:table-cell office:value-type="float" office:value="26484" table:style-name="ce1">
            <text:p>26484</text:p>
          </table:table-cell>
          <table:table-cell office:value-type="float" office:value="141718" table:style-name="ce1">
            <text:p>141718</text:p>
          </table:table-cell>
          <table:table-cell table:number-columns-repeated="16377"/>
        </table:table-row>
        <table:table-row table:style-name="ro1">
          <table:table-cell office:value-type="date" office:date-value="2020-07-28T00:00:00" table:style-name="ce2">
            <text:p>7/28/2020</text:p>
          </table:table-cell>
          <table:table-cell office:value-type="float" office:value="26512" table:style-name="ce1">
            <text:p>26512</text:p>
          </table:table-cell>
          <table:table-cell office:value-type="float" office:value="26599" table:style-name="ce1">
            <text:p>26599</text:p>
          </table:table-cell>
          <table:table-cell office:value-type="float" office:value="26252" table:style-name="ce1">
            <text:p>26252</text:p>
          </table:table-cell>
          <table:table-cell office:value-type="float" office:value="26297" table:style-name="ce1">
            <text:p>26297</text:p>
          </table:table-cell>
          <table:table-cell office:value-type="float" office:value="26297" table:style-name="ce1">
            <text:p>26297</text:p>
          </table:table-cell>
          <table:table-cell office:value-type="float" office:value="147516" table:style-name="ce1">
            <text:p>147516</text:p>
          </table:table-cell>
          <table:table-cell table:number-columns-repeated="16377"/>
        </table:table-row>
        <table:table-row table:style-name="ro1">
          <table:table-cell office:value-type="date" office:date-value="2020-07-29T00:00:00" table:style-name="ce2">
            <text:p>7/29/2020</text:p>
          </table:table-cell>
          <table:table-cell office:value-type="float" office:value="26295" table:style-name="ce1">
            <text:p>26295</text:p>
          </table:table-cell>
          <table:table-cell office:value-type="float" office:value="26500" table:style-name="ce1">
            <text:p>26500</text:p>
          </table:table-cell>
          <table:table-cell office:value-type="float" office:value="26187" table:style-name="ce1">
            <text:p>26187</text:p>
          </table:table-cell>
          <table:table-cell office:value-type="float" office:value="26440" table:style-name="ce1">
            <text:p>26440</text:p>
          </table:table-cell>
          <table:table-cell office:value-type="float" office:value="26440" table:style-name="ce1">
            <text:p>26440</text:p>
          </table:table-cell>
          <table:table-cell office:value-type="float" office:value="138125" table:style-name="ce1">
            <text:p>138125</text:p>
          </table:table-cell>
          <table:table-cell table:number-columns-repeated="16377"/>
        </table:table-row>
        <table:table-row table:style-name="ro1">
          <table:table-cell office:value-type="date" office:date-value="2020-07-30T00:00:00" table:style-name="ce2">
            <text:p>7/30/2020</text:p>
          </table:table-cell>
          <table:table-cell office:value-type="float" office:value="26454" table:style-name="ce1">
            <text:p>26454</text:p>
          </table:table-cell>
          <table:table-cell office:value-type="float" office:value="26477" table:style-name="ce1">
            <text:p>26477</text:p>
          </table:table-cell>
          <table:table-cell office:value-type="float" office:value="25881" table:style-name="ce1">
            <text:p>25881</text:p>
          </table:table-cell>
          <table:table-cell office:value-type="float" office:value="26218" table:style-name="ce1">
            <text:p>26218</text:p>
          </table:table-cell>
          <table:table-cell office:value-type="float" office:value="26218" table:style-name="ce1">
            <text:p>26218</text:p>
          </table:table-cell>
          <table:table-cell office:value-type="float" office:value="214147" table:style-name="ce1">
            <text:p>214147</text:p>
          </table:table-cell>
          <table:table-cell table:number-columns-repeated="16377"/>
        </table:table-row>
        <table:table-row table:style-name="ro1">
          <table:table-cell office:value-type="date" office:date-value="2020-07-31T00:00:00" table:style-name="ce2">
            <text:p>7/31/2020</text:p>
          </table:table-cell>
          <table:table-cell office:value-type="float" office:value="26414" table:style-name="ce1">
            <text:p>26414</text:p>
          </table:table-cell>
          <table:table-cell office:value-type="float" office:value="26457" table:style-name="ce1">
            <text:p>26457</text:p>
          </table:table-cell>
          <table:table-cell office:value-type="float" office:value="25905" table:style-name="ce1">
            <text:p>25905</text:p>
          </table:table-cell>
          <table:table-cell office:value-type="float" office:value="26319" table:style-name="ce1">
            <text:p>26319</text:p>
          </table:table-cell>
          <table:table-cell office:value-type="float" office:value="26319" table:style-name="ce1">
            <text:p>26319</text:p>
          </table:table-cell>
          <table:table-cell office:value-type="float" office:value="235903" table:style-name="ce1">
            <text:p>235903</text:p>
          </table:table-cell>
          <table:table-cell table:number-columns-repeated="16377"/>
        </table:table-row>
        <table:table-row table:style-name="ro1">
          <table:table-cell office:value-type="date" office:date-value="2020-08-02T00:00:00" table:style-name="ce2">
            <text:p>8/2/2020</text:p>
          </table:table-cell>
          <table:table-cell office:value-type="float" office:value="26400" table:style-name="ce1">
            <text:p>26400</text:p>
          </table:table-cell>
          <table:table-cell office:value-type="float" office:value="26418" table:style-name="ce1">
            <text:p>26418</text:p>
          </table:table-cell>
          <table:table-cell office:value-type="float" office:value="26250" table:style-name="ce1">
            <text:p>26250</text:p>
          </table:table-cell>
          <table:table-cell office:value-type="float" office:value="26300" table:style-name="ce1">
            <text:p>26300</text:p>
          </table:table-cell>
          <table:table-cell office:value-type="float" office:value="26300" table:style-name="ce1">
            <text:p>26300</text:p>
          </table:table-cell>
          <table:table-cell office:value-type="float" office:value="234537" table:style-name="ce1">
            <text:p>234537</text:p>
          </table:table-cell>
          <table:table-cell table:number-columns-repeated="16377"/>
        </table:table-row>
        <table:table-row table:style-name="ro1">
          <table:table-cell office:value-type="date" office:date-value="2020-08-03T00:00:00" table:style-name="ce2">
            <text:p>8/3/2020</text:p>
          </table:table-cell>
          <table:table-cell office:value-type="float" office:value="26400" table:style-name="ce1">
            <text:p>26400</text:p>
          </table:table-cell>
          <table:table-cell office:value-type="float" office:value="26603" table:style-name="ce1">
            <text:p>26603</text:p>
          </table:table-cell>
          <table:table-cell office:value-type="float" office:value="26197" table:style-name="ce1">
            <text:p>26197</text:p>
          </table:table-cell>
          <table:table-cell office:value-type="float" office:value="26558" table:style-name="ce1">
            <text:p>26558</text:p>
          </table:table-cell>
          <table:table-cell office:value-type="float" office:value="26558" table:style-name="ce1">
            <text:p>26558</text:p>
          </table:table-cell>
          <table:table-cell office:value-type="float" office:value="140685" table:style-name="ce1">
            <text:p>140685</text:p>
          </table:table-cell>
          <table:table-cell table:number-columns-repeated="16377"/>
        </table:table-row>
        <table:table-row table:style-name="ro1">
          <table:table-cell office:value-type="date" office:date-value="2020-08-04T00:00:00" table:style-name="ce2">
            <text:p>8/4/2020</text:p>
          </table:table-cell>
          <table:table-cell office:value-type="float" office:value="26561" table:style-name="ce1">
            <text:p>26561</text:p>
          </table:table-cell>
          <table:table-cell office:value-type="float" office:value="26744" table:style-name="ce1">
            <text:p>26744</text:p>
          </table:table-cell>
          <table:table-cell office:value-type="float" office:value="26439" table:style-name="ce1">
            <text:p>26439</text:p>
          </table:table-cell>
          <table:table-cell office:value-type="float" office:value="26717" table:style-name="ce1">
            <text:p>26717</text:p>
          </table:table-cell>
          <table:table-cell office:value-type="float" office:value="26717" table:style-name="ce1">
            <text:p>26717</text:p>
          </table:table-cell>
          <table:table-cell office:value-type="float" office:value="145516" table:style-name="ce1">
            <text:p>145516</text:p>
          </table:table-cell>
          <table:table-cell table:number-columns-repeated="16377"/>
        </table:table-row>
        <table:table-row table:style-name="ro1">
          <table:table-cell office:value-type="date" office:date-value="2020-08-05T00:00:00" table:style-name="ce2">
            <text:p>8/5/2020</text:p>
          </table:table-cell>
          <table:table-cell office:value-type="float" office:value="26749" table:style-name="ce1">
            <text:p>26749</text:p>
          </table:table-cell>
          <table:table-cell office:value-type="float" office:value="27114" table:style-name="ce1">
            <text:p>27114</text:p>
          </table:table-cell>
          <table:table-cell office:value-type="float" office:value="26666" table:style-name="ce1">
            <text:p>26666</text:p>
          </table:table-cell>
          <table:table-cell office:value-type="float" office:value="27055" table:style-name="ce1">
            <text:p>27055</text:p>
          </table:table-cell>
          <table:table-cell office:value-type="float" office:value="27055" table:style-name="ce1">
            <text:p>27055</text:p>
          </table:table-cell>
          <table:table-cell office:value-type="float" office:value="155148" table:style-name="ce1">
            <text:p>155148</text:p>
          </table:table-cell>
          <table:table-cell table:number-columns-repeated="16377"/>
        </table:table-row>
        <table:table-row table:style-name="ro1">
          <table:table-cell office:value-type="date" office:date-value="2020-08-06T00:00:00" table:style-name="ce2">
            <text:p>8/6/2020</text:p>
          </table:table-cell>
          <table:table-cell office:value-type="float" office:value="27067" table:style-name="ce1">
            <text:p>27067</text:p>
          </table:table-cell>
          <table:table-cell office:value-type="float" office:value="27301" table:style-name="ce1">
            <text:p>27301</text:p>
          </table:table-cell>
          <table:table-cell office:value-type="float" office:value="26924" table:style-name="ce1">
            <text:p>26924</text:p>
          </table:table-cell>
          <table:table-cell office:value-type="float" office:value="27285" table:style-name="ce1">
            <text:p>27285</text:p>
          </table:table-cell>
          <table:table-cell office:value-type="float" office:value="27285" table:style-name="ce1">
            <text:p>27285</text:p>
          </table:table-cell>
          <table:table-cell office:value-type="float" office:value="177413" table:style-name="ce1">
            <text:p>177413</text:p>
          </table:table-cell>
          <table:table-cell table:number-columns-repeated="16377"/>
        </table:table-row>
        <table:table-row table:style-name="ro1">
          <table:table-cell office:value-type="date" office:date-value="2020-08-07T00:00:00" table:style-name="ce2">
            <text:p>8/7/2020</text:p>
          </table:table-cell>
          <table:table-cell office:value-type="float" office:value="27292" table:style-name="ce1">
            <text:p>27292</text:p>
          </table:table-cell>
          <table:table-cell office:value-type="float" office:value="27371" table:style-name="ce1">
            <text:p>27371</text:p>
          </table:table-cell>
          <table:table-cell office:value-type="float" office:value="27105" table:style-name="ce1">
            <text:p>27105</text:p>
          </table:table-cell>
          <table:table-cell office:value-type="float" office:value="27333" table:style-name="ce1">
            <text:p>27333</text:p>
          </table:table-cell>
          <table:table-cell office:value-type="float" office:value="27333" table:style-name="ce1">
            <text:p>27333</text:p>
          </table:table-cell>
          <table:table-cell office:value-type="float" office:value="188769" table:style-name="ce1">
            <text:p>188769</text:p>
          </table:table-cell>
          <table:table-cell table:number-columns-repeated="16377"/>
        </table:table-row>
        <table:table-row table:style-name="ro1">
          <table:table-cell office:value-type="date" office:date-value="2020-08-09T00:00:00" table:style-name="ce2">
            <text:p>8/9/2020</text:p>
          </table:table-cell>
          <table:table-cell office:value-type="float" office:value="27364" table:style-name="ce1">
            <text:p>27364</text:p>
          </table:table-cell>
          <table:table-cell office:value-type="float" office:value="27367" table:style-name="ce1">
            <text:p>27367</text:p>
          </table:table-cell>
          <table:table-cell office:value-type="float" office:value="27260" table:style-name="ce1">
            <text:p>27260</text:p>
          </table:table-cell>
          <table:table-cell office:value-type="float" office:value="27308" table:style-name="ce1">
            <text:p>27308</text:p>
          </table:table-cell>
          <table:table-cell office:value-type="float" office:value="27308" table:style-name="ce1">
            <text:p>27308</text:p>
          </table:table-cell>
          <table:table-cell office:value-type="float" office:value="368768" table:style-name="ce1">
            <text:p>368768</text:p>
          </table:table-cell>
          <table:table-cell table:number-columns-repeated="16377"/>
        </table:table-row>
        <table:table-row table:style-name="ro1">
          <table:table-cell office:value-type="date" office:date-value="2020-08-10T00:00:00" table:style-name="ce2">
            <text:p>8/10/2020</text:p>
          </table:table-cell>
          <table:table-cell office:value-type="float" office:value="27364" table:style-name="ce1">
            <text:p>27364</text:p>
          </table:table-cell>
          <table:table-cell office:value-type="float" office:value="27713" table:style-name="ce1">
            <text:p>27713</text:p>
          </table:table-cell>
          <table:table-cell office:value-type="float" office:value="27260" table:style-name="ce1">
            <text:p>27260</text:p>
          </table:table-cell>
          <table:table-cell office:value-type="float" office:value="27679" table:style-name="ce1">
            <text:p>27679</text:p>
          </table:table-cell>
          <table:table-cell office:value-type="float" office:value="27679" table:style-name="ce1">
            <text:p>27679</text:p>
          </table:table-cell>
          <table:table-cell office:value-type="float" office:value="169115" table:style-name="ce1">
            <text:p>169115</text:p>
          </table:table-cell>
          <table:table-cell table:number-columns-repeated="16377"/>
        </table:table-row>
        <table:table-row table:style-name="ro1">
          <table:table-cell office:value-type="date" office:date-value="2020-08-11T00:00:00" table:style-name="ce2">
            <text:p>8/11/2020</text:p>
          </table:table-cell>
          <table:table-cell office:value-type="float" office:value="27690" table:style-name="ce1">
            <text:p>27690</text:p>
          </table:table-cell>
          <table:table-cell office:value-type="float" office:value="28069" table:style-name="ce1">
            <text:p>28069</text:p>
          </table:table-cell>
          <table:table-cell office:value-type="float" office:value="27532" table:style-name="ce1">
            <text:p>27532</text:p>
          </table:table-cell>
          <table:table-cell office:value-type="float" office:value="27614" table:style-name="ce1">
            <text:p>27614</text:p>
          </table:table-cell>
          <table:table-cell office:value-type="float" office:value="27614" table:style-name="ce1">
            <text:p>27614</text:p>
          </table:table-cell>
          <table:table-cell office:value-type="float" office:value="236391" table:style-name="ce1">
            <text:p>236391</text:p>
          </table:table-cell>
          <table:table-cell table:number-columns-repeated="16377"/>
        </table:table-row>
        <table:table-row table:style-name="ro1">
          <table:table-cell office:value-type="date" office:date-value="2020-08-12T00:00:00" table:style-name="ce2">
            <text:p>8/12/2020</text:p>
          </table:table-cell>
          <table:table-cell office:value-type="float" office:value="27700" table:style-name="ce1">
            <text:p>27700</text:p>
          </table:table-cell>
          <table:table-cell office:value-type="float" office:value="27963" table:style-name="ce1">
            <text:p>27963</text:p>
          </table:table-cell>
          <table:table-cell office:value-type="float" office:value="27612" table:style-name="ce1">
            <text:p>27612</text:p>
          </table:table-cell>
          <table:table-cell office:value-type="float" office:value="27866" table:style-name="ce1">
            <text:p>27866</text:p>
          </table:table-cell>
          <table:table-cell office:value-type="float" office:value="27866" table:style-name="ce1">
            <text:p>27866</text:p>
          </table:table-cell>
          <table:table-cell office:value-type="float" office:value="162035" table:style-name="ce1">
            <text:p>162035</text:p>
          </table:table-cell>
          <table:table-cell table:number-columns-repeated="16377"/>
        </table:table-row>
        <table:table-row table:style-name="ro1">
          <table:table-cell office:value-type="date" office:date-value="2020-08-13T00:00:00" table:style-name="ce2">
            <text:p>8/13/2020</text:p>
          </table:table-cell>
          <table:table-cell office:value-type="float" office:value="27858" table:style-name="ce1">
            <text:p>27858</text:p>
          </table:table-cell>
          <table:table-cell office:value-type="float" office:value="27933" table:style-name="ce1">
            <text:p>27933</text:p>
          </table:table-cell>
          <table:table-cell office:value-type="float" office:value="27708" table:style-name="ce1">
            <text:p>27708</text:p>
          </table:table-cell>
          <table:table-cell office:value-type="float" office:value="27823" table:style-name="ce1">
            <text:p>27823</text:p>
          </table:table-cell>
          <table:table-cell office:value-type="float" office:value="27823" table:style-name="ce1">
            <text:p>27823</text:p>
          </table:table-cell>
          <table:table-cell office:value-type="float" office:value="141138" table:style-name="ce1">
            <text:p>141138</text:p>
          </table:table-cell>
          <table:table-cell table:number-columns-repeated="16377"/>
        </table:table-row>
        <table:table-row table:style-name="ro1">
          <table:table-cell office:value-type="date" office:date-value="2020-08-14T00:00:00" table:style-name="ce2">
            <text:p>8/14/2020</text:p>
          </table:table-cell>
          <table:table-cell office:value-type="float" office:value="27828" table:style-name="ce1">
            <text:p>27828</text:p>
          </table:table-cell>
          <table:table-cell office:value-type="float" office:value="27911" table:style-name="ce1">
            <text:p>27911</text:p>
          </table:table-cell>
          <table:table-cell office:value-type="float" office:value="27592" table:style-name="ce1">
            <text:p>27592</text:p>
          </table:table-cell>
          <table:table-cell office:value-type="float" office:value="27792" table:style-name="ce1">
            <text:p>27792</text:p>
          </table:table-cell>
          <table:table-cell office:value-type="float" office:value="27792" table:style-name="ce1">
            <text:p>27792</text:p>
          </table:table-cell>
          <table:table-cell office:value-type="float" office:value="150506" table:style-name="ce1">
            <text:p>150506</text:p>
          </table:table-cell>
          <table:table-cell table:number-columns-repeated="16377"/>
        </table:table-row>
        <table:table-row table:style-name="ro1">
          <table:table-cell office:value-type="date" office:date-value="2020-08-16T00:00:00" table:style-name="ce2">
            <text:p>8/16/2020</text:p>
          </table:table-cell>
          <table:table-cell office:value-type="float" office:value="27840" table:style-name="ce1">
            <text:p>27840</text:p>
          </table:table-cell>
          <table:table-cell office:value-type="float" office:value="27868" table:style-name="ce1">
            <text:p>27868</text:p>
          </table:table-cell>
          <table:table-cell office:value-type="float" office:value="27814" table:style-name="ce1">
            <text:p>27814</text:p>
          </table:table-cell>
          <table:table-cell office:value-type="float" office:value="27865" table:style-name="ce1">
            <text:p>27865</text:p>
          </table:table-cell>
          <table:table-cell office:value-type="float" office:value="27865" table:style-name="ce1">
            <text:p>27865</text:p>
          </table:table-cell>
          <table:table-cell office:value-type="float" office:value="179772" table:style-name="ce1">
            <text:p>179772</text:p>
          </table:table-cell>
          <table:table-cell table:number-columns-repeated="16377"/>
        </table:table-row>
        <table:table-row table:style-name="ro1">
          <table:table-cell office:value-type="date" office:date-value="2020-08-17T00:00:00" table:style-name="ce2">
            <text:p>8/17/2020</text:p>
          </table:table-cell>
          <table:table-cell office:value-type="float" office:value="27840" table:style-name="ce1">
            <text:p>27840</text:p>
          </table:table-cell>
          <table:table-cell office:value-type="float" office:value="27928" table:style-name="ce1">
            <text:p>27928</text:p>
          </table:table-cell>
          <table:table-cell office:value-type="float" office:value="27736" table:style-name="ce1">
            <text:p>27736</text:p>
          </table:table-cell>
          <table:table-cell office:value-type="float" office:value="27775" table:style-name="ce1">
            <text:p>27775</text:p>
          </table:table-cell>
          <table:table-cell office:value-type="float" office:value="27775" table:style-name="ce1">
            <text:p>27775</text:p>
          </table:table-cell>
          <table:table-cell office:value-type="float" office:value="111616" table:style-name="ce1">
            <text:p>111616</text:p>
          </table:table-cell>
          <table:table-cell table:number-columns-repeated="16377"/>
        </table:table-row>
        <table:table-row table:style-name="ro1">
          <table:table-cell office:value-type="date" office:date-value="2020-08-18T00:00:00" table:style-name="ce2">
            <text:p>8/18/2020</text:p>
          </table:table-cell>
          <table:table-cell office:value-type="float" office:value="27779" table:style-name="ce1">
            <text:p>27779</text:p>
          </table:table-cell>
          <table:table-cell office:value-type="float" office:value="27904" table:style-name="ce1">
            <text:p>27904</text:p>
          </table:table-cell>
          <table:table-cell office:value-type="float" office:value="27596" table:style-name="ce1">
            <text:p>27596</text:p>
          </table:table-cell>
          <table:table-cell office:value-type="float" office:value="27717" table:style-name="ce1">
            <text:p>27717</text:p>
          </table:table-cell>
          <table:table-cell office:value-type="float" office:value="27717" table:style-name="ce1">
            <text:p>27717</text:p>
          </table:table-cell>
          <table:table-cell office:value-type="float" office:value="142732" table:style-name="ce1">
            <text:p>142732</text:p>
          </table:table-cell>
          <table:table-cell table:number-columns-repeated="16377"/>
        </table:table-row>
        <table:table-row table:style-name="ro1">
          <table:table-cell office:value-type="date" office:date-value="2020-08-19T00:00:00" table:style-name="ce2">
            <text:p>8/19/2020</text:p>
          </table:table-cell>
          <table:table-cell office:value-type="float" office:value="27744" table:style-name="ce1">
            <text:p>27744</text:p>
          </table:table-cell>
          <table:table-cell office:value-type="float" office:value="27855" table:style-name="ce1">
            <text:p>27855</text:p>
          </table:table-cell>
          <table:table-cell office:value-type="float" office:value="27560" table:style-name="ce1">
            <text:p>27560</text:p>
          </table:table-cell>
          <table:table-cell office:value-type="float" office:value="27632" table:style-name="ce1">
            <text:p>27632</text:p>
          </table:table-cell>
          <table:table-cell office:value-type="float" office:value="27632" table:style-name="ce1">
            <text:p>27632</text:p>
          </table:table-cell>
          <table:table-cell office:value-type="float" office:value="159840" table:style-name="ce1">
            <text:p>159840</text:p>
          </table:table-cell>
          <table:table-cell table:number-columns-repeated="16377"/>
        </table:table-row>
        <table:table-row table:style-name="ro1">
          <table:table-cell office:value-type="date" office:date-value="2020-08-20T00:00:00" table:style-name="ce2">
            <text:p>8/20/2020</text:p>
          </table:table-cell>
          <table:table-cell office:value-type="float" office:value="27645" table:style-name="ce1">
            <text:p>27645</text:p>
          </table:table-cell>
          <table:table-cell office:value-type="float" office:value="27717" table:style-name="ce1">
            <text:p>27717</text:p>
          </table:table-cell>
          <table:table-cell office:value-type="float" office:value="27392" table:style-name="ce1">
            <text:p>27392</text:p>
          </table:table-cell>
          <table:table-cell office:value-type="float" office:value="27669" table:style-name="ce1">
            <text:p>27669</text:p>
          </table:table-cell>
          <table:table-cell office:value-type="float" office:value="27669" table:style-name="ce1">
            <text:p>27669</text:p>
          </table:table-cell>
          <table:table-cell office:value-type="float" office:value="161159" table:style-name="ce1">
            <text:p>161159</text:p>
          </table:table-cell>
          <table:table-cell table:number-columns-repeated="16377"/>
        </table:table-row>
        <table:table-row table:style-name="ro1">
          <table:table-cell office:value-type="date" office:date-value="2020-08-21T00:00:00" table:style-name="ce2">
            <text:p>8/21/2020</text:p>
          </table:table-cell>
          <table:table-cell office:value-type="float" office:value="27676" table:style-name="ce1">
            <text:p>27676</text:p>
          </table:table-cell>
          <table:table-cell office:value-type="float" office:value="27904" table:style-name="ce1">
            <text:p>27904</text:p>
          </table:table-cell>
          <table:table-cell office:value-type="float" office:value="27473" table:style-name="ce1">
            <text:p>27473</text:p>
          </table:table-cell>
          <table:table-cell office:value-type="float" office:value="27859" table:style-name="ce1">
            <text:p>27859</text:p>
          </table:table-cell>
          <table:table-cell office:value-type="float" office:value="27859" table:style-name="ce1">
            <text:p>27859</text:p>
          </table:table-cell>
          <table:table-cell office:value-type="float" office:value="175756" table:style-name="ce1">
            <text:p>175756</text:p>
          </table:table-cell>
          <table:table-cell table:number-columns-repeated="16377"/>
        </table:table-row>
        <table:table-row table:style-name="ro1">
          <table:table-cell office:value-type="date" office:date-value="2020-08-23T00:00:00" table:style-name="ce2">
            <text:p>8/23/2020</text:p>
          </table:table-cell>
          <table:table-cell office:value-type="float" office:value="27900" table:style-name="ce1">
            <text:p>27900</text:p>
          </table:table-cell>
          <table:table-cell office:value-type="float" office:value="27964" table:style-name="ce1">
            <text:p>27964</text:p>
          </table:table-cell>
          <table:table-cell office:value-type="float" office:value="27896" table:style-name="ce1">
            <text:p>27896</text:p>
          </table:table-cell>
          <table:table-cell office:value-type="float" office:value="27932" table:style-name="ce1">
            <text:p>27932</text:p>
          </table:table-cell>
          <table:table-cell office:value-type="float" office:value="27932" table:style-name="ce1">
            <text:p>27932</text:p>
          </table:table-cell>
          <table:table-cell office:value-type="float" office:value="224134" table:style-name="ce1">
            <text:p>224134</text:p>
          </table:table-cell>
          <table:table-cell table:number-columns-repeated="16377"/>
        </table:table-row>
        <table:table-row table:style-name="ro1">
          <table:table-cell office:value-type="date" office:date-value="2020-08-24T00:00:00" table:style-name="ce2">
            <text:p>8/24/2020</text:p>
          </table:table-cell>
          <table:table-cell office:value-type="float" office:value="27900" table:style-name="ce1">
            <text:p>27900</text:p>
          </table:table-cell>
          <table:table-cell office:value-type="float" office:value="28266" table:style-name="ce1">
            <text:p>28266</text:p>
          </table:table-cell>
          <table:table-cell office:value-type="float" office:value="27877" table:style-name="ce1">
            <text:p>27877</text:p>
          </table:table-cell>
          <table:table-cell office:value-type="float" office:value="28239" table:style-name="ce1">
            <text:p>28239</text:p>
          </table:table-cell>
          <table:table-cell office:value-type="float" office:value="28239" table:style-name="ce1">
            <text:p>28239</text:p>
          </table:table-cell>
          <table:table-cell office:value-type="float" office:value="157196" table:style-name="ce1">
            <text:p>157196</text:p>
          </table:table-cell>
          <table:table-cell table:number-columns-repeated="16377"/>
        </table:table-row>
        <table:table-row table:style-name="ro1">
          <table:table-cell office:value-type="date" office:date-value="2020-08-25T00:00:00" table:style-name="ce2">
            <text:p>8/25/2020</text:p>
          </table:table-cell>
          <table:table-cell office:value-type="float" office:value="28244" table:style-name="ce1">
            <text:p>28244</text:p>
          </table:table-cell>
          <table:table-cell office:value-type="float" office:value="28480" table:style-name="ce1">
            <text:p>28480</text:p>
          </table:table-cell>
          <table:table-cell office:value-type="float" office:value="28042" table:style-name="ce1">
            <text:p>28042</text:p>
          </table:table-cell>
          <table:table-cell office:value-type="float" office:value="28193" table:style-name="ce1">
            <text:p>28193</text:p>
          </table:table-cell>
          <table:table-cell office:value-type="float" office:value="28193" table:style-name="ce1">
            <text:p>28193</text:p>
          </table:table-cell>
          <table:table-cell office:value-type="float" office:value="184066" table:style-name="ce1">
            <text:p>184066</text:p>
          </table:table-cell>
          <table:table-cell table:number-columns-repeated="16377"/>
        </table:table-row>
        <table:table-row table:style-name="ro1">
          <table:table-cell office:value-type="date" office:date-value="2020-08-26T00:00:00" table:style-name="ce2">
            <text:p>8/26/2020</text:p>
          </table:table-cell>
          <table:table-cell office:value-type="float" office:value="28215" table:style-name="ce1">
            <text:p>28215</text:p>
          </table:table-cell>
          <table:table-cell office:value-type="float" office:value="28339" table:style-name="ce1">
            <text:p>28339</text:p>
          </table:table-cell>
          <table:table-cell office:value-type="float" office:value="28095" table:style-name="ce1">
            <text:p>28095</text:p>
          </table:table-cell>
          <table:table-cell office:value-type="float" office:value="28312" table:style-name="ce1">
            <text:p>28312</text:p>
          </table:table-cell>
          <table:table-cell office:value-type="float" office:value="28312" table:style-name="ce1">
            <text:p>28312</text:p>
          </table:table-cell>
          <table:table-cell office:value-type="float" office:value="144026" table:style-name="ce1">
            <text:p>144026</text:p>
          </table:table-cell>
          <table:table-cell table:number-columns-repeated="16377"/>
        </table:table-row>
        <table:table-row table:style-name="ro1">
          <table:table-cell office:value-type="date" office:date-value="2020-08-27T00:00:00" table:style-name="ce2">
            <text:p>8/27/2020</text:p>
          </table:table-cell>
          <table:table-cell office:value-type="float" office:value="28312" table:style-name="ce1">
            <text:p>28312</text:p>
          </table:table-cell>
          <table:table-cell office:value-type="float" office:value="28590" table:style-name="ce1">
            <text:p>28590</text:p>
          </table:table-cell>
          <table:table-cell office:value-type="float" office:value="28181" table:style-name="ce1">
            <text:p>28181</text:p>
          </table:table-cell>
          <table:table-cell office:value-type="float" office:value="28468" table:style-name="ce1">
            <text:p>28468</text:p>
          </table:table-cell>
          <table:table-cell office:value-type="float" office:value="28468" table:style-name="ce1">
            <text:p>28468</text:p>
          </table:table-cell>
          <table:table-cell office:value-type="float" office:value="210284" table:style-name="ce1">
            <text:p>210284</text:p>
          </table:table-cell>
          <table:table-cell table:number-columns-repeated="16377"/>
        </table:table-row>
        <table:table-row table:style-name="ro1">
          <table:table-cell office:value-type="date" office:date-value="2020-08-28T00:00:00" table:style-name="ce2">
            <text:p>8/28/2020</text:p>
          </table:table-cell>
          <table:table-cell office:value-type="float" office:value="28515" table:style-name="ce1">
            <text:p>28515</text:p>
          </table:table-cell>
          <table:table-cell office:value-type="float" office:value="28718" table:style-name="ce1">
            <text:p>28718</text:p>
          </table:table-cell>
          <table:table-cell office:value-type="float" office:value="28442" table:style-name="ce1">
            <text:p>28442</text:p>
          </table:table-cell>
          <table:table-cell office:value-type="float" office:value="28611" table:style-name="ce1">
            <text:p>28611</text:p>
          </table:table-cell>
          <table:table-cell office:value-type="float" office:value="28611" table:style-name="ce1">
            <text:p>28611</text:p>
          </table:table-cell>
          <table:table-cell office:value-type="float" office:value="147833" table:style-name="ce1">
            <text:p>147833</text:p>
          </table:table-cell>
          <table:table-cell table:number-columns-repeated="16377"/>
        </table:table-row>
        <table:table-row table:style-name="ro1">
          <table:table-cell office:value-type="date" office:date-value="2020-08-30T00:00:00" table:style-name="ce2">
            <text:p>8/30/2020</text:p>
          </table:table-cell>
          <table:table-cell office:value-type="float" office:value="28679" table:style-name="ce1">
            <text:p>28679</text:p>
          </table:table-cell>
          <table:table-cell office:value-type="float" office:value="28726" table:style-name="ce1">
            <text:p>28726</text:p>
          </table:table-cell>
          <table:table-cell office:value-type="float" office:value="28655" table:style-name="ce1">
            <text:p>28655</text:p>
          </table:table-cell>
          <table:table-cell office:value-type="float" office:value="28722" table:style-name="ce1">
            <text:p>28722</text:p>
          </table:table-cell>
          <table:table-cell office:value-type="float" office:value="28722" table:style-name="ce1">
            <text:p>28722</text:p>
          </table:table-cell>
          <table:table-cell office:value-type="float" office:value="165719" table:style-name="ce1">
            <text:p>165719</text:p>
          </table:table-cell>
          <table:table-cell table:number-columns-repeated="16377"/>
        </table:table-row>
        <table:table-row table:style-name="ro1">
          <table:table-cell office:value-type="date" office:date-value="2020-08-31T00:00:00" table:style-name="ce2">
            <text:p>8/31/2020</text:p>
          </table:table-cell>
          <table:table-cell office:value-type="float" office:value="28679" table:style-name="ce1">
            <text:p>28679</text:p>
          </table:table-cell>
          <table:table-cell office:value-type="float" office:value="28783" table:style-name="ce1">
            <text:p>28783</text:p>
          </table:table-cell>
          <table:table-cell office:value-type="float" office:value="28333" table:style-name="ce1">
            <text:p>28333</text:p>
          </table:table-cell>
          <table:table-cell office:value-type="float" office:value="28416" table:style-name="ce1">
            <text:p>28416</text:p>
          </table:table-cell>
          <table:table-cell office:value-type="float" office:value="28416" table:style-name="ce1">
            <text:p>28416</text:p>
          </table:table-cell>
          <table:table-cell office:value-type="float" office:value="187254" table:style-name="ce1">
            <text:p>187254</text:p>
          </table:table-cell>
          <table:table-cell table:number-columns-repeated="16377"/>
        </table:table-row>
        <table:table-row table:style-name="ro1">
          <table:table-cell office:value-type="date" office:date-value="2020-09-01T00:00:00" table:style-name="ce2">
            <text:p>9/1/2020</text:p>
          </table:table-cell>
          <table:table-cell office:value-type="float" office:value="28379" table:style-name="ce1">
            <text:p>28379</text:p>
          </table:table-cell>
          <table:table-cell office:value-type="float" office:value="28654" table:style-name="ce1">
            <text:p>28654</text:p>
          </table:table-cell>
          <table:table-cell office:value-type="float" office:value="28257" table:style-name="ce1">
            <text:p>28257</text:p>
          </table:table-cell>
          <table:table-cell office:value-type="float" office:value="28622" table:style-name="ce1">
            <text:p>28622</text:p>
          </table:table-cell>
          <table:table-cell office:value-type="float" office:value="28622" table:style-name="ce1">
            <text:p>28622</text:p>
          </table:table-cell>
          <table:table-cell office:value-type="float" office:value="165105" table:style-name="ce1">
            <text:p>165105</text:p>
          </table:table-cell>
          <table:table-cell table:number-columns-repeated="16377"/>
        </table:table-row>
        <table:table-row table:style-name="ro1">
          <table:table-cell office:value-type="date" office:date-value="2020-09-02T00:00:00" table:style-name="ce2">
            <text:p>9/2/2020</text:p>
          </table:table-cell>
          <table:table-cell office:value-type="float" office:value="28637" table:style-name="ce1">
            <text:p>28637</text:p>
          </table:table-cell>
          <table:table-cell office:value-type="float" office:value="29152" table:style-name="ce1">
            <text:p>29152</text:p>
          </table:table-cell>
          <table:table-cell office:value-type="float" office:value="28611" table:style-name="ce1">
            <text:p>28611</text:p>
          </table:table-cell>
          <table:table-cell office:value-type="float" office:value="29090" table:style-name="ce1">
            <text:p>29090</text:p>
          </table:table-cell>
          <table:table-cell office:value-type="float" office:value="29090" table:style-name="ce1">
            <text:p>29090</text:p>
          </table:table-cell>
          <table:table-cell office:value-type="float" office:value="213540" table:style-name="ce1">
            <text:p>213540</text:p>
          </table:table-cell>
          <table:table-cell table:number-columns-repeated="16377"/>
        </table:table-row>
        <table:table-row table:style-name="ro1">
          <table:table-cell office:value-type="date" office:date-value="2020-09-03T00:00:00" table:style-name="ce2">
            <text:p>9/3/2020</text:p>
          </table:table-cell>
          <table:table-cell office:value-type="float" office:value="29076" table:style-name="ce1">
            <text:p>29076</text:p>
          </table:table-cell>
          <table:table-cell office:value-type="float" office:value="29180" table:style-name="ce1">
            <text:p>29180</text:p>
          </table:table-cell>
          <table:table-cell office:value-type="float" office:value="28052" table:style-name="ce1">
            <text:p>28052</text:p>
          </table:table-cell>
          <table:table-cell office:value-type="float" office:value="28351" table:style-name="ce1">
            <text:p>28351</text:p>
          </table:table-cell>
          <table:table-cell office:value-type="float" office:value="28351" table:style-name="ce1">
            <text:p>28351</text:p>
          </table:table-cell>
          <table:table-cell office:value-type="float" office:value="328250" table:style-name="ce1">
            <text:p>328250</text:p>
          </table:table-cell>
          <table:table-cell table:number-columns-repeated="16377"/>
        </table:table-row>
        <table:table-row table:style-name="ro1">
          <table:table-cell office:value-type="date" office:date-value="2020-09-04T00:00:00" table:style-name="ce2">
            <text:p>9/4/2020</text:p>
          </table:table-cell>
          <table:table-cell office:value-type="float" office:value="28301" table:style-name="ce1">
            <text:p>28301</text:p>
          </table:table-cell>
          <table:table-cell office:value-type="float" office:value="28592" table:style-name="ce1">
            <text:p>28592</text:p>
          </table:table-cell>
          <table:table-cell office:value-type="float" office:value="27643" table:style-name="ce1">
            <text:p>27643</text:p>
          </table:table-cell>
          <table:table-cell office:value-type="float" office:value="28074" table:style-name="ce1">
            <text:p>28074</text:p>
          </table:table-cell>
          <table:table-cell office:value-type="float" office:value="28074" table:style-name="ce1">
            <text:p>28074</text:p>
          </table:table-cell>
          <table:table-cell office:value-type="float" office:value="389756" table:style-name="ce1">
            <text:p>389756</text:p>
          </table:table-cell>
          <table:table-cell table:number-columns-repeated="16377"/>
        </table:table-row>
        <table:table-row table:style-name="ro1">
          <table:table-cell office:value-type="date" office:date-value="2020-09-06T00:00:00" table:style-name="ce2">
            <text:p>9/6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9-08T00:00:00" table:style-name="ce2">
            <text:p>9/8/2020</text:p>
          </table:table-cell>
          <table:table-cell office:value-type="float" office:value="28136" table:style-name="ce1">
            <text:p>28136</text:p>
          </table:table-cell>
          <table:table-cell office:value-type="float" office:value="28404" table:style-name="ce1">
            <text:p>28404</text:p>
          </table:table-cell>
          <table:table-cell office:value-type="float" office:value="27440" table:style-name="ce1">
            <text:p>27440</text:p>
          </table:table-cell>
          <table:table-cell office:value-type="float" office:value="27525" table:style-name="ce1">
            <text:p>27525</text:p>
          </table:table-cell>
          <table:table-cell office:value-type="float" office:value="27525" table:style-name="ce1">
            <text:p>27525</text:p>
          </table:table-cell>
          <table:table-cell office:value-type="float" office:value="383743" table:style-name="ce1">
            <text:p>383743</text:p>
          </table:table-cell>
          <table:table-cell table:number-columns-repeated="16377"/>
        </table:table-row>
        <table:table-row table:style-name="ro1">
          <table:table-cell office:value-type="date" office:date-value="2020-09-09T00:00:00" table:style-name="ce2">
            <text:p>9/9/2020</text:p>
          </table:table-cell>
          <table:table-cell office:value-type="float" office:value="27376" table:style-name="ce1">
            <text:p>27376</text:p>
          </table:table-cell>
          <table:table-cell office:value-type="float" office:value="28196" table:style-name="ce1">
            <text:p>28196</text:p>
          </table:table-cell>
          <table:table-cell office:value-type="float" office:value="27185" table:style-name="ce1">
            <text:p>27185</text:p>
          </table:table-cell>
          <table:table-cell office:value-type="float" office:value="27972" table:style-name="ce1">
            <text:p>27972</text:p>
          </table:table-cell>
          <table:table-cell office:value-type="float" office:value="27972" table:style-name="ce1">
            <text:p>27972</text:p>
          </table:table-cell>
          <table:table-cell office:value-type="float" office:value="220385" table:style-name="ce1">
            <text:p>220385</text:p>
          </table:table-cell>
          <table:table-cell table:number-columns-repeated="16377"/>
        </table:table-row>
        <table:table-row table:style-name="ro1">
          <table:table-cell office:value-type="date" office:date-value="2020-09-10T00:00:00" table:style-name="ce2">
            <text:p>9/10/2020</text:p>
          </table:table-cell>
          <table:table-cell office:value-type="float" office:value="27944" table:style-name="ce1">
            <text:p>27944</text:p>
          </table:table-cell>
          <table:table-cell office:value-type="float" office:value="28159" table:style-name="ce1">
            <text:p>28159</text:p>
          </table:table-cell>
          <table:table-cell office:value-type="float" office:value="27432" table:style-name="ce1">
            <text:p>27432</text:p>
          </table:table-cell>
          <table:table-cell office:value-type="float" office:value="27545" table:style-name="ce1">
            <text:p>27545</text:p>
          </table:table-cell>
          <table:table-cell office:value-type="float" office:value="27545" table:style-name="ce1">
            <text:p>27545</text:p>
          </table:table-cell>
          <table:table-cell office:value-type="float" office:value="228783" table:style-name="ce1">
            <text:p>228783</text:p>
          </table:table-cell>
          <table:table-cell table:number-columns-repeated="16377"/>
        </table:table-row>
        <table:table-row table:style-name="ro1">
          <table:table-cell office:value-type="date" office:date-value="2020-09-11T00:00:00" table:style-name="ce2">
            <text:p>9/11/2020</text:p>
          </table:table-cell>
          <table:table-cell office:value-type="float" office:value="27564" table:style-name="ce1">
            <text:p>27564</text:p>
          </table:table-cell>
          <table:table-cell office:value-type="float" office:value="27828" table:style-name="ce1">
            <text:p>27828</text:p>
          </table:table-cell>
          <table:table-cell office:value-type="float" office:value="27440" table:style-name="ce1">
            <text:p>27440</text:p>
          </table:table-cell>
          <table:table-cell office:value-type="float" office:value="27612" table:style-name="ce1">
            <text:p>27612</text:p>
          </table:table-cell>
          <table:table-cell office:value-type="float" office:value="27612" table:style-name="ce1">
            <text:p>27612</text:p>
          </table:table-cell>
          <table:table-cell office:value-type="float" office:value="112998" table:style-name="ce1">
            <text:p>112998</text:p>
          </table:table-cell>
          <table:table-cell table:number-columns-repeated="16377"/>
        </table:table-row>
        <table:table-row table:style-name="ro1">
          <table:table-cell office:value-type="date" office:date-value="2020-09-13T00:00:00" table:style-name="ce2">
            <text:p>9/13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9-14T00:00:00" table:style-name="ce2">
            <text:p>9/14/2020</text:p>
          </table:table-cell>
          <table:table-cell office:value-type="float" office:value="27706" table:style-name="ce1">
            <text:p>27706</text:p>
          </table:table-cell>
          <table:table-cell office:value-type="float" office:value="28086" table:style-name="ce1">
            <text:p>28086</text:p>
          </table:table-cell>
          <table:table-cell office:value-type="float" office:value="27699" table:style-name="ce1">
            <text:p>27699</text:p>
          </table:table-cell>
          <table:table-cell office:value-type="float" office:value="27993" table:style-name="ce1">
            <text:p>27993</text:p>
          </table:table-cell>
          <table:table-cell office:value-type="float" office:value="27993" table:style-name="ce1">
            <text:p>27993</text:p>
          </table:table-cell>
          <table:table-cell office:value-type="float" office:value="75178" table:style-name="ce1">
            <text:p>75178</text:p>
          </table:table-cell>
          <table:table-cell table:number-columns-repeated="16377"/>
        </table:table-row>
        <table:table-row table:style-name="ro1">
          <table:table-cell office:value-type="date" office:date-value="2020-09-15T00:00:00" table:style-name="ce2">
            <text:p>9/15/2020</text:p>
          </table:table-cell>
          <table:table-cell office:value-type="float" office:value="27978" table:style-name="ce1">
            <text:p>27978</text:p>
          </table:table-cell>
          <table:table-cell office:value-type="float" office:value="28245" table:style-name="ce1">
            <text:p>28245</text:p>
          </table:table-cell>
          <table:table-cell office:value-type="float" office:value="27933" table:style-name="ce1">
            <text:p>27933</text:p>
          </table:table-cell>
          <table:table-cell office:value-type="float" office:value="28027" table:style-name="ce1">
            <text:p>28027</text:p>
          </table:table-cell>
          <table:table-cell office:value-type="float" office:value="28027" table:style-name="ce1">
            <text:p>28027</text:p>
          </table:table-cell>
          <table:table-cell office:value-type="float" office:value="50836" table:style-name="ce1">
            <text:p>50836</text:p>
          </table:table-cell>
          <table:table-cell table:number-columns-repeated="16377"/>
        </table:table-row>
        <table:table-row table:style-name="ro1">
          <table:table-cell office:value-type="date" office:date-value="2020-09-16T00:00:00" table:style-name="ce2">
            <text:p>9/16/2020</text:p>
          </table:table-cell>
          <table:table-cell office:value-type="float" office:value="28037" table:style-name="ce1">
            <text:p>28037</text:p>
          </table:table-cell>
          <table:table-cell office:value-type="float" office:value="28367" table:style-name="ce1">
            <text:p>28367</text:p>
          </table:table-cell>
          <table:table-cell office:value-type="float" office:value="27965" table:style-name="ce1">
            <text:p>27965</text:p>
          </table:table-cell>
          <table:table-cell office:value-type="float" office:value="28054" table:style-name="ce1">
            <text:p>28054</text:p>
          </table:table-cell>
          <table:table-cell office:value-type="float" office:value="28054" table:style-name="ce1">
            <text:p>28054</text:p>
          </table:table-cell>
          <table:table-cell office:value-type="float" office:value="31925" table:style-name="ce1">
            <text:p>31925</text:p>
          </table:table-cell>
          <table:table-cell table:number-columns-repeated="16377"/>
        </table:table-row>
        <table:table-row table:style-name="ro1">
          <table:table-cell office:value-type="date" office:date-value="2020-09-17T00:00:00" table:style-name="ce2">
            <text:p>9/17/2020</text:p>
          </table:table-cell>
          <table:table-cell office:value-type="float" office:value="28069" table:style-name="ce1">
            <text:p>28069</text:p>
          </table:table-cell>
          <table:table-cell office:value-type="float" office:value="28112" table:style-name="ce1">
            <text:p>28112</text:p>
          </table:table-cell>
          <table:table-cell office:value-type="float" office:value="27550" table:style-name="ce1">
            <text:p>27550</text:p>
          </table:table-cell>
          <table:table-cell office:value-type="float" office:value="27938" table:style-name="ce1">
            <text:p>27938</text:p>
          </table:table-cell>
          <table:table-cell office:value-type="float" office:value="27938" table:style-name="ce1">
            <text:p>27938</text:p>
          </table:table-cell>
          <table:table-cell office:value-type="float" office:value="36703" table:style-name="ce1">
            <text:p>36703</text:p>
          </table:table-cell>
          <table:table-cell table:number-columns-repeated="16377"/>
        </table:table-row>
        <table:table-row table:style-name="ro1">
          <table:table-cell office:value-type="date" office:date-value="2020-09-18T00:00:00" table:style-name="ce2">
            <text:p>9/18/2020</text:p>
          </table:table-cell>
          <table:table-cell office:value-type="float" office:value="27900" table:style-name="ce1">
            <text:p>27900</text:p>
          </table:table-cell>
          <table:table-cell office:value-type="float" office:value="27995" table:style-name="ce1">
            <text:p>27995</text:p>
          </table:table-cell>
          <table:table-cell office:value-type="float" office:value="27762" table:style-name="ce1">
            <text:p>27762</text:p>
          </table:table-cell>
          <table:table-cell office:value-type="float" office:value="27807.300781000002" table:style-name="ce1">
            <text:p>27807.30078</text:p>
          </table:table-cell>
          <table:table-cell office:value-type="float" office:value="27807.300781000002" table:style-name="ce1">
            <text:p>27807.30078</text:p>
          </table:table-cell>
          <table:table-cell office:value-type="float" office:value="215692" table:style-name="ce1">
            <text:p>215692</text:p>
          </table:table-cell>
          <table:table-cell table:number-columns-repeated="16377"/>
        </table:table-row>
        <table:table-row table:style-name="ro1">
          <table:table-cell office:value-type="date" office:date-value="2020-09-20T00:00:00" table:style-name="ce2">
            <text:p>9/20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9-21T00:00:00" table:style-name="ce2">
            <text:p>9/21/2020</text:p>
          </table:table-cell>
          <table:table-cell office:value-type="float" office:value="27568" table:style-name="ce1">
            <text:p>27568</text:p>
          </table:table-cell>
          <table:table-cell office:value-type="float" office:value="27663" table:style-name="ce1">
            <text:p>27663</text:p>
          </table:table-cell>
          <table:table-cell office:value-type="float" office:value="26584" table:style-name="ce1">
            <text:p>26584</text:p>
          </table:table-cell>
          <table:table-cell office:value-type="float" office:value="27055" table:style-name="ce1">
            <text:p>27055</text:p>
          </table:table-cell>
          <table:table-cell office:value-type="float" office:value="27055" table:style-name="ce1">
            <text:p>27055</text:p>
          </table:table-cell>
          <table:table-cell office:value-type="float" office:value="264286" table:style-name="ce1">
            <text:p>264286</text:p>
          </table:table-cell>
          <table:table-cell table:number-columns-repeated="16377"/>
        </table:table-row>
        <table:table-row table:style-name="ro1">
          <table:table-cell office:value-type="date" office:date-value="2020-09-22T00:00:00" table:style-name="ce2">
            <text:p>9/22/2020</text:p>
          </table:table-cell>
          <table:table-cell office:value-type="float" office:value="27000" table:style-name="ce1">
            <text:p>27000</text:p>
          </table:table-cell>
          <table:table-cell office:value-type="float" office:value="27207" table:style-name="ce1">
            <text:p>27207</text:p>
          </table:table-cell>
          <table:table-cell office:value-type="float" office:value="26858" table:style-name="ce1">
            <text:p>26858</text:p>
          </table:table-cell>
          <table:table-cell office:value-type="float" office:value="27143" table:style-name="ce1">
            <text:p>27143</text:p>
          </table:table-cell>
          <table:table-cell office:value-type="float" office:value="27143" table:style-name="ce1">
            <text:p>27143</text:p>
          </table:table-cell>
          <table:table-cell office:value-type="float" office:value="199343" table:style-name="ce1">
            <text:p>199343</text:p>
          </table:table-cell>
          <table:table-cell table:number-columns-repeated="16377"/>
        </table:table-row>
        <table:table-row table:style-name="ro1">
          <table:table-cell office:value-type="date" office:date-value="2020-09-23T00:00:00" table:style-name="ce2">
            <text:p>9/23/2020</text:p>
          </table:table-cell>
          <table:table-cell office:value-type="float" office:value="27219" table:style-name="ce1">
            <text:p>27219</text:p>
          </table:table-cell>
          <table:table-cell office:value-type="float" office:value="27392" table:style-name="ce1">
            <text:p>27392</text:p>
          </table:table-cell>
          <table:table-cell office:value-type="float" office:value="26586" table:style-name="ce1">
            <text:p>26586</text:p>
          </table:table-cell>
          <table:table-cell office:value-type="float" office:value="26685" table:style-name="ce1">
            <text:p>26685</text:p>
          </table:table-cell>
          <table:table-cell office:value-type="float" office:value="26685" table:style-name="ce1">
            <text:p>26685</text:p>
          </table:table-cell>
          <table:table-cell office:value-type="float" office:value="235983" table:style-name="ce1">
            <text:p>235983</text:p>
          </table:table-cell>
          <table:table-cell table:number-columns-repeated="16377"/>
        </table:table-row>
        <table:table-row table:style-name="ro1">
          <table:table-cell office:value-type="date" office:date-value="2020-09-24T00:00:00" table:style-name="ce2">
            <text:p>9/24/2020</text:p>
          </table:table-cell>
          <table:table-cell office:value-type="float" office:value="26690" table:style-name="ce1">
            <text:p>26690</text:p>
          </table:table-cell>
          <table:table-cell office:value-type="float" office:value="26971" table:style-name="ce1">
            <text:p>26971</text:p>
          </table:table-cell>
          <table:table-cell office:value-type="float" office:value="26407" table:style-name="ce1">
            <text:p>26407</text:p>
          </table:table-cell>
          <table:table-cell office:value-type="float" office:value="26715" table:style-name="ce1">
            <text:p>26715</text:p>
          </table:table-cell>
          <table:table-cell office:value-type="float" office:value="26715" table:style-name="ce1">
            <text:p>26715</text:p>
          </table:table-cell>
          <table:table-cell office:value-type="float" office:value="254511" table:style-name="ce1">
            <text:p>254511</text:p>
          </table:table-cell>
          <table:table-cell table:number-columns-repeated="16377"/>
        </table:table-row>
        <table:table-row table:style-name="ro1">
          <table:table-cell office:value-type="date" office:date-value="2020-09-25T00:00:00" table:style-name="ce2">
            <text:p>9/25/2020</text:p>
          </table:table-cell>
          <table:table-cell office:value-type="float" office:value="26772" table:style-name="ce1">
            <text:p>26772</text:p>
          </table:table-cell>
          <table:table-cell office:value-type="float" office:value="27123" table:style-name="ce1">
            <text:p>27123</text:p>
          </table:table-cell>
          <table:table-cell office:value-type="float" office:value="26424" table:style-name="ce1">
            <text:p>26424</text:p>
          </table:table-cell>
          <table:table-cell office:value-type="float" office:value="27043" table:style-name="ce1">
            <text:p>27043</text:p>
          </table:table-cell>
          <table:table-cell office:value-type="float" office:value="27043" table:style-name="ce1">
            <text:p>27043</text:p>
          </table:table-cell>
          <table:table-cell office:value-type="float" office:value="213697" table:style-name="ce1">
            <text:p>213697</text:p>
          </table:table-cell>
          <table:table-cell table:number-columns-repeated="16377"/>
        </table:table-row>
        <table:table-row table:style-name="ro1">
          <table:table-cell office:value-type="date" office:date-value="2020-09-27T00:00:00" table:style-name="ce2">
            <text:p>9/27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09-28T00:00:00" table:style-name="ce2">
            <text:p>9/28/2020</text:p>
          </table:table-cell>
          <table:table-cell office:value-type="float" office:value="27060" table:style-name="ce1">
            <text:p>27060</text:p>
          </table:table-cell>
          <table:table-cell office:value-type="float" office:value="27600" table:style-name="ce1">
            <text:p>27600</text:p>
          </table:table-cell>
          <table:table-cell office:value-type="float" office:value="27060" table:style-name="ce1">
            <text:p>27060</text:p>
          </table:table-cell>
          <table:table-cell office:value-type="float" office:value="27482" table:style-name="ce1">
            <text:p>27482</text:p>
          </table:table-cell>
          <table:table-cell office:value-type="float" office:value="27482" table:style-name="ce1">
            <text:p>27482</text:p>
          </table:table-cell>
          <table:table-cell office:value-type="float" office:value="181940" table:style-name="ce1">
            <text:p>181940</text:p>
          </table:table-cell>
          <table:table-cell table:number-columns-repeated="16377"/>
        </table:table-row>
        <table:table-row table:style-name="ro1">
          <table:table-cell office:value-type="date" office:date-value="2020-09-29T00:00:00" table:style-name="ce2">
            <text:p>9/29/2020</text:p>
          </table:table-cell>
          <table:table-cell office:value-type="float" office:value="27498" table:style-name="ce1">
            <text:p>27498</text:p>
          </table:table-cell>
          <table:table-cell office:value-type="float" office:value="27619" table:style-name="ce1">
            <text:p>27619</text:p>
          </table:table-cell>
          <table:table-cell office:value-type="float" office:value="27213" table:style-name="ce1">
            <text:p>27213</text:p>
          </table:table-cell>
          <table:table-cell office:value-type="float" office:value="27408" table:style-name="ce1">
            <text:p>27408</text:p>
          </table:table-cell>
          <table:table-cell office:value-type="float" office:value="27408" table:style-name="ce1">
            <text:p>27408</text:p>
          </table:table-cell>
          <table:table-cell office:value-type="float" office:value="175150" table:style-name="ce1">
            <text:p>175150</text:p>
          </table:table-cell>
          <table:table-cell table:number-columns-repeated="16377"/>
        </table:table-row>
        <table:table-row table:style-name="ro1">
          <table:table-cell office:value-type="date" office:date-value="2020-09-30T00:00:00" table:style-name="ce2">
            <text:p>9/30/2020</text:p>
          </table:table-cell>
          <table:table-cell office:value-type="float" office:value="27354" table:style-name="ce1">
            <text:p>27354</text:p>
          </table:table-cell>
          <table:table-cell office:value-type="float" office:value="27904" table:style-name="ce1">
            <text:p>27904</text:p>
          </table:table-cell>
          <table:table-cell office:value-type="float" office:value="27039" table:style-name="ce1">
            <text:p>27039</text:p>
          </table:table-cell>
          <table:table-cell office:value-type="float" office:value="27664" table:style-name="ce1">
            <text:p>27664</text:p>
          </table:table-cell>
          <table:table-cell office:value-type="float" office:value="27664" table:style-name="ce1">
            <text:p>27664</text:p>
          </table:table-cell>
          <table:table-cell office:value-type="float" office:value="297638" table:style-name="ce1">
            <text:p>297638</text:p>
          </table:table-cell>
          <table:table-cell table:number-columns-repeated="16377"/>
        </table:table-row>
        <table:table-row table:style-name="ro1">
          <table:table-cell office:value-type="date" office:date-value="2020-10-01T00:00:00" table:style-name="ce2">
            <text:p>10/1/2020</text:p>
          </table:table-cell>
          <table:table-cell office:value-type="float" office:value="27606" table:style-name="ce1">
            <text:p>27606</text:p>
          </table:table-cell>
          <table:table-cell office:value-type="float" office:value="27962" table:style-name="ce1">
            <text:p>27962</text:p>
          </table:table-cell>
          <table:table-cell office:value-type="float" office:value="27543" table:style-name="ce1">
            <text:p>27543</text:p>
          </table:table-cell>
          <table:table-cell office:value-type="float" office:value="27689" table:style-name="ce1">
            <text:p>27689</text:p>
          </table:table-cell>
          <table:table-cell office:value-type="float" office:value="27689" table:style-name="ce1">
            <text:p>27689</text:p>
          </table:table-cell>
          <table:table-cell office:value-type="float" office:value="267513" table:style-name="ce1">
            <text:p>267513</text:p>
          </table:table-cell>
          <table:table-cell table:number-columns-repeated="16377"/>
        </table:table-row>
        <table:table-row table:style-name="ro1">
          <table:table-cell office:value-type="date" office:date-value="2020-10-02T00:00:00" table:style-name="ce2">
            <text:p>10/2/2020</text:p>
          </table:table-cell>
          <table:table-cell office:value-type="float" office:value="27680" table:style-name="ce1">
            <text:p>27680</text:p>
          </table:table-cell>
          <table:table-cell office:value-type="float" office:value="27741" table:style-name="ce1">
            <text:p>27741</text:p>
          </table:table-cell>
          <table:table-cell office:value-type="float" office:value="27109" table:style-name="ce1">
            <text:p>27109</text:p>
          </table:table-cell>
          <table:table-cell office:value-type="float" office:value="27565" table:style-name="ce1">
            <text:p>27565</text:p>
          </table:table-cell>
          <table:table-cell office:value-type="float" office:value="27565" table:style-name="ce1">
            <text:p>27565</text:p>
          </table:table-cell>
          <table:table-cell office:value-type="float" office:value="281065" table:style-name="ce1">
            <text:p>281065</text:p>
          </table:table-cell>
          <table:table-cell table:number-columns-repeated="16377"/>
        </table:table-row>
        <table:table-row table:style-name="ro1">
          <table:table-cell office:value-type="date" office:date-value="2020-10-04T00:00:00" table:style-name="ce2">
            <text:p>10/4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10-05T00:00:00" table:style-name="ce2">
            <text:p>10/5/2020</text:p>
          </table:table-cell>
          <table:table-cell office:value-type="float" office:value="27740" table:style-name="ce1">
            <text:p>27740</text:p>
          </table:table-cell>
          <table:table-cell office:value-type="float" office:value="28042" table:style-name="ce1">
            <text:p>28042</text:p>
          </table:table-cell>
          <table:table-cell office:value-type="float" office:value="27646" table:style-name="ce1">
            <text:p>27646</text:p>
          </table:table-cell>
          <table:table-cell office:value-type="float" office:value="27995" table:style-name="ce1">
            <text:p>27995</text:p>
          </table:table-cell>
          <table:table-cell office:value-type="float" office:value="27995" table:style-name="ce1">
            <text:p>27995</text:p>
          </table:table-cell>
          <table:table-cell office:value-type="float" office:value="169813" table:style-name="ce1">
            <text:p>169813</text:p>
          </table:table-cell>
          <table:table-cell table:number-columns-repeated="16377"/>
        </table:table-row>
        <table:table-row table:style-name="ro1">
          <table:table-cell office:value-type="date" office:date-value="2020-10-06T00:00:00" table:style-name="ce2">
            <text:p>10/6/2020</text:p>
          </table:table-cell>
          <table:table-cell office:value-type="float" office:value="28010" table:style-name="ce1">
            <text:p>28010</text:p>
          </table:table-cell>
          <table:table-cell office:value-type="float" office:value="28232" table:style-name="ce1">
            <text:p>28232</text:p>
          </table:table-cell>
          <table:table-cell office:value-type="float" office:value="27531" table:style-name="ce1">
            <text:p>27531</text:p>
          </table:table-cell>
          <table:table-cell office:value-type="float" office:value="27700" table:style-name="ce1">
            <text:p>27700</text:p>
          </table:table-cell>
          <table:table-cell office:value-type="float" office:value="27700" table:style-name="ce1">
            <text:p>27700</text:p>
          </table:table-cell>
          <table:table-cell office:value-type="float" office:value="287020" table:style-name="ce1">
            <text:p>287020</text:p>
          </table:table-cell>
          <table:table-cell table:number-columns-repeated="16377"/>
        </table:table-row>
        <table:table-row table:style-name="ro1">
          <table:table-cell office:value-type="date" office:date-value="2020-10-07T00:00:00" table:style-name="ce2">
            <text:p>10/7/2020</text:p>
          </table:table-cell>
          <table:table-cell office:value-type="float" office:value="27568" table:style-name="ce1">
            <text:p>27568</text:p>
          </table:table-cell>
          <table:table-cell office:value-type="float" office:value="28250" table:style-name="ce1">
            <text:p>28250</text:p>
          </table:table-cell>
          <table:table-cell office:value-type="float" office:value="27539" table:style-name="ce1">
            <text:p>27539</text:p>
          </table:table-cell>
          <table:table-cell office:value-type="float" office:value="28179" table:style-name="ce1">
            <text:p>28179</text:p>
          </table:table-cell>
          <table:table-cell office:value-type="float" office:value="28179" table:style-name="ce1">
            <text:p>28179</text:p>
          </table:table-cell>
          <table:table-cell office:value-type="float" office:value="193674" table:style-name="ce1">
            <text:p>193674</text:p>
          </table:table-cell>
          <table:table-cell table:number-columns-repeated="16377"/>
        </table:table-row>
        <table:table-row table:style-name="ro1">
          <table:table-cell office:value-type="date" office:date-value="2020-10-08T00:00:00" table:style-name="ce2">
            <text:p>10/8/2020</text:p>
          </table:table-cell>
          <table:table-cell office:value-type="float" office:value="28179" table:style-name="ce1">
            <text:p>28179</text:p>
          </table:table-cell>
          <table:table-cell office:value-type="float" office:value="28452" table:style-name="ce1">
            <text:p>28452</text:p>
          </table:table-cell>
          <table:table-cell office:value-type="float" office:value="28151" table:style-name="ce1">
            <text:p>28151</text:p>
          </table:table-cell>
          <table:table-cell office:value-type="float" office:value="28310" table:style-name="ce1">
            <text:p>28310</text:p>
          </table:table-cell>
          <table:table-cell office:value-type="float" office:value="28310" table:style-name="ce1">
            <text:p>28310</text:p>
          </table:table-cell>
          <table:table-cell office:value-type="float" office:value="179037" table:style-name="ce1">
            <text:p>179037</text:p>
          </table:table-cell>
          <table:table-cell table:number-columns-repeated="16377"/>
        </table:table-row>
        <table:table-row table:style-name="ro1">
          <table:table-cell office:value-type="date" office:date-value="2020-10-09T00:00:00" table:style-name="ce2">
            <text:p>10/9/2020</text:p>
          </table:table-cell>
          <table:table-cell office:value-type="float" office:value="28378" table:style-name="ce1">
            <text:p>28378</text:p>
          </table:table-cell>
          <table:table-cell office:value-type="float" office:value="28570" table:style-name="ce1">
            <text:p>28570</text:p>
          </table:table-cell>
          <table:table-cell office:value-type="float" office:value="28324" table:style-name="ce1">
            <text:p>28324</text:p>
          </table:table-cell>
          <table:table-cell office:value-type="float" office:value="28518" table:style-name="ce1">
            <text:p>28518</text:p>
          </table:table-cell>
          <table:table-cell office:value-type="float" office:value="28518" table:style-name="ce1">
            <text:p>28518</text:p>
          </table:table-cell>
          <table:table-cell office:value-type="float" office:value="169790" table:style-name="ce1">
            <text:p>169790</text:p>
          </table:table-cell>
          <table:table-cell table:number-columns-repeated="16377"/>
        </table:table-row>
        <table:table-row table:style-name="ro1">
          <table:table-cell office:value-type="date" office:date-value="2020-10-11T00:00:00" table:style-name="ce2">
            <text:p>10/11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10-12T00:00:00" table:style-name="ce2">
            <text:p>10/12/2020</text:p>
          </table:table-cell>
          <table:table-cell office:value-type="float" office:value="28518" table:style-name="ce1">
            <text:p>28518</text:p>
          </table:table-cell>
          <table:table-cell office:value-type="float" office:value="28846" table:style-name="ce1">
            <text:p>28846</text:p>
          </table:table-cell>
          <table:table-cell office:value-type="float" office:value="28433" table:style-name="ce1">
            <text:p>28433</text:p>
          </table:table-cell>
          <table:table-cell office:value-type="float" office:value="28798" table:style-name="ce1">
            <text:p>28798</text:p>
          </table:table-cell>
          <table:table-cell office:value-type="float" office:value="28798" table:style-name="ce1">
            <text:p>28798</text:p>
          </table:table-cell>
          <table:table-cell office:value-type="float" office:value="173932" table:style-name="ce1">
            <text:p>173932</text:p>
          </table:table-cell>
          <table:table-cell table:number-columns-repeated="16377"/>
        </table:table-row>
        <table:table-row table:style-name="ro1">
          <table:table-cell office:value-type="date" office:date-value="2020-10-13T00:00:00" table:style-name="ce2">
            <text:p>10/13/2020</text:p>
          </table:table-cell>
          <table:table-cell office:value-type="float" office:value="28807" table:style-name="ce1">
            <text:p>28807</text:p>
          </table:table-cell>
          <table:table-cell office:value-type="float" office:value="28824" table:style-name="ce1">
            <text:p>28824</text:p>
          </table:table-cell>
          <table:table-cell office:value-type="float" office:value="28485" table:style-name="ce1">
            <text:p>28485</text:p>
          </table:table-cell>
          <table:table-cell office:value-type="float" office:value="28585" table:style-name="ce1">
            <text:p>28585</text:p>
          </table:table-cell>
          <table:table-cell office:value-type="float" office:value="28585" table:style-name="ce1">
            <text:p>28585</text:p>
          </table:table-cell>
          <table:table-cell office:value-type="float" office:value="217669" table:style-name="ce1">
            <text:p>217669</text:p>
          </table:table-cell>
          <table:table-cell table:number-columns-repeated="16377"/>
        </table:table-row>
        <table:table-row table:style-name="ro1">
          <table:table-cell office:value-type="date" office:date-value="2020-10-14T00:00:00" table:style-name="ce2">
            <text:p>10/14/2020</text:p>
          </table:table-cell>
          <table:table-cell office:value-type="float" office:value="28577" table:style-name="ce1">
            <text:p>28577</text:p>
          </table:table-cell>
          <table:table-cell office:value-type="float" office:value="28726" table:style-name="ce1">
            <text:p>28726</text:p>
          </table:table-cell>
          <table:table-cell office:value-type="float" office:value="28343" table:style-name="ce1">
            <text:p>28343</text:p>
          </table:table-cell>
          <table:table-cell office:value-type="float" office:value="28414" table:style-name="ce1">
            <text:p>28414</text:p>
          </table:table-cell>
          <table:table-cell office:value-type="float" office:value="28414" table:style-name="ce1">
            <text:p>28414</text:p>
          </table:table-cell>
          <table:table-cell office:value-type="float" office:value="198474" table:style-name="ce1">
            <text:p>198474</text:p>
          </table:table-cell>
          <table:table-cell table:number-columns-repeated="16377"/>
        </table:table-row>
        <table:table-row table:style-name="ro1">
          <table:table-cell office:value-type="date" office:date-value="2020-10-15T00:00:00" table:style-name="ce2">
            <text:p>10/15/2020</text:p>
          </table:table-cell>
          <table:table-cell office:value-type="float" office:value="28405" table:style-name="ce1">
            <text:p>28405</text:p>
          </table:table-cell>
          <table:table-cell office:value-type="float" office:value="28454" table:style-name="ce1">
            <text:p>28454</text:p>
          </table:table-cell>
          <table:table-cell office:value-type="float" office:value="28025" table:style-name="ce1">
            <text:p>28025</text:p>
          </table:table-cell>
          <table:table-cell office:value-type="float" office:value="28386" table:style-name="ce1">
            <text:p>28386</text:p>
          </table:table-cell>
          <table:table-cell office:value-type="float" office:value="28386" table:style-name="ce1">
            <text:p>28386</text:p>
          </table:table-cell>
          <table:table-cell office:value-type="float" office:value="222120" table:style-name="ce1">
            <text:p>222120</text:p>
          </table:table-cell>
          <table:table-cell table:number-columns-repeated="16377"/>
        </table:table-row>
        <table:table-row table:style-name="ro1">
          <table:table-cell office:value-type="date" office:date-value="2020-10-16T00:00:00" table:style-name="ce2">
            <text:p>10/16/2020</text:p>
          </table:table-cell>
          <table:table-cell office:value-type="float" office:value="28417" table:style-name="ce1">
            <text:p>28417</text:p>
          </table:table-cell>
          <table:table-cell office:value-type="float" office:value="28732" table:style-name="ce1">
            <text:p>28732</text:p>
          </table:table-cell>
          <table:table-cell office:value-type="float" office:value="28332" table:style-name="ce1">
            <text:p>28332</text:p>
          </table:table-cell>
          <table:table-cell office:value-type="float" office:value="28408" table:style-name="ce1">
            <text:p>28408</text:p>
          </table:table-cell>
          <table:table-cell office:value-type="float" office:value="28408" table:style-name="ce1">
            <text:p>28408</text:p>
          </table:table-cell>
          <table:table-cell office:value-type="float" office:value="174908" table:style-name="ce1">
            <text:p>174908</text:p>
          </table:table-cell>
          <table:table-cell table:number-columns-repeated="16377"/>
        </table:table-row>
        <table:table-row table:style-name="ro1">
          <table:table-cell office:value-type="date" office:date-value="2020-10-18T00:00:00" table:style-name="ce2">
            <text:p>10/18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10-19T00:00:00" table:style-name="ce2">
            <text:p>10/19/2020</text:p>
          </table:table-cell>
          <table:table-cell office:value-type="float" office:value="28496" table:style-name="ce1">
            <text:p>28496</text:p>
          </table:table-cell>
          <table:table-cell office:value-type="float" office:value="28669" table:style-name="ce1">
            <text:p>28669</text:p>
          </table:table-cell>
          <table:table-cell office:value-type="float" office:value="28025" table:style-name="ce1">
            <text:p>28025</text:p>
          </table:table-cell>
          <table:table-cell office:value-type="float" office:value="28100" table:style-name="ce1">
            <text:p>28100</text:p>
          </table:table-cell>
          <table:table-cell office:value-type="float" office:value="28100" table:style-name="ce1">
            <text:p>28100</text:p>
          </table:table-cell>
          <table:table-cell office:value-type="float" office:value="156936" table:style-name="ce1">
            <text:p>156936</text:p>
          </table:table-cell>
          <table:table-cell table:number-columns-repeated="16377"/>
        </table:table-row>
        <table:table-row table:style-name="ro1">
          <table:table-cell office:value-type="date" office:date-value="2020-10-20T00:00:00" table:style-name="ce2">
            <text:p>10/20/2020</text:p>
          </table:table-cell>
          <table:table-cell office:value-type="float" office:value="28182" table:style-name="ce1">
            <text:p>28182</text:p>
          </table:table-cell>
          <table:table-cell office:value-type="float" office:value="28466" table:style-name="ce1">
            <text:p>28466</text:p>
          </table:table-cell>
          <table:table-cell office:value-type="float" office:value="28048" table:style-name="ce1">
            <text:p>28048</text:p>
          </table:table-cell>
          <table:table-cell office:value-type="float" office:value="28182" table:style-name="ce1">
            <text:p>28182</text:p>
          </table:table-cell>
          <table:table-cell office:value-type="float" office:value="28182" table:style-name="ce1">
            <text:p>28182</text:p>
          </table:table-cell>
          <table:table-cell office:value-type="float" office:value="170395" table:style-name="ce1">
            <text:p>170395</text:p>
          </table:table-cell>
          <table:table-cell table:number-columns-repeated="16377"/>
        </table:table-row>
        <table:table-row table:style-name="ro1">
          <table:table-cell office:value-type="date" office:date-value="2020-10-21T00:00:00" table:style-name="ce2">
            <text:p>10/21/2020</text:p>
          </table:table-cell>
          <table:table-cell office:value-type="float" office:value="28187" table:style-name="ce1">
            <text:p>28187</text:p>
          </table:table-cell>
          <table:table-cell office:value-type="float" office:value="28378" table:style-name="ce1">
            <text:p>28378</text:p>
          </table:table-cell>
          <table:table-cell office:value-type="float" office:value="28077" table:style-name="ce1">
            <text:p>28077</text:p>
          </table:table-cell>
          <table:table-cell office:value-type="float" office:value="28134" table:style-name="ce1">
            <text:p>28134</text:p>
          </table:table-cell>
          <table:table-cell office:value-type="float" office:value="28134" table:style-name="ce1">
            <text:p>28134</text:p>
          </table:table-cell>
          <table:table-cell office:value-type="float" office:value="170677" table:style-name="ce1">
            <text:p>170677</text:p>
          </table:table-cell>
          <table:table-cell table:number-columns-repeated="16377"/>
        </table:table-row>
        <table:table-row table:style-name="ro1">
          <table:table-cell office:value-type="date" office:date-value="2020-10-22T00:00:00" table:style-name="ce2">
            <text:p>10/22/2020</text:p>
          </table:table-cell>
          <table:table-cell office:value-type="float" office:value="28130" table:style-name="ce1">
            <text:p>28130</text:p>
          </table:table-cell>
          <table:table-cell office:value-type="float" office:value="28313" table:style-name="ce1">
            <text:p>28313</text:p>
          </table:table-cell>
          <table:table-cell office:value-type="float" office:value="27896" table:style-name="ce1">
            <text:p>27896</text:p>
          </table:table-cell>
          <table:table-cell office:value-type="float" office:value="28268" table:style-name="ce1">
            <text:p>28268</text:p>
          </table:table-cell>
          <table:table-cell office:value-type="float" office:value="28268" table:style-name="ce1">
            <text:p>28268</text:p>
          </table:table-cell>
          <table:table-cell office:value-type="float" office:value="152049" table:style-name="ce1">
            <text:p>152049</text:p>
          </table:table-cell>
          <table:table-cell table:number-columns-repeated="16377"/>
        </table:table-row>
        <table:table-row table:style-name="ro1">
          <table:table-cell office:value-type="date" office:date-value="2020-10-23T00:00:00" table:style-name="ce2">
            <text:p>10/23/2020</text:p>
          </table:table-cell>
          <table:table-cell office:value-type="float" office:value="28313" table:style-name="ce1">
            <text:p>28313</text:p>
          </table:table-cell>
          <table:table-cell office:value-type="float" office:value="28392" table:style-name="ce1">
            <text:p>28392</text:p>
          </table:table-cell>
          <table:table-cell office:value-type="float" office:value="28045" table:style-name="ce1">
            <text:p>28045</text:p>
          </table:table-cell>
          <table:table-cell office:value-type="float" office:value="28189" table:style-name="ce1">
            <text:p>28189</text:p>
          </table:table-cell>
          <table:table-cell office:value-type="float" office:value="28189" table:style-name="ce1">
            <text:p>28189</text:p>
          </table:table-cell>
          <table:table-cell office:value-type="float" office:value="132127" table:style-name="ce1">
            <text:p>132127</text:p>
          </table:table-cell>
          <table:table-cell table:number-columns-repeated="16377"/>
        </table:table-row>
        <table:table-row table:style-name="ro1">
          <table:table-cell office:value-type="date" office:date-value="2020-10-25T00:00:00" table:style-name="ce2">
            <text:p>10/25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10-26T00:00:00" table:style-name="ce2">
            <text:p>10/26/2020</text:p>
          </table:table-cell>
          <table:table-cell office:value-type="float" office:value="28150" table:style-name="ce1">
            <text:p>28150</text:p>
          </table:table-cell>
          <table:table-cell office:value-type="float" office:value="28150" table:style-name="ce1">
            <text:p>28150</text:p>
          </table:table-cell>
          <table:table-cell office:value-type="float" office:value="27259" table:style-name="ce1">
            <text:p>27259</text:p>
          </table:table-cell>
          <table:table-cell office:value-type="float" office:value="27581" table:style-name="ce1">
            <text:p>27581</text:p>
          </table:table-cell>
          <table:table-cell office:value-type="float" office:value="27581" table:style-name="ce1">
            <text:p>27581</text:p>
          </table:table-cell>
          <table:table-cell office:value-type="float" office:value="231099" table:style-name="ce1">
            <text:p>231099</text:p>
          </table:table-cell>
          <table:table-cell table:number-columns-repeated="16377"/>
        </table:table-row>
        <table:table-row table:style-name="ro1">
          <table:table-cell office:value-type="date" office:date-value="2020-10-27T00:00:00" table:style-name="ce2">
            <text:p>10/27/2020</text:p>
          </table:table-cell>
          <table:table-cell office:value-type="float" office:value="27581" table:style-name="ce1">
            <text:p>27581</text:p>
          </table:table-cell>
          <table:table-cell office:value-type="float" office:value="27713" table:style-name="ce1">
            <text:p>27713</text:p>
          </table:table-cell>
          <table:table-cell office:value-type="float" office:value="27232" table:style-name="ce1">
            <text:p>27232</text:p>
          </table:table-cell>
          <table:table-cell office:value-type="float" office:value="27365" table:style-name="ce1">
            <text:p>27365</text:p>
          </table:table-cell>
          <table:table-cell office:value-type="float" office:value="27365" table:style-name="ce1">
            <text:p>27365</text:p>
          </table:table-cell>
          <table:table-cell office:value-type="float" office:value="177038" table:style-name="ce1">
            <text:p>177038</text:p>
          </table:table-cell>
          <table:table-cell table:number-columns-repeated="16377"/>
        </table:table-row>
        <table:table-row table:style-name="ro1">
          <table:table-cell office:value-type="date" office:date-value="2020-10-28T00:00:00" table:style-name="ce2">
            <text:p>10/28/2020</text:p>
          </table:table-cell>
          <table:table-cell office:value-type="float" office:value="27241" table:style-name="ce1">
            <text:p>27241</text:p>
          </table:table-cell>
          <table:table-cell office:value-type="float" office:value="27267" table:style-name="ce1">
            <text:p>27267</text:p>
          </table:table-cell>
          <table:table-cell office:value-type="float" office:value="26390" table:style-name="ce1">
            <text:p>26390</text:p>
          </table:table-cell>
          <table:table-cell office:value-type="float" office:value="26409" table:style-name="ce1">
            <text:p>26409</text:p>
          </table:table-cell>
          <table:table-cell office:value-type="float" office:value="26409" table:style-name="ce1">
            <text:p>26409</text:p>
          </table:table-cell>
          <table:table-cell office:value-type="float" office:value="335786" table:style-name="ce1">
            <text:p>335786</text:p>
          </table:table-cell>
          <table:table-cell table:number-columns-repeated="16377"/>
        </table:table-row>
        <table:table-row table:style-name="ro1">
          <table:table-cell office:value-type="date" office:date-value="2020-10-29T00:00:00" table:style-name="ce2">
            <text:p>10/29/2020</text:p>
          </table:table-cell>
          <table:table-cell office:value-type="float" office:value="26482" table:style-name="ce1">
            <text:p>26482</text:p>
          </table:table-cell>
          <table:table-cell office:value-type="float" office:value="26803" table:style-name="ce1">
            <text:p>26803</text:p>
          </table:table-cell>
          <table:table-cell office:value-type="float" office:value="26162" table:style-name="ce1">
            <text:p>26162</text:p>
          </table:table-cell>
          <table:table-cell office:value-type="float" office:value="26557" table:style-name="ce1">
            <text:p>26557</text:p>
          </table:table-cell>
          <table:table-cell office:value-type="float" office:value="26557" table:style-name="ce1">
            <text:p>26557</text:p>
          </table:table-cell>
          <table:table-cell office:value-type="float" office:value="288636" table:style-name="ce1">
            <text:p>288636</text:p>
          </table:table-cell>
          <table:table-cell table:number-columns-repeated="16377"/>
        </table:table-row>
        <table:table-row table:style-name="ro1">
          <table:table-cell office:value-type="date" office:date-value="2020-10-30T00:00:00" table:style-name="ce2">
            <text:p>10/30/2020</text:p>
          </table:table-cell>
          <table:table-cell office:value-type="float" office:value="26303" table:style-name="ce1">
            <text:p>26303</text:p>
          </table:table-cell>
          <table:table-cell office:value-type="float" office:value="26533" table:style-name="ce1">
            <text:p>26533</text:p>
          </table:table-cell>
          <table:table-cell office:value-type="float" office:value="25953" table:style-name="ce1">
            <text:p>25953</text:p>
          </table:table-cell>
          <table:table-cell office:value-type="float" office:value="26394" table:style-name="ce1">
            <text:p>26394</text:p>
          </table:table-cell>
          <table:table-cell office:value-type="float" office:value="26394" table:style-name="ce1">
            <text:p>26394</text:p>
          </table:table-cell>
          <table:table-cell office:value-type="float" office:value="299846" table:style-name="ce1">
            <text:p>299846</text:p>
          </table:table-cell>
          <table:table-cell table:number-columns-repeated="16377"/>
        </table:table-row>
        <table:table-row table:style-name="ro1">
          <table:table-cell office:value-type="date" office:date-value="2020-11-01T00:00:00" table:style-name="ce2">
            <text:p>11/1/20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date" office:date-value="2020-11-02T00:00:00" table:style-name="ce2">
            <text:p>11/2/2020</text:p>
          </table:table-cell>
          <table:table-cell office:value-type="float" office:value="26372" table:style-name="ce1">
            <text:p>26372</text:p>
          </table:table-cell>
          <table:table-cell office:value-type="float" office:value="26938" table:style-name="ce1">
            <text:p>26938</text:p>
          </table:table-cell>
          <table:table-cell office:value-type="float" office:value="26172" table:style-name="ce1">
            <text:p>26172</text:p>
          </table:table-cell>
          <table:table-cell office:value-type="float" office:value="26796" table:style-name="ce1">
            <text:p>26796</text:p>
          </table:table-cell>
          <table:table-cell office:value-type="float" office:value="26796" table:style-name="ce1">
            <text:p>26796</text:p>
          </table:table-cell>
          <table:table-cell office:value-type="float" office:value="218401" table:style-name="ce1">
            <text:p>218401</text:p>
          </table:table-cell>
          <table:table-cell table:number-columns-repeated="16377"/>
        </table:table-row>
        <table:table-row table:style-name="ro1">
          <table:table-cell office:value-type="date" office:date-value="2020-11-03T00:00:00" table:style-name="ce2">
            <text:p>11/3/2020</text:p>
          </table:table-cell>
          <table:table-cell office:value-type="float" office:value="26852" table:style-name="ce1">
            <text:p>26852</text:p>
          </table:table-cell>
          <table:table-cell office:value-type="float" office:value="27534" table:style-name="ce1">
            <text:p>27534</text:p>
          </table:table-cell>
          <table:table-cell office:value-type="float" office:value="26807" table:style-name="ce1">
            <text:p>26807</text:p>
          </table:table-cell>
          <table:table-cell office:value-type="float" office:value="27376" table:style-name="ce1">
            <text:p>27376</text:p>
          </table:table-cell>
          <table:table-cell office:value-type="float" office:value="27376" table:style-name="ce1">
            <text:p>27376</text:p>
          </table:table-cell>
          <table:table-cell office:value-type="float" office:value="179266" table:style-name="ce1">
            <text:p>179266</text:p>
          </table:table-cell>
          <table:table-cell table:number-columns-repeated="16377"/>
        </table:table-row>
        <table:table-row table:style-name="ro1">
          <table:table-cell office:value-type="date" office:date-value="2020-11-04T00:00:00" table:style-name="ce2">
            <text:p>11/4/2020</text:p>
          </table:table-cell>
          <table:table-cell office:value-type="float" office:value="27401" table:style-name="ce1">
            <text:p>27401</text:p>
          </table:table-cell>
          <table:table-cell office:value-type="float" office:value="28194" table:style-name="ce1">
            <text:p>28194</text:p>
          </table:table-cell>
          <table:table-cell office:value-type="float" office:value="26903" table:style-name="ce1">
            <text:p>26903</text:p>
          </table:table-cell>
          <table:table-cell office:value-type="float" office:value="27735" table:style-name="ce1">
            <text:p>27735</text:p>
          </table:table-cell>
          <table:table-cell office:value-type="float" office:value="27735" table:style-name="ce1">
            <text:p>27735</text:p>
          </table:table-cell>
          <table:table-cell office:value-type="float" office:value="179266" table:style-name="ce1">
            <text:p>179266</text:p>
          </table:table-cell>
          <table:table-cell table:number-columns-repeated="16377"/>
        </table:table-row>
        <table:table-row table:style-name="ro1">
          <table:table-cell office:value-type="date" office:date-value="2020-11-05T00:00:00" table:style-name="ce2">
            <text:p>11/5/2020</text:p>
          </table:table-cell>
          <table:table-cell office:value-type="float" office:value="27832" table:style-name="ce1">
            <text:p>27832</text:p>
          </table:table-cell>
          <table:table-cell office:value-type="float" office:value="28199" table:style-name="ce1">
            <text:p>28199</text:p>
          </table:table-cell>
          <table:table-cell office:value-type="float" office:value="27648" table:style-name="ce1">
            <text:p>27648</text:p>
          </table:table-cell>
          <table:table-cell office:value-type="float" office:value="28098" table:style-name="ce1">
            <text:p>28098</text:p>
          </table:table-cell>
          <table:table-cell office:value-type="float" office:value="28098" table:style-name="ce1">
            <text:p>28098</text:p>
          </table:table-cell>
          <table:table-cell office:value-type="float" office:value="64908" table:style-name="ce1">
            <text:p>64908</text:p>
          </table:table-cell>
          <table:table-cell table:number-columns-repeated="16377"/>
        </table:table-row>
        <table:table-row table:number-rows-repeated="10482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728</meta:generator>
    <meta:initial-creator>Unknown</meta:initial-creator>
    <dc:creator>X</dc:creator>
    <meta:creation-date>2020-11-05T12:32:05Z</meta:creation-date>
    <dc:date>2021-02-02T06:49:52Z</dc:date>
  </office:meta>
</office:document-meta>
</file>